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ff59"/>
    </style:style>
    <style:style style:name="ce2" style:family="table-cell" style:parent-style-name="Default">
      <style:table-cell-properties fo:background-color="#ffff00"/>
      <style:text-properties fo:color="#000000"/>
    </style:style>
    <style:style style:name="ce3" style:family="table-cell" style:parent-style-name="Default">
      <style:table-cell-properties fo:background-color="#536dfe"/>
    </style:style>
    <style:style style:name="ce4" style:family="table-cell" style:parent-style-name="Default">
      <style:table-cell-properties fo:background-color="#f50057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6205in" svg:height="5.124in" svg:x="8.0433in" svg:y="0.0417in">
            <draw:object draw:notify-on-update-of-ranges="Sheet1.A1:Sheet1.A28 Sheet1.B1:Sheet1.B28 Sheet1.A1:Sheet1.A28 Sheet1.C1:Sheet1.C28 Sheet1.A1:Sheet1.A28 Sheet1.D1:Sheet1.D28 Sheet1.A1:Sheet1.A28 Sheet1.E1:Sheet1.E28 Sheet1.A1:Sheet1.A28 Sheet1.F1:Sheet1.F28 Sheet1.A1:Sheet1.A28 Sheet1.G1:Sheet1.G28 Sheet1.A1:Sheet1.A28 Sheet1.H1:Sheet1.H28 Sheet1.A1:Sheet1.A28 Sheet1.I1:Sheet1.I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9374in" svg:height="5.6783in" svg:x="8.0433in" svg:y="7.5083in">
            <draw:object draw:notify-on-update-of-ranges="Sheet1.A43:Sheet1.A70 Sheet1.H43:Sheet1.H7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0.8724in" svg:height="6.6819in" svg:x="8.0433in" svg:y="14.9752in">
            <draw:object draw:notify-on-update-of-ranges="Sheet1.A85:Sheet1.A108 Sheet1.B85:Sheet1.B108 Sheet1.A85:Sheet1.A108 Sheet1.C85:Sheet1.C108 Sheet1.A85:Sheet1.A108 Sheet1.D85:Sheet1.D108 Sheet1.A85:Sheet1.A108 Sheet1.E85:Sheet1.E108 Sheet1.A85:Sheet1.A108 Sheet1.F85:Sheet1.F108 Sheet1.A85:Sheet1.A108 Sheet1.G85:Sheet1.G108 Sheet1.A85:Sheet1.A108 Sheet1.H85:Sheet1.H108 Sheet1.A85:Sheet1.A108 Sheet1.I85:Sheet1.I108" xlink:href="./Object 3" xlink:type="simple" xlink:show="embed" xlink:actuate="onLoad">
              <loext:p text:style-name="P2">cc</loext:p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0.9374in" svg:height="5.6783in" svg:x="8.0433in" svg:y="7.5083in">
            <draw:object draw:notify-on-update-of-ranges="Sheet1.A43:Sheet1.A70 Sheet1.H43:Sheet1.H7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1" svg:width="10.8724in" svg:height="6.6819in" svg:x="8.4445in" svg:y="14.9858in">
            <draw:object draw:notify-on-update-of-ranges="Sheet1.A85:Sheet1.A108 Sheet1.B85:Sheet1.B108 Sheet1.A85:Sheet1.A108 Sheet1.C85:Sheet1.C108 Sheet1.A85:Sheet1.A108 Sheet1.D85:Sheet1.D108 Sheet1.A85:Sheet1.A108 Sheet1.E85:Sheet1.E108 Sheet1.A85:Sheet1.A108 Sheet1.F85:Sheet1.F108 Sheet1.A85:Sheet1.A108 Sheet1.G85:Sheet1.G108 Sheet1.A85:Sheet1.A108 Sheet1.H85:Sheet1.H108 Sheet1.A85:Sheet1.A108 Sheet1.I85:Sheet1.I108" xlink:href="./Object 5" xlink:type="simple" xlink:show="embed" xlink:actuate="onLoad">
              <loext:p text:style-name="P2">cc</loext:p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0.009" calcext:value-type="float">
            <text:p>0.009</text:p>
          </table:table-cell>
          <table:table-cell table:formula="of:=AVERAGE([.B1:.F1])" office:value-type="float" office:value="0.0102" calcext:value-type="float">
            <text:p>0.0102</text:p>
          </table:table-cell>
          <table:table-cell table:formula="of:=MIN([.B1:.G1])" office:value-type="float" office:value="0.009" calcext:value-type="float">
            <text:p>0.009</text:p>
          </table:table-cell>
          <table:table-cell table:formula="of:=MAX([.B1:.H1])" office:value-type="float" office:value="0.011" calcext:value-type="float">
            <text:p>0.011</text:p>
          </table:table-cell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4" table:style-name="ce1" office:value-type="float" office:value="0.039" calcext:value-type="float">
            <text:p>0.039</text:p>
          </table:table-cell>
          <table:table-cell table:formula="of:=AVERAGE([.B2:.F2])" office:value-type="float" office:value="0.0392" calcext:value-type="float">
            <text:p>0.0392</text:p>
          </table:table-cell>
          <table:table-cell table:formula="of:=MIN([.B2:.G2])" office:value-type="float" office:value="0.039" calcext:value-type="float">
            <text:p>0.039</text:p>
          </table:table-cell>
          <table:table-cell table:formula="of:=MAX([.B2:.H2])"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0.087" calcext:value-type="float">
            <text:p>0.087</text:p>
          </table:table-cell>
          <table:table-cell table:number-columns-repeated="2" table:style-name="ce1" office:value-type="float" office:value="0.086" calcext:value-type="float">
            <text:p>0.086</text:p>
          </table:table-cell>
          <table:table-cell table:number-columns-repeated="2" table:style-name="ce1" office:value-type="float" office:value="0.094" calcext:value-type="float">
            <text:p>0.094</text:p>
          </table:table-cell>
          <table:table-cell table:formula="of:=AVERAGE([.B3:.F3])" office:value-type="float" office:value="0.0894" calcext:value-type="float">
            <text:p>0.0894</text:p>
          </table:table-cell>
          <table:table-cell table:formula="of:=MIN([.B3:.G3])" office:value-type="float" office:value="0.086" calcext:value-type="float">
            <text:p>0.086</text:p>
          </table:table-cell>
          <table:table-cell table:formula="of:=MAX([.B3:.H3])" office:value-type="float" office:value="0.094" calcext:value-type="float">
            <text:p>0.094</text:p>
          </table:table-cell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5" calcext:value-type="float">
            <text:p>0.155</text:p>
          </table:table-cell>
          <table:table-cell table:style-name="ce1" office:value-type="float" office:value="0.153" calcext:value-type="float">
            <text:p>0.153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0.167" calcext:value-type="float">
            <text:p>0.167</text:p>
          </table:table-cell>
          <table:table-cell table:style-name="ce1" office:value-type="float" office:value="0.154" calcext:value-type="float">
            <text:p>0.154</text:p>
          </table:table-cell>
          <table:table-cell table:formula="of:=AVERAGE([.B4:.F4])" office:value-type="float" office:value="0.1566" calcext:value-type="float">
            <text:p>0.1566</text:p>
          </table:table-cell>
          <table:table-cell table:formula="of:=MIN([.B4:.G4])" office:value-type="float" office:value="0.153" calcext:value-type="float">
            <text:p>0.153</text:p>
          </table:table-cell>
          <table:table-cell table:formula="of:=MAX([.B4:.H4])" office:value-type="float" office:value="0.167" calcext:value-type="float">
            <text:p>0.167</text:p>
          </table:table-cell>
        </table:table-row>
        <table:table-row table:style-name="ro1">
          <table:table-cell table:style-name="ce1" office:value-type="float" office:value="12500" calcext:value-type="float">
            <text:p>12500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42" calcext:value-type="float">
            <text:p>0.242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242" calcext:value-type="float">
            <text:p>0.242</text:p>
          </table:table-cell>
          <table:table-cell table:formula="of:=AVERAGE([.B5:.F5])" office:value-type="float" office:value="0.241" calcext:value-type="float">
            <text:p>0.241</text:p>
          </table:table-cell>
          <table:table-cell table:formula="of:=MIN([.B5:.G5])" office:value-type="float" office:value="0.24" calcext:value-type="float">
            <text:p>0.24</text:p>
          </table:table-cell>
          <table:table-cell table:formula="of:=MAX([.B5:.H5])" office:value-type="float" office:value="0.242" calcext:value-type="float">
            <text:p>0.242</text:p>
          </table:table-cell>
        </table:table-row>
        <table:table-row table:style-name="ro1"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0.391" calcext:value-type="float">
            <text:p>0.391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48" calcext:value-type="float">
            <text:p>0.348</text:p>
          </table:table-cell>
          <table:table-cell table:style-name="ce1" office:value-type="float" office:value="0.351" calcext:value-type="float">
            <text:p>0.351</text:p>
          </table:table-cell>
          <table:table-cell table:style-name="ce1" office:value-type="float" office:value="0.362" calcext:value-type="float">
            <text:p>0.362</text:p>
          </table:table-cell>
          <table:table-cell table:formula="of:=AVERAGE([.B6:.F6])" office:value-type="float" office:value="0.3602" calcext:value-type="float">
            <text:p>0.3602</text:p>
          </table:table-cell>
          <table:table-cell table:formula="of:=MIN([.B6:.G6])" office:value-type="float" office:value="0.348" calcext:value-type="float">
            <text:p>0.348</text:p>
          </table:table-cell>
          <table:table-cell table:formula="of:=MAX([.B6:.H6])" office:value-type="float" office:value="0.391" calcext:value-type="float">
            <text:p>0.391</text:p>
          </table:table-cell>
        </table:table-row>
        <table:table-row table:style-name="ro1">
          <table:table-cell table:style-name="ce1" office:value-type="float" office:value="17500" calcext:value-type="float">
            <text:p>17500</text:p>
          </table:table-cell>
          <table:table-cell table:style-name="ce1" office:value-type="float" office:value="0.466" calcext:value-type="float">
            <text:p>0.466</text:p>
          </table:table-cell>
          <table:table-cell table:style-name="ce1" office:value-type="float" office:value="0.467" calcext:value-type="float">
            <text:p>0.467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488" calcext:value-type="float">
            <text:p>0.488</text:p>
          </table:table-cell>
          <table:table-cell table:style-name="ce1" office:value-type="float" office:value="0.483" calcext:value-type="float">
            <text:p>0.483</text:p>
          </table:table-cell>
          <table:table-cell table:formula="of:=AVERAGE([.B7:.F7])" office:value-type="float" office:value="0.4788" calcext:value-type="float">
            <text:p>0.4788</text:p>
          </table:table-cell>
          <table:table-cell table:formula="of:=MIN([.B7:.G7])" office:value-type="float" office:value="0.466" calcext:value-type="float">
            <text:p>0.466</text:p>
          </table:table-cell>
          <table:table-cell table:formula="of:=MAX([.B7:.H7])" office:value-type="float" office:value="0.49" calcext:value-type="float">
            <text:p>0.49</text:p>
          </table:table-cell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float" office:value="0.649" calcext:value-type="float">
            <text:p>0.649</text:p>
          </table:table-cell>
          <table:table-cell table:style-name="ce1" office:value-type="float" office:value="0.644" calcext:value-type="float">
            <text:p>0.644</text:p>
          </table:table-cell>
          <table:table-cell table:style-name="ce1" office:value-type="float" office:value="0.627" calcext:value-type="float">
            <text:p>0.627</text:p>
          </table:table-cell>
          <table:table-cell table:style-name="ce1" office:value-type="float" office:value="0.637" calcext:value-type="float">
            <text:p>0.637</text:p>
          </table:table-cell>
          <table:table-cell table:formula="of:=AVERAGE([.B8:.F8])" office:value-type="float" office:value="0.641" calcext:value-type="float">
            <text:p>0.641</text:p>
          </table:table-cell>
          <table:table-cell table:formula="of:=MIN([.B8:.G8])" office:value-type="float" office:value="0.627" calcext:value-type="float">
            <text:p>0.627</text:p>
          </table:table-cell>
          <table:table-cell table:formula="of:=MAX([.B8:.H8])" office:value-type="float" office:value="0.649" calcext:value-type="float">
            <text:p>0.649</text:p>
          </table:table-cell>
        </table:table-row>
        <table:table-row table:style-name="ro1">
          <table:table-cell table:style-name="ce1" office:value-type="float" office:value="22500" calcext:value-type="float">
            <text:p>22500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float" office:value="0.836" calcext:value-type="float">
            <text:p>0.836</text:p>
          </table:table-cell>
          <table:table-cell table:style-name="ce1" office:value-type="float" office:value="0.809" calcext:value-type="float">
            <text:p>0.809</text:p>
          </table:table-cell>
          <table:table-cell table:style-name="ce1" office:value-type="float" office:value="0.816" calcext:value-type="float">
            <text:p>0.816</text:p>
          </table:table-cell>
          <table:table-cell table:formula="of:=AVERAGE([.B9:.F9])" office:value-type="float" office:value="0.824" calcext:value-type="float">
            <text:p>0.824</text:p>
          </table:table-cell>
          <table:table-cell table:formula="of:=MIN([.B9:.G9])" office:value-type="float" office:value="0.809" calcext:value-type="float">
            <text:p>0.809</text:p>
          </table:table-cell>
          <table:table-cell table:formula="of:=MAX([.B9:.H9])" office:value-type="float" office:value="0.838" calcext:value-type="float">
            <text:p>0.838</text:p>
          </table:table-cell>
        </table:table-row>
        <table:table-row table:style-name="ro1">
          <table:table-cell table:style-name="ce1" office:value-type="float" office:value="25000" calcext:value-type="float">
            <text:p>25000</text:p>
          </table:table-cell>
          <table:table-cell table:style-name="ce1" office:value-type="float" office:value="0.984" calcext:value-type="float">
            <text:p>0.984</text:p>
          </table:table-cell>
          <table:table-cell table:style-name="ce1" office:value-type="float" office:value="1.103" calcext:value-type="float">
            <text:p>1.103</text:p>
          </table:table-cell>
          <table:table-cell table:style-name="ce1" office:value-type="float" office:value="1.046" calcext:value-type="float">
            <text:p>1.046</text:p>
          </table:table-cell>
          <table:table-cell table:style-name="ce1" office:value-type="float" office:value="1.166" calcext:value-type="float">
            <text:p>1.166</text:p>
          </table:table-cell>
          <table:table-cell table:style-name="ce1" office:value-type="float" office:value="1.168" calcext:value-type="float">
            <text:p>1.168</text:p>
          </table:table-cell>
          <table:table-cell table:formula="of:=AVERAGE([.B10:.F10])" office:value-type="float" office:value="1.0934" calcext:value-type="float">
            <text:p>1.0934</text:p>
          </table:table-cell>
          <table:table-cell table:formula="of:=MIN([.B10:.G10])" office:value-type="float" office:value="0.984" calcext:value-type="float">
            <text:p>0.984</text:p>
          </table:table-cell>
          <table:table-cell table:formula="of:=MAX([.B10:.H10])" office:value-type="float" office:value="1.168" calcext:value-type="float">
            <text:p>1.168</text:p>
          </table:table-cell>
        </table:table-row>
        <table:table-row table:style-name="ro1">
          <table:table-cell table:style-name="ce1" office:value-type="float" office:value="27500" calcext:value-type="float">
            <text:p>27500</text:p>
          </table:table-cell>
          <table:table-cell table:style-name="ce1" office:value-type="float" office:value="1.409" calcext:value-type="float">
            <text:p>1.409</text:p>
          </table:table-cell>
          <table:table-cell table:style-name="ce1" office:value-type="float" office:value="1.413" calcext:value-type="float">
            <text:p>1.413</text:p>
          </table:table-cell>
          <table:table-cell table:style-name="ce1" office:value-type="float" office:value="1.406" calcext:value-type="float">
            <text:p>1.406</text:p>
          </table:table-cell>
          <table:table-cell table:style-name="ce1" office:value-type="float" office:value="1.492" calcext:value-type="float">
            <text:p>1.492</text:p>
          </table:table-cell>
          <table:table-cell table:style-name="ce1" office:value-type="float" office:value="1.722" calcext:value-type="float">
            <text:p>1.722</text:p>
          </table:table-cell>
          <table:table-cell table:formula="of:=AVERAGE([.B11:.F11])" office:value-type="float" office:value="1.4884" calcext:value-type="float">
            <text:p>1.4884</text:p>
          </table:table-cell>
          <table:table-cell table:formula="of:=MIN([.B11:.G11])" office:value-type="float" office:value="1.406" calcext:value-type="float">
            <text:p>1.406</text:p>
          </table:table-cell>
          <table:table-cell table:formula="of:=MAX([.B11:.H11])" office:value-type="float" office:value="1.722" calcext:value-type="float">
            <text:p>1.722</text:p>
          </table:table-cell>
        </table:table-row>
        <table:table-row table:style-name="ro1"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.993" calcext:value-type="float">
            <text:p>1.993</text:p>
          </table:table-cell>
          <table:table-cell table:style-name="ce1" office:value-type="float" office:value="1.825" calcext:value-type="float">
            <text:p>1.825</text:p>
          </table:table-cell>
          <table:table-cell table:style-name="ce1" office:value-type="float" office:value="1.685" calcext:value-type="float">
            <text:p>1.685</text:p>
          </table:table-cell>
          <table:table-cell table:style-name="ce1" office:value-type="float" office:value="1.678" calcext:value-type="float">
            <text:p>1.678</text:p>
          </table:table-cell>
          <table:table-cell table:style-name="ce1" office:value-type="float" office:value="1.607" calcext:value-type="float">
            <text:p>1.607</text:p>
          </table:table-cell>
          <table:table-cell table:formula="of:=AVERAGE([.B12:.F12])" office:value-type="float" office:value="1.7576" calcext:value-type="float">
            <text:p>1.7576</text:p>
          </table:table-cell>
          <table:table-cell table:formula="of:=MIN([.B12:.G12])" office:value-type="float" office:value="1.607" calcext:value-type="float">
            <text:p>1.607</text:p>
          </table:table-cell>
          <table:table-cell table:formula="of:=MAX([.B12:.H12])" office:value-type="float" office:value="1.993" calcext:value-type="float">
            <text:p>1.993</text:p>
          </table:table-cell>
        </table:table-row>
        <table:table-row table:style-name="ro1">
          <table:table-cell table:style-name="ce1" office:value-type="float" office:value="32500" calcext:value-type="float">
            <text:p>32500</text:p>
          </table:table-cell>
          <table:table-cell table:style-name="ce1" office:value-type="float" office:value="1.959" calcext:value-type="float">
            <text:p>1.959</text:p>
          </table:table-cell>
          <table:table-cell table:style-name="ce1" office:value-type="float" office:value="1.969" calcext:value-type="float">
            <text:p>1.969</text:p>
          </table:table-cell>
          <table:table-cell table:style-name="ce1" office:value-type="float" office:value="1.971" calcext:value-type="float">
            <text:p>1.971</text:p>
          </table:table-cell>
          <table:table-cell table:style-name="ce1" office:value-type="float" office:value="2.057" calcext:value-type="float">
            <text:p>2.057</text:p>
          </table:table-cell>
          <table:table-cell table:style-name="ce1" office:value-type="float" office:value="2.159" calcext:value-type="float">
            <text:p>2.159</text:p>
          </table:table-cell>
          <table:table-cell table:formula="of:=AVERAGE([.B13:.F13])" office:value-type="float" office:value="2.023" calcext:value-type="float">
            <text:p>2.023</text:p>
          </table:table-cell>
          <table:table-cell table:formula="of:=MIN([.B13:.G13])" office:value-type="float" office:value="1.959" calcext:value-type="float">
            <text:p>1.959</text:p>
          </table:table-cell>
          <table:table-cell table:formula="of:=MAX([.B13:.H13])" office:value-type="float" office:value="2.159" calcext:value-type="float">
            <text:p>2.159</text:p>
          </table:table-cell>
        </table:table-row>
        <table:table-row table:style-name="ro1">
          <table:table-cell table:style-name="ce1" office:value-type="float" office:value="35000" calcext:value-type="float">
            <text:p>35000</text:p>
          </table:table-cell>
          <table:table-cell table:style-name="ce1" office:value-type="float" office:value="2.592" calcext:value-type="float">
            <text:p>2.592</text:p>
          </table:table-cell>
          <table:table-cell table:style-name="ce1" office:value-type="float" office:value="2.411" calcext:value-type="float">
            <text:p>2.411</text:p>
          </table:table-cell>
          <table:table-cell table:style-name="ce1" office:value-type="float" office:value="2.509" calcext:value-type="float">
            <text:p>2.509</text:p>
          </table:table-cell>
          <table:table-cell table:style-name="ce1" office:value-type="float" office:value="2.543" calcext:value-type="float">
            <text:p>2.543</text:p>
          </table:table-cell>
          <table:table-cell table:style-name="ce1" office:value-type="float" office:value="2.668" calcext:value-type="float">
            <text:p>2.668</text:p>
          </table:table-cell>
          <table:table-cell table:formula="of:=AVERAGE([.B14:.F14])" office:value-type="float" office:value="2.5446" calcext:value-type="float">
            <text:p>2.5446</text:p>
          </table:table-cell>
          <table:table-cell table:formula="of:=MIN([.B14:.G14])" office:value-type="float" office:value="2.411" calcext:value-type="float">
            <text:p>2.411</text:p>
          </table:table-cell>
          <table:table-cell table:formula="of:=MAX([.B14:.H14])" office:value-type="float" office:value="2.668" calcext:value-type="float">
            <text:p>2.668</text:p>
          </table:table-cell>
        </table:table-row>
        <table:table-row table:style-name="ro1">
          <table:table-cell table:style-name="ce1" office:value-type="float" office:value="37500" calcext:value-type="float">
            <text:p>37500</text:p>
          </table:table-cell>
          <table:table-cell table:style-name="ce1" office:value-type="float" office:value="3.127" calcext:value-type="float">
            <text:p>3.127</text:p>
          </table:table-cell>
          <table:table-cell table:style-name="ce1" office:value-type="float" office:value="3.116" calcext:value-type="float">
            <text:p>3.116</text:p>
          </table:table-cell>
          <table:table-cell table:style-name="ce1" office:value-type="float" office:value="2.754" calcext:value-type="float">
            <text:p>2.754</text:p>
          </table:table-cell>
          <table:table-cell table:style-name="ce1" office:value-type="float" office:value="3.452" calcext:value-type="float">
            <text:p>3.452</text:p>
          </table:table-cell>
          <table:table-cell table:style-name="ce1" office:value-type="float" office:value="2.908" calcext:value-type="float">
            <text:p>2.908</text:p>
          </table:table-cell>
          <table:table-cell table:formula="of:=AVERAGE([.B15:.F15])" office:value-type="float" office:value="3.0714" calcext:value-type="float">
            <text:p>3.0714</text:p>
          </table:table-cell>
          <table:table-cell table:formula="of:=MIN([.B15:.G15])" office:value-type="float" office:value="2.754" calcext:value-type="float">
            <text:p>2.754</text:p>
          </table:table-cell>
          <table:table-cell table:formula="of:=MAX([.B15:.H15])" office:value-type="float" office:value="3.452" calcext:value-type="float">
            <text:p>3.452</text:p>
          </table:table-cell>
        </table:table-row>
        <table:table-row table:style-name="ro1"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.33" calcext:value-type="float">
            <text:p>3.33</text:p>
          </table:table-cell>
          <table:table-cell table:style-name="ce1" office:value-type="float" office:value="3.889" calcext:value-type="float">
            <text:p>3.889</text:p>
          </table:table-cell>
          <table:table-cell table:style-name="ce1" office:value-type="float" office:value="4.131" calcext:value-type="float">
            <text:p>4.131</text:p>
          </table:table-cell>
          <table:table-cell table:style-name="ce1" office:value-type="float" office:value="3.791" calcext:value-type="float">
            <text:p>3.791</text:p>
          </table:table-cell>
          <table:table-cell table:style-name="ce1" office:value-type="float" office:value="3.728" calcext:value-type="float">
            <text:p>3.728</text:p>
          </table:table-cell>
          <table:table-cell table:formula="of:=AVERAGE([.B16:.F16])" office:value-type="float" office:value="3.7738" calcext:value-type="float">
            <text:p>3.7738</text:p>
          </table:table-cell>
          <table:table-cell table:formula="of:=MIN([.B16:.G16])" office:value-type="float" office:value="3.33" calcext:value-type="float">
            <text:p>3.33</text:p>
          </table:table-cell>
          <table:table-cell table:formula="of:=MAX([.B16:.H16])" office:value-type="float" office:value="4.131" calcext:value-type="float">
            <text:p>4.131</text:p>
          </table:table-cell>
        </table:table-row>
        <table:table-row table:style-name="ro1">
          <table:table-cell table:style-name="ce1" office:value-type="float" office:value="42500" calcext:value-type="float">
            <text:p>42500</text:p>
          </table:table-cell>
          <table:table-cell table:style-name="ce1" office:value-type="float" office:value="4.372" calcext:value-type="float">
            <text:p>4.372</text:p>
          </table:table-cell>
          <table:table-cell table:style-name="ce1" office:value-type="float" office:value="4.182" calcext:value-type="float">
            <text:p>4.182</text:p>
          </table:table-cell>
          <table:table-cell table:style-name="ce1" office:value-type="float" office:value="4.13" calcext:value-type="float">
            <text:p>4.13</text:p>
          </table:table-cell>
          <table:table-cell table:style-name="ce1" office:value-type="float" office:value="4.208" calcext:value-type="float">
            <text:p>4.208</text:p>
          </table:table-cell>
          <table:table-cell table:style-name="ce1" office:value-type="float" office:value="4.148" calcext:value-type="float">
            <text:p>4.148</text:p>
          </table:table-cell>
          <table:table-cell table:formula="of:=AVERAGE([.B17:.F17])" office:value-type="float" office:value="4.208" calcext:value-type="float">
            <text:p>4.208</text:p>
          </table:table-cell>
          <table:table-cell table:formula="of:=MIN([.B17:.G17])" office:value-type="float" office:value="4.13" calcext:value-type="float">
            <text:p>4.13</text:p>
          </table:table-cell>
          <table:table-cell table:formula="of:=MAX([.B17:.H17])" office:value-type="float" office:value="4.372" calcext:value-type="float">
            <text:p>4.372</text:p>
          </table:table-cell>
        </table:table-row>
        <table:table-row table:style-name="ro1"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4.622" calcext:value-type="float">
            <text:p>4.622</text:p>
          </table:table-cell>
          <table:table-cell table:style-name="ce1" office:value-type="float" office:value="4.421" calcext:value-type="float">
            <text:p>4.421</text:p>
          </table:table-cell>
          <table:table-cell table:style-name="ce1" office:value-type="float" office:value="4.672" calcext:value-type="float">
            <text:p>4.672</text:p>
          </table:table-cell>
          <table:table-cell table:style-name="ce1" office:value-type="float" office:value="4.541" calcext:value-type="float">
            <text:p>4.541</text:p>
          </table:table-cell>
          <table:table-cell table:style-name="ce1" office:value-type="float" office:value="4.777" calcext:value-type="float">
            <text:p>4.777</text:p>
          </table:table-cell>
          <table:table-cell table:formula="of:=AVERAGE([.B18:.F18])" office:value-type="float" office:value="4.6066" calcext:value-type="float">
            <text:p>4.6066</text:p>
          </table:table-cell>
          <table:table-cell table:formula="of:=MIN([.B18:.G18])" office:value-type="float" office:value="4.421" calcext:value-type="float">
            <text:p>4.421</text:p>
          </table:table-cell>
          <table:table-cell table:formula="of:=MAX([.B18:.H18])" office:value-type="float" office:value="4.777" calcext:value-type="float">
            <text:p>4.777</text:p>
          </table:table-cell>
        </table:table-row>
        <table:table-row table:style-name="ro1">
          <table:table-cell table:style-name="ce1" office:value-type="float" office:value="47500" calcext:value-type="float">
            <text:p>47500</text:p>
          </table:table-cell>
          <table:table-cell table:style-name="ce1" office:value-type="float" office:value="5.022" calcext:value-type="float">
            <text:p>5.022</text:p>
          </table:table-cell>
          <table:table-cell table:style-name="ce1" office:value-type="float" office:value="5.027" calcext:value-type="float">
            <text:p>5.027</text:p>
          </table:table-cell>
          <table:table-cell table:style-name="ce1" office:value-type="float" office:value="5.041" calcext:value-type="float">
            <text:p>5.041</text:p>
          </table:table-cell>
          <table:table-cell table:style-name="ce1" office:value-type="float" office:value="5.117" calcext:value-type="float">
            <text:p>5.117</text:p>
          </table:table-cell>
          <table:table-cell table:style-name="ce1" office:value-type="float" office:value="5.069" calcext:value-type="float">
            <text:p>5.069</text:p>
          </table:table-cell>
          <table:table-cell table:formula="of:=AVERAGE([.B19:.F19])" office:value-type="float" office:value="5.0552" calcext:value-type="float">
            <text:p>5.0552</text:p>
          </table:table-cell>
          <table:table-cell table:formula="of:=MIN([.B19:.G19])" office:value-type="float" office:value="5.022" calcext:value-type="float">
            <text:p>5.022</text:p>
          </table:table-cell>
          <table:table-cell table:formula="of:=MAX([.B19:.H19])" office:value-type="float" office:value="5.117" calcext:value-type="float">
            <text:p>5.117</text:p>
          </table:table-cell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5.622" calcext:value-type="float">
            <text:p>5.622</text:p>
          </table:table-cell>
          <table:table-cell table:style-name="ce1" office:value-type="float" office:value="5.665" calcext:value-type="float">
            <text:p>5.665</text:p>
          </table:table-cell>
          <table:table-cell table:style-name="ce1" office:value-type="float" office:value="5.557" calcext:value-type="float">
            <text:p>5.557</text:p>
          </table:table-cell>
          <table:table-cell table:style-name="ce1" office:value-type="float" office:value="5.571" calcext:value-type="float">
            <text:p>5.571</text:p>
          </table:table-cell>
          <table:table-cell table:style-name="ce1" office:value-type="float" office:value="5.607" calcext:value-type="float">
            <text:p>5.607</text:p>
          </table:table-cell>
          <table:table-cell table:formula="of:=AVERAGE([.B20:.F20])" office:value-type="float" office:value="5.6044" calcext:value-type="float">
            <text:p>5.6044</text:p>
          </table:table-cell>
          <table:table-cell table:formula="of:=MIN([.B20:.G20])" office:value-type="float" office:value="5.557" calcext:value-type="float">
            <text:p>5.557</text:p>
          </table:table-cell>
          <table:table-cell table:formula="of:=MAX([.B20:.H20])" office:value-type="float" office:value="5.665" calcext:value-type="float">
            <text:p>5.665</text:p>
          </table:table-cell>
        </table:table-row>
        <table:table-row table:style-name="ro1">
          <table:table-cell table:style-name="ce1" office:value-type="float" office:value="52500" calcext:value-type="float">
            <text:p>52500</text:p>
          </table:table-cell>
          <table:table-cell table:style-name="ce1" office:value-type="float" office:value="6.42" calcext:value-type="float">
            <text:p>6.42</text:p>
          </table:table-cell>
          <table:table-cell table:style-name="ce1" office:value-type="float" office:value="6.185" calcext:value-type="float">
            <text:p>6.185</text:p>
          </table:table-cell>
          <table:table-cell table:style-name="ce1" office:value-type="float" office:value="6.196" calcext:value-type="float">
            <text:p>6.196</text:p>
          </table:table-cell>
          <table:table-cell table:style-name="ce1" office:value-type="float" office:value="6.172" calcext:value-type="float">
            <text:p>6.172</text:p>
          </table:table-cell>
          <table:table-cell table:style-name="ce1" office:value-type="float" office:value="6.259" calcext:value-type="float">
            <text:p>6.259</text:p>
          </table:table-cell>
          <table:table-cell table:formula="of:=AVERAGE([.B21:.F21])" office:value-type="float" office:value="6.2464" calcext:value-type="float">
            <text:p>6.2464</text:p>
          </table:table-cell>
          <table:table-cell table:formula="of:=MIN([.B21:.G21])" office:value-type="float" office:value="6.172" calcext:value-type="float">
            <text:p>6.172</text:p>
          </table:table-cell>
          <table:table-cell table:formula="of:=MAX([.B21:.H21])" office:value-type="float" office:value="6.42" calcext:value-type="float">
            <text:p>6.42</text:p>
          </table:table-cell>
        </table:table-row>
        <table:table-row table:style-name="ro1">
          <table:table-cell table:style-name="ce1" office:value-type="float" office:value="55000" calcext:value-type="float">
            <text:p>55000</text:p>
          </table:table-cell>
          <table:table-cell table:style-name="ce1" office:value-type="float" office:value="6.778" calcext:value-type="float">
            <text:p>6.778</text:p>
          </table:table-cell>
          <table:table-cell table:style-name="ce1" office:value-type="float" office:value="6.843" calcext:value-type="float">
            <text:p>6.843</text:p>
          </table:table-cell>
          <table:table-cell table:style-name="ce1" office:value-type="float" office:value="6.741" calcext:value-type="float">
            <text:p>6.741</text:p>
          </table:table-cell>
          <table:table-cell table:style-name="ce1" office:value-type="float" office:value="6.938" calcext:value-type="float">
            <text:p>6.938</text:p>
          </table:table-cell>
          <table:table-cell table:style-name="ce1" office:value-type="float" office:value="6.819" calcext:value-type="float">
            <text:p>6.819</text:p>
          </table:table-cell>
          <table:table-cell table:formula="of:=AVERAGE([.B22:.F22])" office:value-type="float" office:value="6.8238" calcext:value-type="float">
            <text:p>6.8238</text:p>
          </table:table-cell>
          <table:table-cell table:formula="of:=MIN([.B22:.G22])" office:value-type="float" office:value="6.741" calcext:value-type="float">
            <text:p>6.741</text:p>
          </table:table-cell>
          <table:table-cell table:formula="of:=MAX([.B22:.H22])" office:value-type="float" office:value="6.938" calcext:value-type="float">
            <text:p>6.938</text:p>
          </table:table-cell>
        </table:table-row>
        <table:table-row table:style-name="ro1">
          <table:table-cell table:style-name="ce1" office:value-type="float" office:value="57500" calcext:value-type="float">
            <text:p>57500</text:p>
          </table:table-cell>
          <table:table-cell table:style-name="ce1" office:value-type="float" office:value="7.509" calcext:value-type="float">
            <text:p>7.509</text:p>
          </table:table-cell>
          <table:table-cell table:style-name="ce1" office:value-type="float" office:value="7.47" calcext:value-type="float">
            <text:p>7.47</text:p>
          </table:table-cell>
          <table:table-cell table:style-name="ce1" office:value-type="float" office:value="7.473" calcext:value-type="float">
            <text:p>7.473</text:p>
          </table:table-cell>
          <table:table-cell table:style-name="ce1" office:value-type="float" office:value="7.444" calcext:value-type="float">
            <text:p>7.444</text:p>
          </table:table-cell>
          <table:table-cell table:style-name="ce1" office:value-type="float" office:value="7.516" calcext:value-type="float">
            <text:p>7.516</text:p>
          </table:table-cell>
          <table:table-cell table:formula="of:=AVERAGE([.B23:.F23])" office:value-type="float" office:value="7.4824" calcext:value-type="float">
            <text:p>7.4824</text:p>
          </table:table-cell>
          <table:table-cell table:formula="of:=MIN([.B23:.G23])" office:value-type="float" office:value="7.444" calcext:value-type="float">
            <text:p>7.444</text:p>
          </table:table-cell>
          <table:table-cell table:formula="of:=MAX([.B23:.H23])" office:value-type="float" office:value="7.516" calcext:value-type="float">
            <text:p>7.516</text:p>
          </table:table-cell>
        </table:table-row>
        <table:table-row table:style-name="ro1"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8.108" calcext:value-type="float">
            <text:p>8.108</text:p>
          </table:table-cell>
          <table:table-cell table:style-name="ce1" office:value-type="float" office:value="8.239" calcext:value-type="float">
            <text:p>8.239</text:p>
          </table:table-cell>
          <table:table-cell table:style-name="ce1" office:value-type="float" office:value="8.371" calcext:value-type="float">
            <text:p>8.371</text:p>
          </table:table-cell>
          <table:table-cell table:style-name="ce1" office:value-type="float" office:value="8.075" calcext:value-type="float">
            <text:p>8.075</text:p>
          </table:table-cell>
          <table:table-cell table:style-name="ce1" office:value-type="float" office:value="8.099" calcext:value-type="float">
            <text:p>8.099</text:p>
          </table:table-cell>
          <table:table-cell table:formula="of:=AVERAGE([.B24:.F24])" office:value-type="float" office:value="8.1784" calcext:value-type="float">
            <text:p>8.1784</text:p>
          </table:table-cell>
          <table:table-cell table:formula="of:=MIN([.B24:.G24])" office:value-type="float" office:value="8.075" calcext:value-type="float">
            <text:p>8.075</text:p>
          </table:table-cell>
          <table:table-cell table:formula="of:=MAX([.B24:.H24])" office:value-type="float" office:value="8.371" calcext:value-type="float">
            <text:p>8.371</text:p>
          </table:table-cell>
        </table:table-row>
        <table:table-row table:style-name="ro1">
          <table:table-cell table:style-name="ce1" office:value-type="float" office:value="62500" calcext:value-type="float">
            <text:p>62500</text:p>
          </table:table-cell>
          <table:table-cell table:style-name="ce1" office:value-type="float" office:value="8.939" calcext:value-type="float">
            <text:p>8.939</text:p>
          </table:table-cell>
          <table:table-cell table:style-name="ce1" office:value-type="float" office:value="8.82" calcext:value-type="float">
            <text:p>8.82</text:p>
          </table:table-cell>
          <table:table-cell table:style-name="ce1" office:value-type="float" office:value="8.714" calcext:value-type="float">
            <text:p>8.714</text:p>
          </table:table-cell>
          <table:table-cell table:style-name="ce1" office:value-type="float" office:value="8.74" calcext:value-type="float">
            <text:p>8.74</text:p>
          </table:table-cell>
          <table:table-cell table:style-name="ce1" office:value-type="float" office:value="8.856" calcext:value-type="float">
            <text:p>8.856</text:p>
          </table:table-cell>
          <table:table-cell table:formula="of:=AVERAGE([.B25:.F25])" office:value-type="float" office:value="8.8138" calcext:value-type="float">
            <text:p>8.8138</text:p>
          </table:table-cell>
          <table:table-cell table:formula="of:=MIN([.B25:.G25])" office:value-type="float" office:value="8.714" calcext:value-type="float">
            <text:p>8.714</text:p>
          </table:table-cell>
          <table:table-cell table:formula="of:=MAX([.B25:.H25])" office:value-type="float" office:value="8.939" calcext:value-type="float">
            <text:p>8.939</text:p>
          </table:table-cell>
        </table:table-row>
        <table:table-row table:style-name="ro1">
          <table:table-cell table:style-name="ce1" office:value-type="float" office:value="65000" calcext:value-type="float">
            <text:p>65000</text:p>
          </table:table-cell>
          <table:table-cell table:style-name="ce1" office:value-type="float" office:value="9.584" calcext:value-type="float">
            <text:p>9.584</text:p>
          </table:table-cell>
          <table:table-cell table:style-name="ce1" office:value-type="float" office:value="9.452" calcext:value-type="float">
            <text:p>9.452</text:p>
          </table:table-cell>
          <table:table-cell table:style-name="ce1" office:value-type="float" office:value="9.428" calcext:value-type="float">
            <text:p>9.428</text:p>
          </table:table-cell>
          <table:table-cell table:style-name="ce1" office:value-type="float" office:value="9.444" calcext:value-type="float">
            <text:p>9.444</text:p>
          </table:table-cell>
          <table:table-cell table:style-name="ce1" office:value-type="float" office:value="9.484" calcext:value-type="float">
            <text:p>9.484</text:p>
          </table:table-cell>
          <table:table-cell table:formula="of:=AVERAGE([.B26:.F26])" office:value-type="float" office:value="9.4784" calcext:value-type="float">
            <text:p>9.4784</text:p>
          </table:table-cell>
          <table:table-cell table:formula="of:=MIN([.B26:.G26])" office:value-type="float" office:value="9.428" calcext:value-type="float">
            <text:p>9.428</text:p>
          </table:table-cell>
          <table:table-cell table:formula="of:=MAX([.B26:.H26])" office:value-type="float" office:value="9.584" calcext:value-type="float">
            <text:p>9.584</text:p>
          </table:table-cell>
        </table:table-row>
        <table:table-row table:style-name="ro1">
          <table:table-cell table:style-name="ce1" office:value-type="float" office:value="67500" calcext:value-type="float">
            <text:p>67500</text:p>
          </table:table-cell>
          <table:table-cell table:style-name="ce1" office:value-type="float" office:value="10.167" calcext:value-type="float">
            <text:p>10.167</text:p>
          </table:table-cell>
          <table:table-cell table:style-name="ce1" office:value-type="float" office:value="10.494" calcext:value-type="float">
            <text:p>10.494</text:p>
          </table:table-cell>
          <table:table-cell table:style-name="ce1" office:value-type="float" office:value="10.122" calcext:value-type="float">
            <text:p>10.122</text:p>
          </table:table-cell>
          <table:table-cell table:style-name="ce1" office:value-type="float" office:value="10.047" calcext:value-type="float">
            <text:p>10.047</text:p>
          </table:table-cell>
          <table:table-cell table:style-name="ce1" office:value-type="float" office:value="10.287" calcext:value-type="float">
            <text:p>10.287</text:p>
          </table:table-cell>
          <table:table-cell table:formula="of:=AVERAGE([.B27:.F27])" office:value-type="float" office:value="10.2234" calcext:value-type="float">
            <text:p>10.2234</text:p>
          </table:table-cell>
          <table:table-cell table:formula="of:=MIN([.B27:.G27])" office:value-type="float" office:value="10.047" calcext:value-type="float">
            <text:p>10.047</text:p>
          </table:table-cell>
          <table:table-cell table:formula="of:=MAX([.B27:.H27])" office:value-type="float" office:value="10.494" calcext:value-type="float">
            <text:p>10.494</text:p>
          </table:table-cell>
        </table:table-row>
        <table:table-row table:style-name="ro1"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10.988" calcext:value-type="float">
            <text:p>10.988</text:p>
          </table:table-cell>
          <table:table-cell table:style-name="ce1" office:value-type="float" office:value="11.008" calcext:value-type="float">
            <text:p>11.008</text:p>
          </table:table-cell>
          <table:table-cell table:style-name="ce1" office:value-type="float" office:value="11.013" calcext:value-type="float">
            <text:p>11.013</text:p>
          </table:table-cell>
          <table:table-cell table:style-name="ce1" office:value-type="float" office:value="11.016" calcext:value-type="float">
            <text:p>11.016</text:p>
          </table:table-cell>
          <table:table-cell table:style-name="ce1" office:value-type="float" office:value="11.029" calcext:value-type="float">
            <text:p>11.029</text:p>
          </table:table-cell>
          <table:table-cell table:formula="of:=AVERAGE([.B28:.F28])" office:value-type="float" office:value="11.0108" calcext:value-type="float">
            <text:p>11.0108</text:p>
          </table:table-cell>
          <table:table-cell table:formula="of:=MIN([.B28:.G28])" office:value-type="float" office:value="10.988" calcext:value-type="float">
            <text:p>10.988</text:p>
          </table:table-cell>
          <table:table-cell table:formula="of:=MAX([.B28:.H28])" office:value-type="float" office:value="11.029" calcext:value-type="float">
            <text:p>11.029</text:p>
          </table:table-cell>
        </table:table-row>
        <table:table-row table:style-name="ro1">
          <table:table-cell table:style-name="ce1" office:value-type="float" office:value="72500" calcext:value-type="float">
            <text:p>72500</text:p>
          </table:table-cell>
          <table:table-cell table:style-name="ce1" office:value-type="float" office:value="13.322" calcext:value-type="float">
            <text:p>13.322</text:p>
          </table:table-cell>
          <table:table-cell table:style-name="ce1" office:value-type="float" office:value="20.805" calcext:value-type="float">
            <text:p>20.805</text:p>
          </table:table-cell>
          <table:table-cell table:style-name="ce1" office:value-type="float" office:value="19.118" calcext:value-type="float">
            <text:p>19.118</text:p>
          </table:table-cell>
          <table:table-cell table:style-name="ce1" office:value-type="float" office:value="19.055" calcext:value-type="float">
            <text:p>19.055</text:p>
          </table:table-cell>
          <table:table-cell table:style-name="ce1" office:value-type="float" office:value="19.221001" calcext:value-type="float">
            <text:p>19.221001</text:p>
          </table:table-cell>
          <table:table-cell table:formula="of:=AVERAGE([.B29:.F29])" office:value-type="float" office:value="18.3042002" calcext:value-type="float">
            <text:p>18.3042002</text:p>
          </table:table-cell>
          <table:table-cell table:formula="of:=MIN([.B29:.G29])" office:value-type="float" office:value="13.322" calcext:value-type="float">
            <text:p>13.322</text:p>
          </table:table-cell>
          <table:table-cell table:formula="of:=MAX([.B29:.H29])" office:value-type="float" office:value="20.805" calcext:value-type="float">
            <text:p>20.805</text:p>
          </table:table-cell>
        </table:table-row>
        <table:table-row table:style-name="ro1">
          <table:table-cell table:style-name="ce1" office:value-type="float" office:value="75000" calcext:value-type="float">
            <text:p>75000</text:p>
          </table:table-cell>
          <table:table-cell table:style-name="ce1" office:value-type="float" office:value="20.823" calcext:value-type="float">
            <text:p>20.823</text:p>
          </table:table-cell>
          <table:table-cell table:style-name="ce1" office:value-type="float" office:value="20.771999" calcext:value-type="float">
            <text:p>20.771999</text:p>
          </table:table-cell>
          <table:table-cell table:style-name="ce1" office:value-type="float" office:value="20.622" calcext:value-type="float">
            <text:p>20.622</text:p>
          </table:table-cell>
          <table:table-cell table:style-name="ce1" office:value-type="float" office:value="20.636" calcext:value-type="float">
            <text:p>20.636</text:p>
          </table:table-cell>
          <table:table-cell table:style-name="ce1" office:value-type="float" office:value="20.594999" calcext:value-type="float">
            <text:p>20.594999</text:p>
          </table:table-cell>
          <table:table-cell table:formula="of:=AVERAGE([.B30:.F30])" office:value-type="float" office:value="20.6895996" calcext:value-type="float">
            <text:p>20.6895996</text:p>
          </table:table-cell>
          <table:table-cell table:formula="of:=MIN([.B30:.G30])" office:value-type="float" office:value="20.594999" calcext:value-type="float">
            <text:p>20.594999</text:p>
          </table:table-cell>
          <table:table-cell table:formula="of:=MAX([.B30:.H30])" office:value-type="float" office:value="20.823" calcext:value-type="float">
            <text:p>20.823</text:p>
          </table:table-cell>
        </table:table-row>
        <table:table-row table:style-name="ro1">
          <table:table-cell table:style-name="ce1" office:value-type="float" office:value="77500" calcext:value-type="float">
            <text:p>77500</text:p>
          </table:table-cell>
          <table:table-cell table:style-name="ce1" office:value-type="float" office:value="22.223" calcext:value-type="float">
            <text:p>22.223</text:p>
          </table:table-cell>
          <table:table-cell table:style-name="ce1" office:value-type="float" office:value="21.752001" calcext:value-type="float">
            <text:p>21.752001</text:p>
          </table:table-cell>
          <table:table-cell table:style-name="ce1" office:value-type="float" office:value="22.247999" calcext:value-type="float">
            <text:p>22.247999</text:p>
          </table:table-cell>
          <table:table-cell table:style-name="ce1" office:value-type="float" office:value="22.120001" calcext:value-type="float">
            <text:p>22.120001</text:p>
          </table:table-cell>
          <table:table-cell table:style-name="ce1" office:value-type="float" office:value="21.924" calcext:value-type="float">
            <text:p>21.924</text:p>
          </table:table-cell>
          <table:table-cell table:formula="of:=AVERAGE([.B31:.F31])" office:value-type="float" office:value="22.0534002" calcext:value-type="float">
            <text:p>22.0534002</text:p>
          </table:table-cell>
          <table:table-cell table:formula="of:=MIN([.B31:.G31])" office:value-type="float" office:value="21.752001" calcext:value-type="float">
            <text:p>21.752001</text:p>
          </table:table-cell>
          <table:table-cell table:formula="of:=MAX([.B31:.H31])" office:value-type="float" office:value="22.247999" calcext:value-type="float">
            <text:p>22.247999</text:p>
          </table:table-cell>
        </table:table-row>
        <table:table-row table:style-name="ro1"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24.08" calcext:value-type="float">
            <text:p>24.08</text:p>
          </table:table-cell>
          <table:table-cell table:style-name="ce1" office:value-type="float" office:value="23.552999" calcext:value-type="float">
            <text:p>23.552999</text:p>
          </table:table-cell>
          <table:table-cell table:style-name="ce1" office:value-type="float" office:value="23.971001" calcext:value-type="float">
            <text:p>23.971001</text:p>
          </table:table-cell>
          <table:table-cell table:style-name="ce1" office:value-type="float" office:value="22.999001" calcext:value-type="float">
            <text:p>22.999001</text:p>
          </table:table-cell>
          <table:table-cell table:style-name="ce1" office:value-type="float" office:value="23.393999" calcext:value-type="float">
            <text:p>23.393999</text:p>
          </table:table-cell>
          <table:table-cell table:formula="of:=AVERAGE([.B32:.F32])" office:value-type="float" office:value="23.5994" calcext:value-type="float">
            <text:p>23.5994</text:p>
          </table:table-cell>
          <table:table-cell table:formula="of:=MIN([.B32:.G32])" office:value-type="float" office:value="22.999001" calcext:value-type="float">
            <text:p>22.999001</text:p>
          </table:table-cell>
          <table:table-cell table:formula="of:=MAX([.B32:.H32])" office:value-type="float" office:value="24.08" calcext:value-type="float">
            <text:p>24.08</text:p>
          </table:table-cell>
        </table:table-row>
        <table:table-row table:style-name="ro1">
          <table:table-cell table:style-name="ce1" office:value-type="float" office:value="82500" calcext:value-type="float">
            <text:p>82500</text:p>
          </table:table-cell>
          <table:table-cell table:style-name="ce1" office:value-type="float" office:value="24.822001" calcext:value-type="float">
            <text:p>24.822001</text:p>
          </table:table-cell>
          <table:table-cell table:style-name="ce1" office:value-type="float" office:value="25.007999" calcext:value-type="float">
            <text:p>25.007999</text:p>
          </table:table-cell>
          <table:table-cell table:style-name="ce1" office:value-type="float" office:value="20.117001" calcext:value-type="float">
            <text:p>20.117001</text:p>
          </table:table-cell>
          <table:table-cell table:style-name="ce1" office:value-type="float" office:value="15.618" calcext:value-type="float">
            <text:p>15.618</text:p>
          </table:table-cell>
          <table:table-cell table:style-name="ce1" office:value-type="float" office:value="15.586" calcext:value-type="float">
            <text:p>15.586</text:p>
          </table:table-cell>
          <table:table-cell table:formula="of:=AVERAGE([.B33:.F33])" office:value-type="float" office:value="20.2302002" calcext:value-type="float">
            <text:p>20.2302002</text:p>
          </table:table-cell>
          <table:table-cell table:formula="of:=MIN([.B33:.G33])" office:value-type="float" office:value="15.586" calcext:value-type="float">
            <text:p>15.586</text:p>
          </table:table-cell>
          <table:table-cell table:formula="of:=MAX([.B33:.H33])" office:value-type="float" office:value="25.007999" calcext:value-type="float">
            <text:p>25.007999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6.599001" calcext:value-type="float">
            <text:p>16.599001</text:p>
          </table:table-cell>
          <table:table-cell office:value-type="float" office:value="16.278" calcext:value-type="float">
            <text:p>16.278</text:p>
          </table:table-cell>
          <table:table-cell office:value-type="float" office:value="16.365" calcext:value-type="float">
            <text:p>16.365</text:p>
          </table:table-cell>
          <table:table-cell office:value-type="float" office:value="16.073999" calcext:value-type="float">
            <text:p>16.073999</text:p>
          </table:table-cell>
          <table:table-cell office:value-type="float" office:value="16.313999" calcext:value-type="float">
            <text:p>16.313999</text:p>
          </table:table-cell>
          <table:table-cell table:formula="of:=AVERAGE([.B34:.F34])" office:value-type="float" office:value="16.3259998" calcext:value-type="float">
            <text:p>16.3259998</text:p>
          </table:table-cell>
          <table:table-cell table:formula="of:=MIN([.B34:.G34])" office:value-type="float" office:value="16.073999" calcext:value-type="float">
            <text:p>16.073999</text:p>
          </table:table-cell>
          <table:table-cell table:formula="of:=MAX([.B34:.H34])" office:value-type="float" office:value="16.599001" calcext:value-type="float">
            <text:p>16.599001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17.198999" calcext:value-type="float">
            <text:p>17.198999</text:p>
          </table:table-cell>
          <table:table-cell office:value-type="float" office:value="17.552999" calcext:value-type="float">
            <text:p>17.552999</text:p>
          </table:table-cell>
          <table:table-cell office:value-type="float" office:value="15.691" calcext:value-type="float">
            <text:p>15.691</text:p>
          </table:table-cell>
          <table:table-cell office:value-type="float" office:value="14.447" calcext:value-type="float">
            <text:p>14.447</text:p>
          </table:table-cell>
          <table:table-cell office:value-type="float" office:value="15.767" calcext:value-type="float">
            <text:p>15.767</text:p>
          </table:table-cell>
          <table:table-cell table:formula="of:=AVERAGE([.B35:.F35])" office:value-type="float" office:value="16.1313996" calcext:value-type="float">
            <text:p>16.1313996</text:p>
          </table:table-cell>
          <table:table-cell table:formula="of:=MIN([.B35:.G35])" office:value-type="float" office:value="14.447" calcext:value-type="float">
            <text:p>14.447</text:p>
          </table:table-cell>
          <table:table-cell table:formula="of:=MAX([.B35:.H35])" office:value-type="float" office:value="17.552999" calcext:value-type="float">
            <text:p>17.55299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5.751" calcext:value-type="float">
            <text:p>15.751</text:p>
          </table:table-cell>
          <table:table-cell office:value-type="float" office:value="15.064" calcext:value-type="float">
            <text:p>15.064</text:p>
          </table:table-cell>
          <table:table-cell office:value-type="float" office:value="15.543" calcext:value-type="float">
            <text:p>15.543</text:p>
          </table:table-cell>
          <table:table-cell office:value-type="float" office:value="15.105" calcext:value-type="float">
            <text:p>15.105</text:p>
          </table:table-cell>
          <table:table-cell office:value-type="float" office:value="15.49" calcext:value-type="float">
            <text:p>15.49</text:p>
          </table:table-cell>
          <table:table-cell table:formula="of:=AVERAGE([.B36:.F36])" office:value-type="float" office:value="15.3906" calcext:value-type="float">
            <text:p>15.3906</text:p>
          </table:table-cell>
          <table:table-cell table:formula="of:=MIN([.B36:.G36])" office:value-type="float" office:value="15.064" calcext:value-type="float">
            <text:p>15.064</text:p>
          </table:table-cell>
          <table:table-cell table:formula="of:=MAX([.B36:.H36])" office:value-type="float" office:value="15.751" calcext:value-type="float">
            <text:p>15.751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15.937" calcext:value-type="float">
            <text:p>15.937</text:p>
          </table:table-cell>
          <table:table-cell office:value-type="float" office:value="16.07" calcext:value-type="float">
            <text:p>16.07</text:p>
          </table:table-cell>
          <table:table-cell office:value-type="float" office:value="16.195999" calcext:value-type="float">
            <text:p>16.195999</text:p>
          </table:table-cell>
          <table:table-cell office:value-type="float" office:value="16.096001" calcext:value-type="float">
            <text:p>16.096001</text:p>
          </table:table-cell>
          <table:table-cell office:value-type="float" office:value="15.727" calcext:value-type="float">
            <text:p>15.727</text:p>
          </table:table-cell>
          <table:table-cell table:formula="of:=AVERAGE([.B37:.F37])" office:value-type="float" office:value="16.0052" calcext:value-type="float">
            <text:p>16.0052</text:p>
          </table:table-cell>
          <table:table-cell table:formula="of:=MIN([.B37:.G37])" office:value-type="float" office:value="15.727" calcext:value-type="float">
            <text:p>15.727</text:p>
          </table:table-cell>
          <table:table-cell table:formula="of:=MAX([.B37:.H37])" office:value-type="float" office:value="16.195999" calcext:value-type="float">
            <text:p>16.195999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6.580999" calcext:value-type="float">
            <text:p>16.580999</text:p>
          </table:table-cell>
          <table:table-cell office:value-type="float" office:value="16.705" calcext:value-type="float">
            <text:p>16.705</text:p>
          </table:table-cell>
          <table:table-cell office:value-type="float" office:value="16.559" calcext:value-type="float">
            <text:p>16.559</text:p>
          </table:table-cell>
          <table:table-cell office:value-type="float" office:value="16.837" calcext:value-type="float">
            <text:p>16.837</text:p>
          </table:table-cell>
          <table:table-cell office:value-type="float" office:value="16.618999" calcext:value-type="float">
            <text:p>16.618999</text:p>
          </table:table-cell>
          <table:table-cell table:formula="of:=AVERAGE([.B38:.F38])" office:value-type="float" office:value="16.6601996" calcext:value-type="float">
            <text:p>16.6601996</text:p>
          </table:table-cell>
          <table:table-cell table:formula="of:=MIN([.B38:.G38])" office:value-type="float" office:value="16.559" calcext:value-type="float">
            <text:p>16.559</text:p>
          </table:table-cell>
          <table:table-cell table:formula="of:=MAX([.B38:.H38])" office:value-type="float" office:value="16.837" calcext:value-type="float">
            <text:p>16.837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17.754999" calcext:value-type="float">
            <text:p>17.754999</text:p>
          </table:table-cell>
          <table:table-cell office:value-type="float" office:value="17.452" calcext:value-type="float">
            <text:p>17.452</text:p>
          </table:table-cell>
          <table:table-cell office:value-type="float" office:value="17.562" calcext:value-type="float">
            <text:p>17.562</text:p>
          </table:table-cell>
          <table:table-cell office:value-type="float" office:value="17.643999" calcext:value-type="float">
            <text:p>17.643999</text:p>
          </table:table-cell>
          <table:table-cell office:value-type="float" office:value="17.566" calcext:value-type="float">
            <text:p>17.566</text:p>
          </table:table-cell>
          <table:table-cell table:formula="of:=AVERAGE([.B39:.F39])" office:value-type="float" office:value="17.5957996" calcext:value-type="float">
            <text:p>17.5957996</text:p>
          </table:table-cell>
          <table:table-cell table:formula="of:=MIN([.B39:.G39])" office:value-type="float" office:value="17.452" calcext:value-type="float">
            <text:p>17.452</text:p>
          </table:table-cell>
          <table:table-cell table:formula="of:=MAX([.B39:.H39])" office:value-type="float" office:value="17.754999" calcext:value-type="float">
            <text:p>17.75499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8.513" calcext:value-type="float">
            <text:p>18.513</text:p>
          </table:table-cell>
          <table:table-cell office:value-type="float" office:value="18.535999" calcext:value-type="float">
            <text:p>18.535999</text:p>
          </table:table-cell>
          <table:table-cell office:value-type="float" office:value="18.625" calcext:value-type="float">
            <text:p>18.625</text:p>
          </table:table-cell>
          <table:table-cell office:value-type="float" office:value="18.527" calcext:value-type="float">
            <text:p>18.527</text:p>
          </table:table-cell>
          <table:table-cell office:value-type="float" office:value="18.733999" calcext:value-type="float">
            <text:p>18.733999</text:p>
          </table:table-cell>
          <table:table-cell table:formula="of:=AVERAGE([.B40:.F40])" office:value-type="float" office:value="18.5869996" calcext:value-type="float">
            <text:p>18.5869996</text:p>
          </table:table-cell>
          <table:table-cell table:formula="of:=MIN([.B40:.G40])" office:value-type="float" office:value="18.513" calcext:value-type="float">
            <text:p>18.513</text:p>
          </table:table-cell>
          <table:table-cell table:formula="of:=MAX([.B40:.H40])" office:value-type="float" office:value="18.733999" calcext:value-type="float">
            <text:p>18.733999</text:p>
          </table:table-cell>
        </table:table-row>
        <table:table-row table:style-name="ro1">
          <table:table-cell table:number-columns-repeated="6"/>
          <table:table-cell table:formula="of:=AVERAGE([.B41:.F41])" office:value-type="string" office:string-value="" calcext:value-type="error">
            <text:p>#DIV/0!</text:p>
          </table:table-cell>
          <table:table-cell table:formula="of:=MIN([.B41:.G41])" office:value-type="string" office:string-value="" calcext:value-type="error">
            <text:p>#DIV/0!</text:p>
          </table:table-cell>
          <table:table-cell table:formula="of:=MAX([.B41:.H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AVERAGE([.B42:.F42])" office:value-type="string" office:string-value="" calcext:value-type="error">
            <text:p>#DIV/0!</text:p>
          </table:table-cell>
          <table:table-cell table:formula="of:=MIN([.B42:.G42])" office:value-type="string" office:string-value="" calcext:value-type="error">
            <text:p>#DIV/0!</text:p>
          </table:table-cell>
          <table:table-cell table:formula="of:=MAX([.B42:.H4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.932" calcext:value-type="float">
            <text:p>1.932</text:p>
          </table:table-cell>
          <table:table-cell office:value-type="float" office:value="1.923" calcext:value-type="float">
            <text:p>1.923</text:p>
          </table:table-cell>
          <table:table-cell office:value-type="float" office:value="1.91" calcext:value-type="float">
            <text:p>1.91</text:p>
          </table:table-cell>
          <table:table-cell office:value-type="float" office:value="1.308" calcext:value-type="float">
            <text:p>1.308</text:p>
          </table:table-cell>
          <table:table-cell office:value-type="float" office:value="0.326" calcext:value-type="float">
            <text:p>0.326</text:p>
          </table:table-cell>
          <table:table-cell table:formula="of:=AVERAGE([.B43:.F43])" office:value-type="float" office:value="1.4798" calcext:value-type="float">
            <text:p>1.4798</text:p>
          </table:table-cell>
          <table:table-cell table:formula="of:=MIN([.B43:.G43])" office:value-type="float" office:value="0.326" calcext:value-type="float">
            <text:p>0.326</text:p>
          </table:table-cell>
          <table:table-cell table:formula="of:=MAX([.B43:.H43])" office:value-type="float" office:value="1.932" calcext:value-type="float">
            <text:p>1.93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686" calcext:value-type="float">
            <text:p>0.686</text:p>
          </table:table-cell>
          <table:table-cell office:value-type="float" office:value="0.709" calcext:value-type="float">
            <text:p>0.709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6" calcext:value-type="float">
            <text:p>0.686</text:p>
          </table:table-cell>
          <table:table-cell office:value-type="float" office:value="0.669" calcext:value-type="float">
            <text:p>0.669</text:p>
          </table:table-cell>
          <table:table-cell table:formula="of:=AVERAGE([.B44:.F44])" office:value-type="float" office:value="0.685" calcext:value-type="float">
            <text:p>0.685</text:p>
          </table:table-cell>
          <table:table-cell table:formula="of:=MIN([.B44:.G44])" office:value-type="float" office:value="0.669" calcext:value-type="float">
            <text:p>0.669</text:p>
          </table:table-cell>
          <table:table-cell table:formula="of:=MAX([.B44:.H44])" office:value-type="float" office:value="0.709" calcext:value-type="float">
            <text:p>0.709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.059" calcext:value-type="float">
            <text:p>1.059</text:p>
          </table:table-cell>
          <table:table-cell office:value-type="float" office:value="0.991" calcext:value-type="float">
            <text:p>0.991</text:p>
          </table:table-cell>
          <table:table-cell office:value-type="float" office:value="0.989" calcext:value-type="float">
            <text:p>0.989</text:p>
          </table:table-cell>
          <table:table-cell office:value-type="float" office:value="1.03" calcext:value-type="float">
            <text:p>1.03</text:p>
          </table:table-cell>
          <table:table-cell office:value-type="float" office:value="1.038" calcext:value-type="float">
            <text:p>1.038</text:p>
          </table:table-cell>
          <table:table-cell table:formula="of:=AVERAGE([.B45:.F45])" office:value-type="float" office:value="1.0214" calcext:value-type="float">
            <text:p>1.0214</text:p>
          </table:table-cell>
          <table:table-cell table:formula="of:=MIN([.B45:.G45])" office:value-type="float" office:value="0.989" calcext:value-type="float">
            <text:p>0.989</text:p>
          </table:table-cell>
          <table:table-cell table:formula="of:=MAX([.B45:.H45])" office:value-type="float" office:value="1.059" calcext:value-type="float">
            <text:p>1.05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395" calcext:value-type="float">
            <text:p>1.395</text:p>
          </table:table-cell>
          <table:table-cell office:value-type="float" office:value="1.435" calcext:value-type="float">
            <text:p>1.435</text:p>
          </table:table-cell>
          <table:table-cell office:value-type="float" office:value="1.414" calcext:value-type="float">
            <text:p>1.414</text:p>
          </table:table-cell>
          <table:table-cell office:value-type="float" office:value="1.35" calcext:value-type="float">
            <text:p>1.35</text:p>
          </table:table-cell>
          <table:table-cell office:value-type="float" office:value="1.626" calcext:value-type="float">
            <text:p>1.626</text:p>
          </table:table-cell>
          <table:table-cell table:formula="of:=AVERAGE([.B46:.F46])" office:value-type="float" office:value="1.444" calcext:value-type="float">
            <text:p>1.444</text:p>
          </table:table-cell>
          <table:table-cell table:formula="of:=MIN([.B46:.G46])" office:value-type="float" office:value="1.35" calcext:value-type="float">
            <text:p>1.35</text:p>
          </table:table-cell>
          <table:table-cell table:formula="of:=MAX([.B46:.H46])" office:value-type="float" office:value="1.626" calcext:value-type="float">
            <text:p>1.626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.749" calcext:value-type="float">
            <text:p>1.749</text:p>
          </table:table-cell>
          <table:table-cell office:value-type="float" office:value="1.879" calcext:value-type="float">
            <text:p>1.879</text:p>
          </table:table-cell>
          <table:table-cell office:value-type="float" office:value="2.014" calcext:value-type="float">
            <text:p>2.014</text:p>
          </table:table-cell>
          <table:table-cell office:value-type="float" office:value="1.718" calcext:value-type="float">
            <text:p>1.718</text:p>
          </table:table-cell>
          <table:table-cell office:value-type="float" office:value="1.905" calcext:value-type="float">
            <text:p>1.905</text:p>
          </table:table-cell>
          <table:table-cell table:formula="of:=AVERAGE([.B47:.F47])" office:value-type="float" office:value="1.853" calcext:value-type="float">
            <text:p>1.853</text:p>
          </table:table-cell>
          <table:table-cell table:formula="of:=MIN([.B47:.G47])" office:value-type="float" office:value="1.718" calcext:value-type="float">
            <text:p>1.718</text:p>
          </table:table-cell>
          <table:table-cell table:formula="of:=MAX([.B47:.H47])" office:value-type="float" office:value="2.014" calcext:value-type="float">
            <text:p>2.01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116" calcext:value-type="float">
            <text:p>2.116</text:p>
          </table:table-cell>
          <table:table-cell office:value-type="float" office:value="2.518" calcext:value-type="float">
            <text:p>2.518</text:p>
          </table:table-cell>
          <table:table-cell office:value-type="float" office:value="1.888" calcext:value-type="float">
            <text:p>1.888</text:p>
          </table:table-cell>
          <table:table-cell office:value-type="float" office:value="1.912" calcext:value-type="float">
            <text:p>1.912</text:p>
          </table:table-cell>
          <table:table-cell office:value-type="float" office:value="1.901" calcext:value-type="float">
            <text:p>1.901</text:p>
          </table:table-cell>
          <table:table-cell table:formula="of:=AVERAGE([.B48:.F48])" office:value-type="float" office:value="2.067" calcext:value-type="float">
            <text:p>2.067</text:p>
          </table:table-cell>
          <table:table-cell table:formula="of:=MIN([.B48:.G48])" office:value-type="float" office:value="1.888" calcext:value-type="float">
            <text:p>1.888</text:p>
          </table:table-cell>
          <table:table-cell table:formula="of:=MAX([.B48:.H48])" office:value-type="float" office:value="2.518" calcext:value-type="float">
            <text:p>2.518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2.223" calcext:value-type="float">
            <text:p>2.223</text:p>
          </table:table-cell>
          <table:table-cell office:value-type="float" office:value="2.202" calcext:value-type="float">
            <text:p>2.202</text:p>
          </table:table-cell>
          <table:table-cell office:value-type="float" office:value="2.225" calcext:value-type="float">
            <text:p>2.225</text:p>
          </table:table-cell>
          <table:table-cell office:value-type="float" office:value="2.162" calcext:value-type="float">
            <text:p>2.162</text:p>
          </table:table-cell>
          <table:table-cell office:value-type="float" office:value="2.249" calcext:value-type="float">
            <text:p>2.249</text:p>
          </table:table-cell>
          <table:table-cell table:formula="of:=AVERAGE([.B49:.F49])" office:value-type="float" office:value="2.2122" calcext:value-type="float">
            <text:p>2.2122</text:p>
          </table:table-cell>
          <table:table-cell table:formula="of:=MIN([.B49:.G49])" office:value-type="float" office:value="2.162" calcext:value-type="float">
            <text:p>2.162</text:p>
          </table:table-cell>
          <table:table-cell table:formula="of:=MAX([.B49:.H49])"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71" calcext:value-type="float">
            <text:p>2.71</text:p>
          </table:table-cell>
          <table:table-cell office:value-type="float" office:value="2.394" calcext:value-type="float">
            <text:p>2.394</text:p>
          </table:table-cell>
          <table:table-cell office:value-type="float" office:value="2.451" calcext:value-type="float">
            <text:p>2.451</text:p>
          </table:table-cell>
          <table:table-cell office:value-type="float" office:value="2.393" calcext:value-type="float">
            <text:p>2.393</text:p>
          </table:table-cell>
          <table:table-cell office:value-type="float" office:value="2.631" calcext:value-type="float">
            <text:p>2.631</text:p>
          </table:table-cell>
          <table:table-cell table:formula="of:=AVERAGE([.B50:.F50])" office:value-type="float" office:value="2.5158" calcext:value-type="float">
            <text:p>2.5158</text:p>
          </table:table-cell>
          <table:table-cell table:formula="of:=MIN([.B50:.G50])" office:value-type="float" office:value="2.393" calcext:value-type="float">
            <text:p>2.393</text:p>
          </table:table-cell>
          <table:table-cell table:formula="of:=MAX([.B50:.H50])"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2.757" calcext:value-type="float">
            <text:p>2.757</text:p>
          </table:table-cell>
          <table:table-cell office:value-type="float" office:value="3.185" calcext:value-type="float">
            <text:p>3.185</text:p>
          </table:table-cell>
          <table:table-cell office:value-type="float" office:value="3.348" calcext:value-type="float">
            <text:p>3.348</text:p>
          </table:table-cell>
          <table:table-cell office:value-type="float" office:value="3.302" calcext:value-type="float">
            <text:p>3.302</text:p>
          </table:table-cell>
          <table:table-cell office:value-type="float" office:value="3.457" calcext:value-type="float">
            <text:p>3.457</text:p>
          </table:table-cell>
          <table:table-cell table:formula="of:=AVERAGE([.B51:.F51])" office:value-type="float" office:value="3.2098" calcext:value-type="float">
            <text:p>3.2098</text:p>
          </table:table-cell>
          <table:table-cell table:formula="of:=MIN([.B51:.G51])" office:value-type="float" office:value="2.757" calcext:value-type="float">
            <text:p>2.757</text:p>
          </table:table-cell>
          <table:table-cell table:formula="of:=MAX([.B51:.H51])" office:value-type="float" office:value="3.457" calcext:value-type="float">
            <text:p>3.45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.666" calcext:value-type="float">
            <text:p>3.666</text:p>
          </table:table-cell>
          <table:table-cell office:value-type="float" office:value="3.682" calcext:value-type="float">
            <text:p>3.682</text:p>
          </table:table-cell>
          <table:table-cell office:value-type="float" office:value="3.777" calcext:value-type="float">
            <text:p>3.777</text:p>
          </table:table-cell>
          <table:table-cell office:value-type="float" office:value="3.727" calcext:value-type="float">
            <text:p>3.727</text:p>
          </table:table-cell>
          <table:table-cell office:value-type="float" office:value="3.773" calcext:value-type="float">
            <text:p>3.773</text:p>
          </table:table-cell>
          <table:table-cell table:formula="of:=AVERAGE([.B52:.F52])" office:value-type="float" office:value="3.725" calcext:value-type="float">
            <text:p>3.725</text:p>
          </table:table-cell>
          <table:table-cell table:formula="of:=MIN([.B52:.G52])" office:value-type="float" office:value="3.666" calcext:value-type="float">
            <text:p>3.666</text:p>
          </table:table-cell>
          <table:table-cell table:formula="of:=MAX([.B52:.H52])" office:value-type="float" office:value="3.777" calcext:value-type="float">
            <text:p>3.777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3.836" calcext:value-type="float">
            <text:p>3.836</text:p>
          </table:table-cell>
          <table:table-cell office:value-type="float" office:value="3.76" calcext:value-type="float">
            <text:p>3.76</text:p>
          </table:table-cell>
          <table:table-cell office:value-type="float" office:value="3.979" calcext:value-type="float">
            <text:p>3.979</text:p>
          </table:table-cell>
          <table:table-cell office:value-type="float" office:value="3.963" calcext:value-type="float">
            <text:p>3.963</text:p>
          </table:table-cell>
          <table:table-cell office:value-type="float" office:value="3.859" calcext:value-type="float">
            <text:p>3.859</text:p>
          </table:table-cell>
          <table:table-cell table:formula="of:=AVERAGE([.B53:.F53])" office:value-type="float" office:value="3.8794" calcext:value-type="float">
            <text:p>3.8794</text:p>
          </table:table-cell>
          <table:table-cell table:formula="of:=MIN([.B53:.G53])" office:value-type="float" office:value="3.76" calcext:value-type="float">
            <text:p>3.76</text:p>
          </table:table-cell>
          <table:table-cell table:formula="of:=MAX([.B53:.H53])" office:value-type="float" office:value="3.979" calcext:value-type="float">
            <text:p>3.97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.117" calcext:value-type="float">
            <text:p>4.117</text:p>
          </table:table-cell>
          <table:table-cell office:value-type="float" office:value="4.17" calcext:value-type="float">
            <text:p>4.17</text:p>
          </table:table-cell>
          <table:table-cell office:value-type="float" office:value="4.059" calcext:value-type="float">
            <text:p>4.059</text:p>
          </table:table-cell>
          <table:table-cell office:value-type="float" office:value="4.133" calcext:value-type="float">
            <text:p>4.133</text:p>
          </table:table-cell>
          <table:table-cell office:value-type="float" office:value="4.194" calcext:value-type="float">
            <text:p>4.194</text:p>
          </table:table-cell>
          <table:table-cell table:formula="of:=AVERAGE([.B54:.F54])" office:value-type="float" office:value="4.1346" calcext:value-type="float">
            <text:p>4.1346</text:p>
          </table:table-cell>
          <table:table-cell table:formula="of:=MIN([.B54:.G54])" office:value-type="float" office:value="4.059" calcext:value-type="float">
            <text:p>4.059</text:p>
          </table:table-cell>
          <table:table-cell table:formula="of:=MAX([.B54:.H54])" office:value-type="float" office:value="4.194" calcext:value-type="float">
            <text:p>4.194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4.76" calcext:value-type="float">
            <text:p>4.76</text:p>
          </table:table-cell>
          <table:table-cell office:value-type="float" office:value="4.579" calcext:value-type="float">
            <text:p>4.579</text:p>
          </table:table-cell>
          <table:table-cell office:value-type="float" office:value="4.463" calcext:value-type="float">
            <text:p>4.463</text:p>
          </table:table-cell>
          <table:table-cell office:value-type="float" office:value="4.71" calcext:value-type="float">
            <text:p>4.71</text:p>
          </table:table-cell>
          <table:table-cell office:value-type="float" office:value="4.785" calcext:value-type="float">
            <text:p>4.785</text:p>
          </table:table-cell>
          <table:table-cell table:formula="of:=AVERAGE([.B55:.F55])" office:value-type="float" office:value="4.6594" calcext:value-type="float">
            <text:p>4.6594</text:p>
          </table:table-cell>
          <table:table-cell table:formula="of:=MIN([.B55:.G55])" office:value-type="float" office:value="4.463" calcext:value-type="float">
            <text:p>4.463</text:p>
          </table:table-cell>
          <table:table-cell table:formula="of:=MAX([.B55:.H55])" office:value-type="float" office:value="4.785" calcext:value-type="float">
            <text:p>4.78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.641" calcext:value-type="float">
            <text:p>4.641</text:p>
          </table:table-cell>
          <table:table-cell office:value-type="float" office:value="5.148" calcext:value-type="float">
            <text:p>5.148</text:p>
          </table:table-cell>
          <table:table-cell office:value-type="float" office:value="5.05" calcext:value-type="float">
            <text:p>5.05</text:p>
          </table:table-cell>
          <table:table-cell office:value-type="float" office:value="4.899" calcext:value-type="float">
            <text:p>4.899</text:p>
          </table:table-cell>
          <table:table-cell office:value-type="float" office:value="4.959" calcext:value-type="float">
            <text:p>4.959</text:p>
          </table:table-cell>
          <table:table-cell table:formula="of:=AVERAGE([.B56:.F56])" office:value-type="float" office:value="4.9394" calcext:value-type="float">
            <text:p>4.9394</text:p>
          </table:table-cell>
          <table:table-cell table:formula="of:=MIN([.B56:.G56])" office:value-type="float" office:value="4.641" calcext:value-type="float">
            <text:p>4.641</text:p>
          </table:table-cell>
          <table:table-cell table:formula="of:=MAX([.B56:.H56])" office:value-type="float" office:value="5.148" calcext:value-type="float">
            <text:p>5.148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4.879" calcext:value-type="float">
            <text:p>4.879</text:p>
          </table:table-cell>
          <table:table-cell office:value-type="float" office:value="5.084" calcext:value-type="float">
            <text:p>5.084</text:p>
          </table:table-cell>
          <table:table-cell office:value-type="float" office:value="5.253" calcext:value-type="float">
            <text:p>5.253</text:p>
          </table:table-cell>
          <table:table-cell office:value-type="float" office:value="5.258" calcext:value-type="float">
            <text:p>5.258</text:p>
          </table:table-cell>
          <table:table-cell office:value-type="float" office:value="5.283" calcext:value-type="float">
            <text:p>5.283</text:p>
          </table:table-cell>
          <table:table-cell table:formula="of:=AVERAGE([.B57:.F57])" office:value-type="float" office:value="5.1514" calcext:value-type="float">
            <text:p>5.1514</text:p>
          </table:table-cell>
          <table:table-cell table:formula="of:=MIN([.B57:.G57])" office:value-type="float" office:value="4.879" calcext:value-type="float">
            <text:p>4.879</text:p>
          </table:table-cell>
          <table:table-cell table:formula="of:=MAX([.B57:.H57])" office:value-type="float" office:value="5.283" calcext:value-type="float">
            <text:p>5.28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.637" calcext:value-type="float">
            <text:p>5.637</text:p>
          </table:table-cell>
          <table:table-cell office:value-type="float" office:value="5.321" calcext:value-type="float">
            <text:p>5.321</text:p>
          </table:table-cell>
          <table:table-cell office:value-type="float" office:value="5.03" calcext:value-type="float">
            <text:p>5.03</text:p>
          </table:table-cell>
          <table:table-cell office:value-type="float" office:value="5.419" calcext:value-type="float">
            <text:p>5.419</text:p>
          </table:table-cell>
          <table:table-cell office:value-type="float" office:value="5.627" calcext:value-type="float">
            <text:p>5.627</text:p>
          </table:table-cell>
          <table:table-cell table:formula="of:=AVERAGE([.B58:.F58])" office:value-type="float" office:value="5.4068" calcext:value-type="float">
            <text:p>5.4068</text:p>
          </table:table-cell>
          <table:table-cell table:formula="of:=MIN([.B58:.G58])" office:value-type="float" office:value="5.03" calcext:value-type="float">
            <text:p>5.03</text:p>
          </table:table-cell>
          <table:table-cell table:formula="of:=MAX([.B58:.H58])" office:value-type="float" office:value="5.637" calcext:value-type="float">
            <text:p>5.637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5.878" calcext:value-type="float">
            <text:p>5.878</text:p>
          </table:table-cell>
          <table:table-cell office:value-type="float" office:value="5.55" calcext:value-type="float">
            <text:p>5.55</text:p>
          </table:table-cell>
          <table:table-cell office:value-type="float" office:value="5.14" calcext:value-type="float">
            <text:p>5.14</text:p>
          </table:table-cell>
          <table:table-cell office:value-type="float" office:value="5.055" calcext:value-type="float">
            <text:p>5.055</text:p>
          </table:table-cell>
          <table:table-cell office:value-type="float" office:value="5.274" calcext:value-type="float">
            <text:p>5.274</text:p>
          </table:table-cell>
          <table:table-cell table:formula="of:=AVERAGE([.B59:.F59])" office:value-type="float" office:value="5.3794" calcext:value-type="float">
            <text:p>5.3794</text:p>
          </table:table-cell>
          <table:table-cell table:formula="of:=MIN([.B59:.G59])" office:value-type="float" office:value="5.055" calcext:value-type="float">
            <text:p>5.055</text:p>
          </table:table-cell>
          <table:table-cell table:formula="of:=MAX([.B59:.H59])" office:value-type="float" office:value="5.878" calcext:value-type="float">
            <text:p>5.878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5.602" calcext:value-type="float">
            <text:p>5.602</text:p>
          </table:table-cell>
          <table:table-cell office:value-type="float" office:value="5.523" calcext:value-type="float">
            <text:p>5.523</text:p>
          </table:table-cell>
          <table:table-cell office:value-type="float" office:value="5.401" calcext:value-type="float">
            <text:p>5.401</text:p>
          </table:table-cell>
          <table:table-cell office:value-type="float" office:value="5.707" calcext:value-type="float">
            <text:p>5.707</text:p>
          </table:table-cell>
          <table:table-cell office:value-type="float" office:value="6.36" calcext:value-type="float">
            <text:p>6.36</text:p>
          </table:table-cell>
          <table:table-cell table:formula="of:=AVERAGE([.B60:.F60])" office:value-type="float" office:value="5.7186" calcext:value-type="float">
            <text:p>5.7186</text:p>
          </table:table-cell>
          <table:table-cell table:formula="of:=MIN([.B60:.G60])" office:value-type="float" office:value="5.401" calcext:value-type="float">
            <text:p>5.401</text:p>
          </table:table-cell>
          <table:table-cell table:formula="of:=MAX([.B60:.H60])" office:value-type="float" office:value="6.36" calcext:value-type="float">
            <text:p>6.36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7.889" calcext:value-type="float">
            <text:p>7.889</text:p>
          </table:table-cell>
          <table:table-cell office:value-type="float" office:value="6.806" calcext:value-type="float">
            <text:p>6.806</text:p>
          </table:table-cell>
          <table:table-cell office:value-type="float" office:value="5.603" calcext:value-type="float">
            <text:p>5.603</text:p>
          </table:table-cell>
          <table:table-cell office:value-type="float" office:value="5.703" calcext:value-type="float">
            <text:p>5.703</text:p>
          </table:table-cell>
          <table:table-cell office:value-type="float" office:value="5.683" calcext:value-type="float">
            <text:p>5.683</text:p>
          </table:table-cell>
          <table:table-cell table:formula="of:=AVERAGE([.B61:.F61])" office:value-type="float" office:value="6.3368" calcext:value-type="float">
            <text:p>6.3368</text:p>
          </table:table-cell>
          <table:table-cell table:formula="of:=MIN([.B61:.G61])" office:value-type="float" office:value="5.603" calcext:value-type="float">
            <text:p>5.603</text:p>
          </table:table-cell>
          <table:table-cell table:formula="of:=MAX([.B61:.H61])" office:value-type="float" office:value="7.889" calcext:value-type="float">
            <text:p>7.88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.915" calcext:value-type="float">
            <text:p>5.915</text:p>
          </table:table-cell>
          <table:table-cell office:value-type="float" office:value="6.278" calcext:value-type="float">
            <text:p>6.278</text:p>
          </table:table-cell>
          <table:table-cell office:value-type="float" office:value="16.087999" calcext:value-type="float">
            <text:p>16.087999</text:p>
          </table:table-cell>
          <table:table-cell office:value-type="float" office:value="9.591" calcext:value-type="float">
            <text:p>9.591</text:p>
          </table:table-cell>
          <table:table-cell office:value-type="float" office:value="10.209" calcext:value-type="float">
            <text:p>10.209</text:p>
          </table:table-cell>
          <table:table-cell table:formula="of:=AVERAGE([.B62:.F62])" office:value-type="float" office:value="9.6161998" calcext:value-type="float">
            <text:p>9.6161998</text:p>
          </table:table-cell>
          <table:table-cell table:formula="of:=MIN([.B62:.G62])" office:value-type="float" office:value="5.915" calcext:value-type="float">
            <text:p>5.915</text:p>
          </table:table-cell>
          <table:table-cell table:formula="of:=MAX([.B62:.H62])" office:value-type="float" office:value="16.087999" calcext:value-type="float">
            <text:p>16.087999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10.614" calcext:value-type="float">
            <text:p>10.614</text:p>
          </table:table-cell>
          <table:table-cell office:value-type="float" office:value="9.819" calcext:value-type="float">
            <text:p>9.819</text:p>
          </table:table-cell>
          <table:table-cell office:value-type="float" office:value="9.854" calcext:value-type="float">
            <text:p>9.854</text:p>
          </table:table-cell>
          <table:table-cell office:value-type="float" office:value="9.98" calcext:value-type="float">
            <text:p>9.98</text:p>
          </table:table-cell>
          <table:table-cell office:value-type="float" office:value="9.866" calcext:value-type="float">
            <text:p>9.866</text:p>
          </table:table-cell>
          <table:table-cell table:formula="of:=AVERAGE([.B63:.F63])" office:value-type="float" office:value="10.0266" calcext:value-type="float">
            <text:p>10.0266</text:p>
          </table:table-cell>
          <table:table-cell table:formula="of:=MIN([.B63:.G63])" office:value-type="float" office:value="9.819" calcext:value-type="float">
            <text:p>9.819</text:p>
          </table:table-cell>
          <table:table-cell table:formula="of:=MAX([.B63:.H63])" office:value-type="float" office:value="10.614" calcext:value-type="float">
            <text:p>10.614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0.412" calcext:value-type="float">
            <text:p>10.412</text:p>
          </table:table-cell>
          <table:table-cell office:value-type="float" office:value="11.068" calcext:value-type="float">
            <text:p>11.068</text:p>
          </table:table-cell>
          <table:table-cell office:value-type="float" office:value="11.812" calcext:value-type="float">
            <text:p>11.812</text:p>
          </table:table-cell>
          <table:table-cell office:value-type="float" office:value="11.776" calcext:value-type="float">
            <text:p>11.776</text:p>
          </table:table-cell>
          <table:table-cell office:value-type="float" office:value="11.811" calcext:value-type="float">
            <text:p>11.811</text:p>
          </table:table-cell>
          <table:table-cell table:formula="of:=AVERAGE([.B64:.F64])" office:value-type="float" office:value="11.3758" calcext:value-type="float">
            <text:p>11.3758</text:p>
          </table:table-cell>
          <table:table-cell table:formula="of:=MIN([.B64:.G64])" office:value-type="float" office:value="10.412" calcext:value-type="float">
            <text:p>10.412</text:p>
          </table:table-cell>
          <table:table-cell table:formula="of:=MAX([.B64:.H64])" office:value-type="float" office:value="11.812" calcext:value-type="float">
            <text:p>11.812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11.738" calcext:value-type="float">
            <text:p>11.738</text:p>
          </table:table-cell>
          <table:table-cell office:value-type="float" office:value="10.901" calcext:value-type="float">
            <text:p>10.901</text:p>
          </table:table-cell>
          <table:table-cell office:value-type="float" office:value="11.125" calcext:value-type="float">
            <text:p>11.125</text:p>
          </table:table-cell>
          <table:table-cell office:value-type="float" office:value="10.987" calcext:value-type="float">
            <text:p>10.987</text:p>
          </table:table-cell>
          <table:table-cell office:value-type="float" office:value="11.244" calcext:value-type="float">
            <text:p>11.244</text:p>
          </table:table-cell>
          <table:table-cell table:formula="of:=AVERAGE([.B65:.F65])" office:value-type="float" office:value="11.199" calcext:value-type="float">
            <text:p>11.199</text:p>
          </table:table-cell>
          <table:table-cell table:formula="of:=MIN([.B65:.G65])" office:value-type="float" office:value="10.901" calcext:value-type="float">
            <text:p>10.901</text:p>
          </table:table-cell>
          <table:table-cell table:formula="of:=MAX([.B65:.H65])" office:value-type="float" office:value="11.738" calcext:value-type="float">
            <text:p>11.73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1.563" calcext:value-type="float">
            <text:p>11.563</text:p>
          </table:table-cell>
          <table:table-cell office:value-type="float" office:value="12.194" calcext:value-type="float">
            <text:p>12.194</text:p>
          </table:table-cell>
          <table:table-cell office:value-type="float" office:value="12.545" calcext:value-type="float">
            <text:p>12.545</text:p>
          </table:table-cell>
          <table:table-cell office:value-type="float" office:value="11.561" calcext:value-type="float">
            <text:p>11.561</text:p>
          </table:table-cell>
          <table:table-cell office:value-type="float" office:value="11.75" calcext:value-type="float">
            <text:p>11.75</text:p>
          </table:table-cell>
          <table:table-cell table:formula="of:=AVERAGE([.B66:.F66])" office:value-type="float" office:value="11.9226" calcext:value-type="float">
            <text:p>11.9226</text:p>
          </table:table-cell>
          <table:table-cell table:formula="of:=MIN([.B66:.G66])" office:value-type="float" office:value="11.561" calcext:value-type="float">
            <text:p>11.561</text:p>
          </table:table-cell>
          <table:table-cell table:formula="of:=MAX([.B66:.H66])" office:value-type="float" office:value="12.545" calcext:value-type="float">
            <text:p>12.54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12.193" calcext:value-type="float">
            <text:p>12.193</text:p>
          </table:table-cell>
          <table:table-cell office:value-type="float" office:value="12.397" calcext:value-type="float">
            <text:p>12.397</text:p>
          </table:table-cell>
          <table:table-cell office:value-type="float" office:value="12.966" calcext:value-type="float">
            <text:p>12.966</text:p>
          </table:table-cell>
          <table:table-cell office:value-type="float" office:value="12.496" calcext:value-type="float">
            <text:p>12.496</text:p>
          </table:table-cell>
          <table:table-cell office:value-type="float" office:value="12.493" calcext:value-type="float">
            <text:p>12.493</text:p>
          </table:table-cell>
          <table:table-cell table:formula="of:=AVERAGE([.B67:.F67])" office:value-type="float" office:value="12.509" calcext:value-type="float">
            <text:p>12.509</text:p>
          </table:table-cell>
          <table:table-cell table:formula="of:=MIN([.B67:.G67])" office:value-type="float" office:value="12.193" calcext:value-type="float">
            <text:p>12.193</text:p>
          </table:table-cell>
          <table:table-cell table:formula="of:=MAX([.B67:.H67])" office:value-type="float" office:value="12.966" calcext:value-type="float">
            <text:p>12.966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2.567" calcext:value-type="float">
            <text:p>12.567</text:p>
          </table:table-cell>
          <table:table-cell office:value-type="float" office:value="12.915" calcext:value-type="float">
            <text:p>12.915</text:p>
          </table:table-cell>
          <table:table-cell office:value-type="float" office:value="13.046" calcext:value-type="float">
            <text:p>13.046</text:p>
          </table:table-cell>
          <table:table-cell office:value-type="float" office:value="12.818" calcext:value-type="float">
            <text:p>12.818</text:p>
          </table:table-cell>
          <table:table-cell office:value-type="float" office:value="12.855" calcext:value-type="float">
            <text:p>12.855</text:p>
          </table:table-cell>
          <table:table-cell table:formula="of:=AVERAGE([.B68:.F68])" office:value-type="float" office:value="12.8402" calcext:value-type="float">
            <text:p>12.8402</text:p>
          </table:table-cell>
          <table:table-cell table:formula="of:=MIN([.B68:.G68])" office:value-type="float" office:value="12.567" calcext:value-type="float">
            <text:p>12.567</text:p>
          </table:table-cell>
          <table:table-cell table:formula="of:=MAX([.B68:.H68])" office:value-type="float" office:value="13.046" calcext:value-type="float">
            <text:p>13.046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13.205" calcext:value-type="float">
            <text:p>13.205</text:p>
          </table:table-cell>
          <table:table-cell office:value-type="float" office:value="13.312" calcext:value-type="float">
            <text:p>13.312</text:p>
          </table:table-cell>
          <table:table-cell office:value-type="float" office:value="13.722" calcext:value-type="float">
            <text:p>13.722</text:p>
          </table:table-cell>
          <table:table-cell office:value-type="float" office:value="13.17" calcext:value-type="float">
            <text:p>13.17</text:p>
          </table:table-cell>
          <table:table-cell office:value-type="float" office:value="13.505" calcext:value-type="float">
            <text:p>13.505</text:p>
          </table:table-cell>
          <table:table-cell table:formula="of:=AVERAGE([.B69:.F69])" office:value-type="float" office:value="13.3828" calcext:value-type="float">
            <text:p>13.3828</text:p>
          </table:table-cell>
          <table:table-cell table:formula="of:=MIN([.B69:.G69])" office:value-type="float" office:value="13.17" calcext:value-type="float">
            <text:p>13.17</text:p>
          </table:table-cell>
          <table:table-cell table:formula="of:=MAX([.B69:.H69])" office:value-type="float" office:value="13.722" calcext:value-type="float">
            <text:p>13.72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4.85" calcext:value-type="float">
            <text:p>14.85</text:p>
          </table:table-cell>
          <table:table-cell office:value-type="float" office:value="15.668" calcext:value-type="float">
            <text:p>15.668</text:p>
          </table:table-cell>
          <table:table-cell office:value-type="float" office:value="15.443" calcext:value-type="float">
            <text:p>15.443</text:p>
          </table:table-cell>
          <table:table-cell office:value-type="float" office:value="14.844" calcext:value-type="float">
            <text:p>14.844</text:p>
          </table:table-cell>
          <table:table-cell office:value-type="float" office:value="13.762" calcext:value-type="float">
            <text:p>13.762</text:p>
          </table:table-cell>
          <table:table-cell table:formula="of:=AVERAGE([.B70:.F70])" office:value-type="float" office:value="14.9134" calcext:value-type="float">
            <text:p>14.9134</text:p>
          </table:table-cell>
          <table:table-cell table:formula="of:=MIN([.B70:.G70])" office:value-type="float" office:value="13.762" calcext:value-type="float">
            <text:p>13.762</text:p>
          </table:table-cell>
          <table:table-cell table:formula="of:=MAX([.B70:.H70])" office:value-type="float" office:value="15.668" calcext:value-type="float">
            <text:p>15.668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14.115" calcext:value-type="float">
            <text:p>14.115</text:p>
          </table:table-cell>
          <table:table-cell office:value-type="float" office:value="14.444" calcext:value-type="float">
            <text:p>14.444</text:p>
          </table:table-cell>
          <table:table-cell office:value-type="float" office:value="14.171" calcext:value-type="float">
            <text:p>14.171</text:p>
          </table:table-cell>
          <table:table-cell office:value-type="float" office:value="14.372" calcext:value-type="float">
            <text:p>14.372</text:p>
          </table:table-cell>
          <table:table-cell office:value-type="float" office:value="14.394" calcext:value-type="float">
            <text:p>14.394</text:p>
          </table:table-cell>
          <table:table-cell table:formula="of:=AVERAGE([.B71:.F71])" office:value-type="float" office:value="14.2992" calcext:value-type="float">
            <text:p>14.2992</text:p>
          </table:table-cell>
          <table:table-cell table:formula="of:=MIN([.B71:.G71])" office:value-type="float" office:value="14.115" calcext:value-type="float">
            <text:p>14.115</text:p>
          </table:table-cell>
          <table:table-cell table:formula="of:=MAX([.B71:.H71])" office:value-type="float" office:value="14.444" calcext:value-type="float">
            <text:p>14.44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4.891" calcext:value-type="float">
            <text:p>14.891</text:p>
          </table:table-cell>
          <table:table-cell office:value-type="float" office:value="15" calcext:value-type="float">
            <text:p>15</text:p>
          </table:table-cell>
          <table:table-cell office:value-type="float" office:value="15.497" calcext:value-type="float">
            <text:p>15.497</text:p>
          </table:table-cell>
          <table:table-cell office:value-type="float" office:value="14.664" calcext:value-type="float">
            <text:p>14.664</text:p>
          </table:table-cell>
          <table:table-cell office:value-type="float" office:value="14.266" calcext:value-type="float">
            <text:p>14.266</text:p>
          </table:table-cell>
          <table:table-cell table:formula="of:=AVERAGE([.B72:.F72])" office:value-type="float" office:value="14.8636" calcext:value-type="float">
            <text:p>14.8636</text:p>
          </table:table-cell>
          <table:table-cell table:formula="of:=MIN([.B72:.G72])" office:value-type="float" office:value="14.266" calcext:value-type="float">
            <text:p>14.266</text:p>
          </table:table-cell>
          <table:table-cell table:formula="of:=MAX([.B72:.H72])" office:value-type="float" office:value="15.497" calcext:value-type="float">
            <text:p>15.497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14.528" calcext:value-type="float">
            <text:p>14.528</text:p>
          </table:table-cell>
          <table:table-cell office:value-type="float" office:value="14.74" calcext:value-type="float">
            <text:p>14.74</text:p>
          </table:table-cell>
          <table:table-cell office:value-type="float" office:value="15.181" calcext:value-type="float">
            <text:p>15.181</text:p>
          </table:table-cell>
          <table:table-cell office:value-type="float" office:value="15.79" calcext:value-type="float">
            <text:p>15.79</text:p>
          </table:table-cell>
          <table:table-cell office:value-type="float" office:value="15.723" calcext:value-type="float">
            <text:p>15.723</text:p>
          </table:table-cell>
          <table:table-cell table:formula="of:=AVERAGE([.B73:.F73])" office:value-type="float" office:value="15.1924" calcext:value-type="float">
            <text:p>15.1924</text:p>
          </table:table-cell>
          <table:table-cell table:formula="of:=MIN([.B73:.G73])" office:value-type="float" office:value="14.528" calcext:value-type="float">
            <text:p>14.528</text:p>
          </table:table-cell>
          <table:table-cell table:formula="of:=MAX([.B73:.H73])" office:value-type="float" office:value="15.79" calcext:value-type="float">
            <text:p>15.7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5.069" calcext:value-type="float">
            <text:p>15.069</text:p>
          </table:table-cell>
          <table:table-cell office:value-type="float" office:value="15.122" calcext:value-type="float">
            <text:p>15.122</text:p>
          </table:table-cell>
          <table:table-cell office:value-type="float" office:value="15.004" calcext:value-type="float">
            <text:p>15.004</text:p>
          </table:table-cell>
          <table:table-cell office:value-type="float" office:value="15.396" calcext:value-type="float">
            <text:p>15.396</text:p>
          </table:table-cell>
          <table:table-cell office:value-type="float" office:value="15.901" calcext:value-type="float">
            <text:p>15.901</text:p>
          </table:table-cell>
          <table:table-cell table:formula="of:=AVERAGE([.B74:.F74])" office:value-type="float" office:value="15.2984" calcext:value-type="float">
            <text:p>15.2984</text:p>
          </table:table-cell>
          <table:table-cell table:formula="of:=MIN([.B74:.G74])" office:value-type="float" office:value="15.004" calcext:value-type="float">
            <text:p>15.004</text:p>
          </table:table-cell>
          <table:table-cell table:formula="of:=MAX([.B74:.H74])" office:value-type="float" office:value="15.901" calcext:value-type="float">
            <text:p>15.901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18.660999" calcext:value-type="float">
            <text:p>18.660999</text:p>
          </table:table-cell>
          <table:table-cell office:value-type="float" office:value="16.872" calcext:value-type="float">
            <text:p>16.872</text:p>
          </table:table-cell>
          <table:table-cell office:value-type="float" office:value="16.08" calcext:value-type="float">
            <text:p>16.08</text:p>
          </table:table-cell>
          <table:table-cell office:value-type="float" office:value="15.341" calcext:value-type="float">
            <text:p>15.341</text:p>
          </table:table-cell>
          <table:table-cell office:value-type="float" office:value="15.917" calcext:value-type="float">
            <text:p>15.917</text:p>
          </table:table-cell>
          <table:table-cell table:formula="of:=AVERAGE([.B75:.F75])" office:value-type="float" office:value="16.5741998" calcext:value-type="float">
            <text:p>16.5741998</text:p>
          </table:table-cell>
          <table:table-cell table:formula="of:=MIN([.B75:.G75])" office:value-type="float" office:value="15.341" calcext:value-type="float">
            <text:p>15.341</text:p>
          </table:table-cell>
          <table:table-cell table:formula="of:=MAX([.B75:.H75])" office:value-type="float" office:value="18.660999" calcext:value-type="float">
            <text:p>18.660999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6.794001" calcext:value-type="float">
            <text:p>16.794001</text:p>
          </table:table-cell>
          <table:table-cell office:value-type="float" office:value="16.167" calcext:value-type="float">
            <text:p>16.167</text:p>
          </table:table-cell>
          <table:table-cell office:value-type="float" office:value="15.827" calcext:value-type="float">
            <text:p>15.827</text:p>
          </table:table-cell>
          <table:table-cell office:value-type="float" office:value="17.341999" calcext:value-type="float">
            <text:p>17.341999</text:p>
          </table:table-cell>
          <table:table-cell office:value-type="float" office:value="17.483999" calcext:value-type="float">
            <text:p>17.483999</text:p>
          </table:table-cell>
          <table:table-cell table:formula="of:=AVERAGE([.B76:.F76])" office:value-type="float" office:value="16.7227998" calcext:value-type="float">
            <text:p>16.7227998</text:p>
          </table:table-cell>
          <table:table-cell table:formula="of:=MIN([.B76:.G76])" office:value-type="float" office:value="15.827" calcext:value-type="float">
            <text:p>15.827</text:p>
          </table:table-cell>
          <table:table-cell table:formula="of:=MAX([.B76:.H76])" office:value-type="float" office:value="17.483999" calcext:value-type="float">
            <text:p>17.483999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16.34" calcext:value-type="float">
            <text:p>16.34</text:p>
          </table:table-cell>
          <table:table-cell office:value-type="float" office:value="16.233999" calcext:value-type="float">
            <text:p>16.233999</text:p>
          </table:table-cell>
          <table:table-cell office:value-type="float" office:value="16.538" calcext:value-type="float">
            <text:p>16.538</text:p>
          </table:table-cell>
          <table:table-cell office:value-type="float" office:value="16.451" calcext:value-type="float">
            <text:p>16.451</text:p>
          </table:table-cell>
          <table:table-cell office:value-type="float" office:value="16.599001" calcext:value-type="float">
            <text:p>16.599001</text:p>
          </table:table-cell>
          <table:table-cell table:formula="of:=AVERAGE([.B77:.F77])" office:value-type="float" office:value="16.4324" calcext:value-type="float">
            <text:p>16.4324</text:p>
          </table:table-cell>
          <table:table-cell table:formula="of:=MIN([.B77:.G77])" office:value-type="float" office:value="16.233999" calcext:value-type="float">
            <text:p>16.233999</text:p>
          </table:table-cell>
          <table:table-cell table:formula="of:=MAX([.B77:.H77])" office:value-type="float" office:value="16.599001" calcext:value-type="float">
            <text:p>16.59900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7.344" calcext:value-type="float">
            <text:p>17.344</text:p>
          </table:table-cell>
          <table:table-cell office:value-type="float" office:value="18.274" calcext:value-type="float">
            <text:p>18.274</text:p>
          </table:table-cell>
          <table:table-cell office:value-type="float" office:value="17.754999" calcext:value-type="float">
            <text:p>17.754999</text:p>
          </table:table-cell>
          <table:table-cell office:value-type="float" office:value="17.104" calcext:value-type="float">
            <text:p>17.104</text:p>
          </table:table-cell>
          <table:table-cell office:value-type="float" office:value="16.737" calcext:value-type="float">
            <text:p>16.737</text:p>
          </table:table-cell>
          <table:table-cell table:formula="of:=AVERAGE([.B78:.F78])" office:value-type="float" office:value="17.4427998" calcext:value-type="float">
            <text:p>17.4427998</text:p>
          </table:table-cell>
          <table:table-cell table:formula="of:=MIN([.B78:.G78])" office:value-type="float" office:value="16.737" calcext:value-type="float">
            <text:p>16.737</text:p>
          </table:table-cell>
          <table:table-cell table:formula="of:=MAX([.B78:.H78])" office:value-type="float" office:value="18.274" calcext:value-type="float">
            <text:p>18.274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17.57" calcext:value-type="float">
            <text:p>17.57</text:p>
          </table:table-cell>
          <table:table-cell office:value-type="float" office:value="17.378" calcext:value-type="float">
            <text:p>17.378</text:p>
          </table:table-cell>
          <table:table-cell office:value-type="float" office:value="17.781" calcext:value-type="float">
            <text:p>17.781</text:p>
          </table:table-cell>
          <table:table-cell office:value-type="float" office:value="16.381001" calcext:value-type="float">
            <text:p>16.381001</text:p>
          </table:table-cell>
          <table:table-cell office:value-type="float" office:value="12.079" calcext:value-type="float">
            <text:p>12.079</text:p>
          </table:table-cell>
          <table:table-cell table:formula="of:=AVERAGE([.B79:.F79])" office:value-type="float" office:value="16.2378002" calcext:value-type="float">
            <text:p>16.2378002</text:p>
          </table:table-cell>
          <table:table-cell table:formula="of:=MIN([.B79:.G79])" office:value-type="float" office:value="12.079" calcext:value-type="float">
            <text:p>12.079</text:p>
          </table:table-cell>
          <table:table-cell table:formula="of:=MAX([.B79:.H79])" office:value-type="float" office:value="17.781" calcext:value-type="float">
            <text:p>17.781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2.235" calcext:value-type="float">
            <text:p>12.235</text:p>
          </table:table-cell>
          <table:table-cell office:value-type="float" office:value="13.742" calcext:value-type="float">
            <text:p>13.742</text:p>
          </table:table-cell>
          <table:table-cell office:value-type="float" office:value="12.43" calcext:value-type="float">
            <text:p>12.43</text:p>
          </table:table-cell>
          <table:table-cell office:value-type="float" office:value="11.906" calcext:value-type="float">
            <text:p>11.906</text:p>
          </table:table-cell>
          <table:table-cell office:value-type="float" office:value="13.363" calcext:value-type="float">
            <text:p>13.363</text:p>
          </table:table-cell>
          <table:table-cell table:formula="of:=AVERAGE([.B80:.F80])" office:value-type="float" office:value="12.7352" calcext:value-type="float">
            <text:p>12.7352</text:p>
          </table:table-cell>
          <table:table-cell table:formula="of:=MIN([.B80:.G80])" office:value-type="float" office:value="11.906" calcext:value-type="float">
            <text:p>11.906</text:p>
          </table:table-cell>
          <table:table-cell table:formula="of:=MAX([.B80:.H80])" office:value-type="float" office:value="13.742" calcext:value-type="float">
            <text:p>13.742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14.404" calcext:value-type="float">
            <text:p>14.404</text:p>
          </table:table-cell>
          <table:table-cell office:value-type="float" office:value="14.677" calcext:value-type="float">
            <text:p>14.677</text:p>
          </table:table-cell>
          <table:table-cell office:value-type="float" office:value="12.86" calcext:value-type="float">
            <text:p>12.86</text:p>
          </table:table-cell>
          <table:table-cell office:value-type="float" office:value="12.565" calcext:value-type="float">
            <text:p>12.565</text:p>
          </table:table-cell>
          <table:table-cell office:value-type="float" office:value="12.597" calcext:value-type="float">
            <text:p>12.597</text:p>
          </table:table-cell>
          <table:table-cell table:formula="of:=AVERAGE([.B81:.F81])" office:value-type="float" office:value="13.4206" calcext:value-type="float">
            <text:p>13.4206</text:p>
          </table:table-cell>
          <table:table-cell table:formula="of:=MIN([.B81:.G81])" office:value-type="float" office:value="12.565" calcext:value-type="float">
            <text:p>12.565</text:p>
          </table:table-cell>
          <table:table-cell table:formula="of:=MAX([.B81:.H81])" office:value-type="float" office:value="14.677" calcext:value-type="float">
            <text:p>14.67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.422" calcext:value-type="float">
            <text:p>13.422</text:p>
          </table:table-cell>
          <table:table-cell office:value-type="float" office:value="12.507" calcext:value-type="float">
            <text:p>12.507</text:p>
          </table:table-cell>
          <table:table-cell office:value-type="float" office:value="14.562" calcext:value-type="float">
            <text:p>14.562</text:p>
          </table:table-cell>
          <table:table-cell office:value-type="float" office:value="14.779" calcext:value-type="float">
            <text:p>14.779</text:p>
          </table:table-cell>
          <table:table-cell office:value-type="float" office:value="12.961" calcext:value-type="float">
            <text:p>12.961</text:p>
          </table:table-cell>
          <table:table-cell table:formula="of:=AVERAGE([.B82:.F82])" office:value-type="float" office:value="13.6462" calcext:value-type="float">
            <text:p>13.6462</text:p>
          </table:table-cell>
          <table:table-cell table:formula="of:=MIN([.B82:.G82])" office:value-type="float" office:value="12.507" calcext:value-type="float">
            <text:p>12.507</text:p>
          </table:table-cell>
          <table:table-cell table:formula="of:=MAX([.B82:.H82])" office:value-type="float" office:value="14.779" calcext:value-type="float">
            <text:p>14.779</text:p>
          </table:table-cell>
        </table:table-row>
        <table:table-row table:style-name="ro1">
          <table:table-cell table:number-columns-repeated="6"/>
          <table:table-cell table:formula="of:=AVERAGE([.B83:.F83])" office:value-type="string" office:string-value="" calcext:value-type="error">
            <text:p>#DIV/0!</text:p>
          </table:table-cell>
          <table:table-cell table:formula="of:=MIN([.B83:.G83])" office:value-type="string" office:string-value="" calcext:value-type="error">
            <text:p>#DIV/0!</text:p>
          </table:table-cell>
          <table:table-cell table:formula="of:=MAX([.B83:.H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AVERAGE([.B84:.F84])" office:value-type="string" office:string-value="" calcext:value-type="error">
            <text:p>#DIV/0!</text:p>
          </table:table-cell>
          <table:table-cell table:formula="of:=MIN([.B84:.G84])" office:value-type="string" office:string-value="" calcext:value-type="error">
            <text:p>#DIV/0!</text:p>
          </table:table-cell>
          <table:table-cell table:formula="of:=MAX([.B84:.H8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26" calcext:value-type="float">
            <text:p>0.026</text:p>
          </table:table-cell>
          <table:table-cell table:number-columns-repeated="4" office:value-type="float" office:value="0.02" calcext:value-type="float">
            <text:p>0.02</text:p>
          </table:table-cell>
          <table:table-cell table:formula="of:=AVERAGE([.B85:.F85])" office:value-type="float" office:value="0.0212" calcext:value-type="float">
            <text:p>0.0212</text:p>
          </table:table-cell>
          <table:table-cell table:formula="of:=MIN([.B85:.G85])" office:value-type="float" office:value="0.02" calcext:value-type="float">
            <text:p>0.02</text:p>
          </table:table-cell>
          <table:table-cell table:formula="of:=MAX([.B85:.H85])"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8" calcext:value-type="float">
            <text:p>0.078</text:p>
          </table:table-cell>
          <table:table-cell table:formula="of:=AVERAGE([.B86:.F86])" office:value-type="float" office:value="0.0798" calcext:value-type="float">
            <text:p>0.0798</text:p>
          </table:table-cell>
          <table:table-cell table:formula="of:=MIN([.B86:.G86])" office:value-type="float" office:value="0.078" calcext:value-type="float">
            <text:p>0.078</text:p>
          </table:table-cell>
          <table:table-cell table:formula="of:=MAX([.B86:.H86])"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177" calcext:value-type="float">
            <text:p>0.177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.177" calcext:value-type="float">
            <text:p>0.177</text:p>
          </table:table-cell>
          <table:table-cell table:formula="of:=AVERAGE([.B87:.F87])" office:value-type="float" office:value="0.1766" calcext:value-type="float">
            <text:p>0.1766</text:p>
          </table:table-cell>
          <table:table-cell table:formula="of:=MIN([.B87:.G87])" office:value-type="float" office:value="0.173" calcext:value-type="float">
            <text:p>0.173</text:p>
          </table:table-cell>
          <table:table-cell table:formula="of:=MAX([.B87:.H87])"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" calcext:value-type="float">
            <text:p>0.32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3" calcext:value-type="float">
            <text:p>0.313</text:p>
          </table:table-cell>
          <table:table-cell table:formula="of:=AVERAGE([.B88:.F88])" office:value-type="float" office:value="0.3194" calcext:value-type="float">
            <text:p>0.3194</text:p>
          </table:table-cell>
          <table:table-cell table:formula="of:=MIN([.B88:.G88])" office:value-type="float" office:value="0.313" calcext:value-type="float">
            <text:p>0.313</text:p>
          </table:table-cell>
          <table:table-cell table:formula="of:=MAX([.B88:.H88])" office:value-type="float" office:value="0.324" calcext:value-type="float">
            <text:p>0.324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1" calcext:value-type="float">
            <text:p>0.501</text:p>
          </table:table-cell>
          <table:table-cell office:value-type="float" office:value="0.502" calcext:value-type="float">
            <text:p>0.50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03" calcext:value-type="float">
            <text:p>0.503</text:p>
          </table:table-cell>
          <table:table-cell table:formula="of:=AVERAGE([.B89:.F89])" office:value-type="float" office:value="0.503" calcext:value-type="float">
            <text:p>0.503</text:p>
          </table:table-cell>
          <table:table-cell table:formula="of:=MIN([.B89:.G89])" office:value-type="float" office:value="0.495" calcext:value-type="float">
            <text:p>0.495</text:p>
          </table:table-cell>
          <table:table-cell table:formula="of:=MAX([.B89:.H89])" office:value-type="float" office:value="0.514" calcext:value-type="float">
            <text:p>0.51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737" calcext:value-type="float">
            <text:p>0.737</text:p>
          </table:table-cell>
          <table:table-cell office:value-type="float" office:value="0.73" calcext:value-type="float">
            <text:p>0.73</text:p>
          </table:table-cell>
          <table:table-cell office:value-type="float" office:value="0.734" calcext:value-type="float">
            <text:p>0.73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08" calcext:value-type="float">
            <text:p>0.708</text:p>
          </table:table-cell>
          <table:table-cell table:formula="of:=AVERAGE([.B90:.F90])" office:value-type="float" office:value="0.725" calcext:value-type="float">
            <text:p>0.725</text:p>
          </table:table-cell>
          <table:table-cell table:formula="of:=MIN([.B90:.G90])" office:value-type="float" office:value="0.708" calcext:value-type="float">
            <text:p>0.708</text:p>
          </table:table-cell>
          <table:table-cell table:formula="of:=MAX([.B90:.H90])"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.066" calcext:value-type="float">
            <text:p>1.066</text:p>
          </table:table-cell>
          <table:table-cell office:value-type="float" office:value="1.029" calcext:value-type="float">
            <text:p>1.029</text:p>
          </table:table-cell>
          <table:table-cell office:value-type="float" office:value="1.158" calcext:value-type="float">
            <text:p>1.158</text:p>
          </table:table-cell>
          <table:table-cell office:value-type="float" office:value="1.163" calcext:value-type="float">
            <text:p>1.163</text:p>
          </table:table-cell>
          <table:table-cell office:value-type="float" office:value="1.128" calcext:value-type="float">
            <text:p>1.128</text:p>
          </table:table-cell>
          <table:table-cell table:formula="of:=AVERAGE([.B91:.F91])" office:value-type="float" office:value="1.1088" calcext:value-type="float">
            <text:p>1.1088</text:p>
          </table:table-cell>
          <table:table-cell table:formula="of:=MIN([.B91:.G91])" office:value-type="float" office:value="1.029" calcext:value-type="float">
            <text:p>1.029</text:p>
          </table:table-cell>
          <table:table-cell table:formula="of:=MAX([.B91:.H91])" office:value-type="float" office:value="1.163" calcext:value-type="float">
            <text:p>1.16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5" calcext:value-type="float">
            <text:p>1.5</text:p>
          </table:table-cell>
          <table:table-cell office:value-type="float" office:value="1.456" calcext:value-type="float">
            <text:p>1.456</text:p>
          </table:table-cell>
          <table:table-cell office:value-type="float" office:value="1.628" calcext:value-type="float">
            <text:p>1.628</text:p>
          </table:table-cell>
          <table:table-cell office:value-type="float" office:value="1.786" calcext:value-type="float">
            <text:p>1.786</text:p>
          </table:table-cell>
          <table:table-cell office:value-type="float" office:value="1.761" calcext:value-type="float">
            <text:p>1.761</text:p>
          </table:table-cell>
          <table:table-cell table:formula="of:=AVERAGE([.B92:.F92])" office:value-type="float" office:value="1.6262" calcext:value-type="float">
            <text:p>1.6262</text:p>
          </table:table-cell>
          <table:table-cell table:formula="of:=MIN([.B92:.G92])" office:value-type="float" office:value="1.456" calcext:value-type="float">
            <text:p>1.456</text:p>
          </table:table-cell>
          <table:table-cell table:formula="of:=MAX([.B92:.H92])" office:value-type="float" office:value="1.786" calcext:value-type="float">
            <text:p>1.786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2.046" calcext:value-type="float">
            <text:p>2.046</text:p>
          </table:table-cell>
          <table:table-cell office:value-type="float" office:value="1.877" calcext:value-type="float">
            <text:p>1.877</text:p>
          </table:table-cell>
          <table:table-cell office:value-type="float" office:value="1.852" calcext:value-type="float">
            <text:p>1.852</text:p>
          </table:table-cell>
          <table:table-cell office:value-type="float" office:value="1.835" calcext:value-type="float">
            <text:p>1.835</text:p>
          </table:table-cell>
          <table:table-cell office:value-type="float" office:value="1.908" calcext:value-type="float">
            <text:p>1.908</text:p>
          </table:table-cell>
          <table:table-cell table:formula="of:=AVERAGE([.B93:.F93])" office:value-type="float" office:value="1.9036" calcext:value-type="float">
            <text:p>1.9036</text:p>
          </table:table-cell>
          <table:table-cell table:formula="of:=MIN([.B93:.G93])" office:value-type="float" office:value="1.835" calcext:value-type="float">
            <text:p>1.835</text:p>
          </table:table-cell>
          <table:table-cell table:formula="of:=MAX([.B93:.H93])" office:value-type="float" office:value="2.046" calcext:value-type="float">
            <text:p>2.04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346" calcext:value-type="float">
            <text:p>2.346</text:p>
          </table:table-cell>
          <table:table-cell office:value-type="float" office:value="2.425" calcext:value-type="float">
            <text:p>2.425</text:p>
          </table:table-cell>
          <table:table-cell office:value-type="float" office:value="2.56" calcext:value-type="float">
            <text:p>2.56</text:p>
          </table:table-cell>
          <table:table-cell office:value-type="float" office:value="2.624" calcext:value-type="float">
            <text:p>2.624</text:p>
          </table:table-cell>
          <table:table-cell office:value-type="float" office:value="2.423" calcext:value-type="float">
            <text:p>2.423</text:p>
          </table:table-cell>
          <table:table-cell table:formula="of:=AVERAGE([.B94:.F94])" office:value-type="float" office:value="2.4756" calcext:value-type="float">
            <text:p>2.4756</text:p>
          </table:table-cell>
          <table:table-cell table:formula="of:=MIN([.B94:.G94])" office:value-type="float" office:value="2.346" calcext:value-type="float">
            <text:p>2.346</text:p>
          </table:table-cell>
          <table:table-cell table:formula="of:=MAX([.B94:.H94])" office:value-type="float" office:value="2.624" calcext:value-type="float">
            <text:p>2.624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3.247" calcext:value-type="float">
            <text:p>3.247</text:p>
          </table:table-cell>
          <table:table-cell office:value-type="float" office:value="3.15" calcext:value-type="float">
            <text:p>3.15</text:p>
          </table:table-cell>
          <table:table-cell office:value-type="float" office:value="3.346" calcext:value-type="float">
            <text:p>3.346</text:p>
          </table:table-cell>
          <table:table-cell office:value-type="float" office:value="3.553" calcext:value-type="float">
            <text:p>3.553</text:p>
          </table:table-cell>
          <table:table-cell office:value-type="float" office:value="2.951" calcext:value-type="float">
            <text:p>2.951</text:p>
          </table:table-cell>
          <table:table-cell table:formula="of:=AVERAGE([.B95:.F95])" office:value-type="float" office:value="3.2494" calcext:value-type="float">
            <text:p>3.2494</text:p>
          </table:table-cell>
          <table:table-cell table:formula="of:=MIN([.B95:.G95])" office:value-type="float" office:value="2.951" calcext:value-type="float">
            <text:p>2.951</text:p>
          </table:table-cell>
          <table:table-cell table:formula="of:=MAX([.B95:.H95])" office:value-type="float" office:value="3.553" calcext:value-type="float">
            <text:p>3.55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.214" calcext:value-type="float">
            <text:p>4.214</text:p>
          </table:table-cell>
          <table:table-cell office:value-type="float" office:value="3.887" calcext:value-type="float">
            <text:p>3.887</text:p>
          </table:table-cell>
          <table:table-cell office:value-type="float" office:value="3.88" calcext:value-type="float">
            <text:p>3.88</text:p>
          </table:table-cell>
          <table:table-cell office:value-type="float" office:value="4.541" calcext:value-type="float">
            <text:p>4.541</text:p>
          </table:table-cell>
          <table:table-cell office:value-type="float" office:value="4.448" calcext:value-type="float">
            <text:p>4.448</text:p>
          </table:table-cell>
          <table:table-cell table:formula="of:=AVERAGE([.B96:.F96])" office:value-type="float" office:value="4.194" calcext:value-type="float">
            <text:p>4.194</text:p>
          </table:table-cell>
          <table:table-cell table:formula="of:=MIN([.B96:.G96])" office:value-type="float" office:value="3.88" calcext:value-type="float">
            <text:p>3.88</text:p>
          </table:table-cell>
          <table:table-cell table:formula="of:=MAX([.B96:.H96])" office:value-type="float" office:value="4.541" calcext:value-type="float">
            <text:p>4.541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4.929" calcext:value-type="float">
            <text:p>4.929</text:p>
          </table:table-cell>
          <table:table-cell office:value-type="float" office:value="5.125" calcext:value-type="float">
            <text:p>5.125</text:p>
          </table:table-cell>
          <table:table-cell office:value-type="float" office:value="4.909" calcext:value-type="float">
            <text:p>4.909</text:p>
          </table:table-cell>
          <table:table-cell office:value-type="float" office:value="4.761" calcext:value-type="float">
            <text:p>4.761</text:p>
          </table:table-cell>
          <table:table-cell office:value-type="float" office:value="4.96" calcext:value-type="float">
            <text:p>4.96</text:p>
          </table:table-cell>
          <table:table-cell table:formula="of:=AVERAGE([.B97:.F97])" office:value-type="float" office:value="4.9368" calcext:value-type="float">
            <text:p>4.9368</text:p>
          </table:table-cell>
          <table:table-cell table:formula="of:=MIN([.B97:.G97])" office:value-type="float" office:value="4.761" calcext:value-type="float">
            <text:p>4.761</text:p>
          </table:table-cell>
          <table:table-cell table:formula="of:=MAX([.B97:.H97])" office:value-type="float" office:value="5.125" calcext:value-type="float">
            <text:p>5.12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5.57" calcext:value-type="float">
            <text:p>5.57</text:p>
          </table:table-cell>
          <table:table-cell office:value-type="float" office:value="5.485" calcext:value-type="float">
            <text:p>5.485</text:p>
          </table:table-cell>
          <table:table-cell office:value-type="float" office:value="5.558" calcext:value-type="float">
            <text:p>5.558</text:p>
          </table:table-cell>
          <table:table-cell office:value-type="float" office:value="5.528" calcext:value-type="float">
            <text:p>5.528</text:p>
          </table:table-cell>
          <table:table-cell office:value-type="float" office:value="5.622" calcext:value-type="float">
            <text:p>5.622</text:p>
          </table:table-cell>
          <table:table-cell table:formula="of:=AVERAGE([.B98:.F98])" office:value-type="float" office:value="5.5526" calcext:value-type="float">
            <text:p>5.5526</text:p>
          </table:table-cell>
          <table:table-cell table:formula="of:=MIN([.B98:.G98])" office:value-type="float" office:value="5.485" calcext:value-type="float">
            <text:p>5.485</text:p>
          </table:table-cell>
          <table:table-cell table:formula="of:=MAX([.B98:.H98])" office:value-type="float" office:value="5.622" calcext:value-type="float">
            <text:p>5.622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6.247" calcext:value-type="float">
            <text:p>6.247</text:p>
          </table:table-cell>
          <table:table-cell office:value-type="float" office:value="6.329" calcext:value-type="float">
            <text:p>6.329</text:p>
          </table:table-cell>
          <table:table-cell office:value-type="float" office:value="6.407" calcext:value-type="float">
            <text:p>6.407</text:p>
          </table:table-cell>
          <table:table-cell office:value-type="float" office:value="6.344" calcext:value-type="float">
            <text:p>6.344</text:p>
          </table:table-cell>
          <table:table-cell office:value-type="float" office:value="6.326" calcext:value-type="float">
            <text:p>6.326</text:p>
          </table:table-cell>
          <table:table-cell table:formula="of:=AVERAGE([.B99:.F99])" office:value-type="float" office:value="6.3306" calcext:value-type="float">
            <text:p>6.3306</text:p>
          </table:table-cell>
          <table:table-cell table:formula="of:=MIN([.B99:.G99])" office:value-type="float" office:value="6.247" calcext:value-type="float">
            <text:p>6.247</text:p>
          </table:table-cell>
          <table:table-cell table:formula="of:=MAX([.B99:.H99])" office:value-type="float" office:value="6.407" calcext:value-type="float">
            <text:p>6.40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7.152" calcext:value-type="float">
            <text:p>7.152</text:p>
          </table:table-cell>
          <table:table-cell office:value-type="float" office:value="7.118" calcext:value-type="float">
            <text:p>7.118</text:p>
          </table:table-cell>
          <table:table-cell office:value-type="float" office:value="7.328" calcext:value-type="float">
            <text:p>7.328</text:p>
          </table:table-cell>
          <table:table-cell office:value-type="float" office:value="7.233" calcext:value-type="float">
            <text:p>7.233</text:p>
          </table:table-cell>
          <table:table-cell office:value-type="float" office:value="7.117" calcext:value-type="float">
            <text:p>7.117</text:p>
          </table:table-cell>
          <table:table-cell table:formula="of:=AVERAGE([.B100:.F100])" office:value-type="float" office:value="7.1896" calcext:value-type="float">
            <text:p>7.1896</text:p>
          </table:table-cell>
          <table:table-cell table:formula="of:=MIN([.B100:.G100])" office:value-type="float" office:value="7.117" calcext:value-type="float">
            <text:p>7.117</text:p>
          </table:table-cell>
          <table:table-cell table:formula="of:=MAX([.B100:.H100])" office:value-type="float" office:value="7.328" calcext:value-type="float">
            <text:p>7.328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8.144" calcext:value-type="float">
            <text:p>8.144</text:p>
          </table:table-cell>
          <table:table-cell office:value-type="float" office:value="8.202" calcext:value-type="float">
            <text:p>8.202</text:p>
          </table:table-cell>
          <table:table-cell office:value-type="float" office:value="8.124" calcext:value-type="float">
            <text:p>8.124</text:p>
          </table:table-cell>
          <table:table-cell office:value-type="float" office:value="8.11" calcext:value-type="float">
            <text:p>8.11</text:p>
          </table:table-cell>
          <table:table-cell office:value-type="float" office:value="8.289" calcext:value-type="float">
            <text:p>8.289</text:p>
          </table:table-cell>
          <table:table-cell table:formula="of:=AVERAGE([.B101:.F101])" office:value-type="float" office:value="8.1738" calcext:value-type="float">
            <text:p>8.1738</text:p>
          </table:table-cell>
          <table:table-cell table:formula="of:=MIN([.B101:.G101])" office:value-type="float" office:value="8.11" calcext:value-type="float">
            <text:p>8.11</text:p>
          </table:table-cell>
          <table:table-cell table:formula="of:=MAX([.B101:.H101])" office:value-type="float" office:value="8.289" calcext:value-type="float">
            <text:p>8.289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9.148" calcext:value-type="float">
            <text:p>9.148</text:p>
          </table:table-cell>
          <table:table-cell office:value-type="float" office:value="9.218" calcext:value-type="float">
            <text:p>9.218</text:p>
          </table:table-cell>
          <table:table-cell office:value-type="float" office:value="9.155" calcext:value-type="float">
            <text:p>9.155</text:p>
          </table:table-cell>
          <table:table-cell office:value-type="float" office:value="9.15" calcext:value-type="float">
            <text:p>9.15</text:p>
          </table:table-cell>
          <table:table-cell office:value-type="float" office:value="9.173" calcext:value-type="float">
            <text:p>9.173</text:p>
          </table:table-cell>
          <table:table-cell table:formula="of:=AVERAGE([.B102:.F102])" office:value-type="float" office:value="9.1688" calcext:value-type="float">
            <text:p>9.1688</text:p>
          </table:table-cell>
          <table:table-cell table:formula="of:=MIN([.B102:.G102])" office:value-type="float" office:value="9.148" calcext:value-type="float">
            <text:p>9.148</text:p>
          </table:table-cell>
          <table:table-cell table:formula="of:=MAX([.B102:.H102])" office:value-type="float" office:value="9.218" calcext:value-type="float">
            <text:p>9.218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10.276" calcext:value-type="float">
            <text:p>10.276</text:p>
          </table:table-cell>
          <table:table-cell office:value-type="float" office:value="10.429" calcext:value-type="float">
            <text:p>10.429</text:p>
          </table:table-cell>
          <table:table-cell office:value-type="float" office:value="10.204" calcext:value-type="float">
            <text:p>10.204</text:p>
          </table:table-cell>
          <table:table-cell office:value-type="float" office:value="10.167" calcext:value-type="float">
            <text:p>10.167</text:p>
          </table:table-cell>
          <table:table-cell office:value-type="float" office:value="10.183" calcext:value-type="float">
            <text:p>10.183</text:p>
          </table:table-cell>
          <table:table-cell table:formula="of:=AVERAGE([.B103:.F103])" office:value-type="float" office:value="10.2518" calcext:value-type="float">
            <text:p>10.2518</text:p>
          </table:table-cell>
          <table:table-cell table:formula="of:=MIN([.B103:.G103])" office:value-type="float" office:value="10.167" calcext:value-type="float">
            <text:p>10.167</text:p>
          </table:table-cell>
          <table:table-cell table:formula="of:=MAX([.B103:.H103])" office:value-type="float" office:value="10.429" calcext:value-type="float">
            <text:p>10.42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1.266" calcext:value-type="float">
            <text:p>11.266</text:p>
          </table:table-cell>
          <table:table-cell office:value-type="float" office:value="11.268" calcext:value-type="float">
            <text:p>11.268</text:p>
          </table:table-cell>
          <table:table-cell office:value-type="float" office:value="11.46" calcext:value-type="float">
            <text:p>11.46</text:p>
          </table:table-cell>
          <table:table-cell office:value-type="float" office:value="11.136" calcext:value-type="float">
            <text:p>11.136</text:p>
          </table:table-cell>
          <table:table-cell office:value-type="float" office:value="11.211" calcext:value-type="float">
            <text:p>11.211</text:p>
          </table:table-cell>
          <table:table-cell table:formula="of:=AVERAGE([.B104:.F104])" office:value-type="float" office:value="11.2682" calcext:value-type="float">
            <text:p>11.2682</text:p>
          </table:table-cell>
          <table:table-cell table:formula="of:=MIN([.B104:.G104])" office:value-type="float" office:value="11.136" calcext:value-type="float">
            <text:p>11.136</text:p>
          </table:table-cell>
          <table:table-cell table:formula="of:=MAX([.B104:.H104])" office:value-type="float" office:value="11.46" calcext:value-type="float">
            <text:p>11.46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12.372" calcext:value-type="float">
            <text:p>12.372</text:p>
          </table:table-cell>
          <table:table-cell office:value-type="float" office:value="12.409" calcext:value-type="float">
            <text:p>12.409</text:p>
          </table:table-cell>
          <table:table-cell office:value-type="float" office:value="12.407" calcext:value-type="float">
            <text:p>12.407</text:p>
          </table:table-cell>
          <table:table-cell office:value-type="float" office:value="12.487" calcext:value-type="float">
            <text:p>12.487</text:p>
          </table:table-cell>
          <table:table-cell office:value-type="float" office:value="12.225" calcext:value-type="float">
            <text:p>12.225</text:p>
          </table:table-cell>
          <table:table-cell table:formula="of:=AVERAGE([.B105:.F105])" office:value-type="float" office:value="12.38" calcext:value-type="float">
            <text:p>12.38</text:p>
          </table:table-cell>
          <table:table-cell table:formula="of:=MIN([.B105:.G105])" office:value-type="float" office:value="12.225" calcext:value-type="float">
            <text:p>12.225</text:p>
          </table:table-cell>
          <table:table-cell table:formula="of:=MAX([.B105:.H105])" office:value-type="float" office:value="12.487" calcext:value-type="float">
            <text:p>12.487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3.69" calcext:value-type="float">
            <text:p>13.69</text:p>
          </table:table-cell>
          <table:table-cell office:value-type="float" office:value="13.569" calcext:value-type="float">
            <text:p>13.569</text:p>
          </table:table-cell>
          <table:table-cell office:value-type="float" office:value="13.468" calcext:value-type="float">
            <text:p>13.468</text:p>
          </table:table-cell>
          <table:table-cell office:value-type="float" office:value="13.624" calcext:value-type="float">
            <text:p>13.624</text:p>
          </table:table-cell>
          <table:table-cell office:value-type="float" office:value="13.637" calcext:value-type="float">
            <text:p>13.637</text:p>
          </table:table-cell>
          <table:table-cell table:formula="of:=AVERAGE([.B106:.F106])" office:value-type="float" office:value="13.5976" calcext:value-type="float">
            <text:p>13.5976</text:p>
          </table:table-cell>
          <table:table-cell table:formula="of:=MIN([.B106:.G106])" office:value-type="float" office:value="13.468" calcext:value-type="float">
            <text:p>13.468</text:p>
          </table:table-cell>
          <table:table-cell table:formula="of:=MAX([.B106:.H106])" office:value-type="float" office:value="13.69" calcext:value-type="float">
            <text:p>13.69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20.469" calcext:value-type="float">
            <text:p>20.469</text:p>
          </table:table-cell>
          <table:table-cell office:value-type="float" office:value="24.285" calcext:value-type="float">
            <text:p>24.285</text:p>
          </table:table-cell>
          <table:table-cell office:value-type="float" office:value="24.374001" calcext:value-type="float">
            <text:p>24.374001</text:p>
          </table:table-cell>
          <table:table-cell office:value-type="float" office:value="24.261999" calcext:value-type="float">
            <text:p>24.261999</text:p>
          </table:table-cell>
          <table:table-cell office:value-type="float" office:value="24.979" calcext:value-type="float">
            <text:p>24.979</text:p>
          </table:table-cell>
          <table:table-cell table:formula="of:=AVERAGE([.B107:.F107])" office:value-type="float" office:value="23.6738" calcext:value-type="float">
            <text:p>23.6738</text:p>
          </table:table-cell>
          <table:table-cell table:formula="of:=MIN([.B107:.G107])" office:value-type="float" office:value="20.469" calcext:value-type="float">
            <text:p>20.469</text:p>
          </table:table-cell>
          <table:table-cell table:formula="of:=MAX([.B107:.H107])" office:value-type="float" office:value="24.979" calcext:value-type="float">
            <text:p>24.97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6.278" calcext:value-type="float">
            <text:p>26.278</text:p>
          </table:table-cell>
          <table:table-cell office:value-type="float" office:value="26.25" calcext:value-type="float">
            <text:p>26.25</text:p>
          </table:table-cell>
          <table:table-cell office:value-type="float" office:value="26.497999" calcext:value-type="float">
            <text:p>26.497999</text:p>
          </table:table-cell>
          <table:table-cell office:value-type="float" office:value="26.236" calcext:value-type="float">
            <text:p>26.236</text:p>
          </table:table-cell>
          <table:table-cell office:value-type="float" office:value="26.447001" calcext:value-type="float">
            <text:p>26.447001</text:p>
          </table:table-cell>
          <table:table-cell table:formula="of:=AVERAGE([.B108:.F108])" office:value-type="float" office:value="26.3418" calcext:value-type="float">
            <text:p>26.3418</text:p>
          </table:table-cell>
          <table:table-cell table:formula="of:=MIN([.B108:.G108])" office:value-type="float" office:value="26.236" calcext:value-type="float">
            <text:p>26.236</text:p>
          </table:table-cell>
          <table:table-cell table:formula="of:=MAX([.B108:.H108])" office:value-type="float" office:value="26.497999" calcext:value-type="float">
            <text:p>26.497999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28.672001" calcext:value-type="float">
            <text:p>28.672001</text:p>
          </table:table-cell>
          <table:table-cell office:value-type="float" office:value="28.283001" calcext:value-type="float">
            <text:p>28.283001</text:p>
          </table:table-cell>
          <table:table-cell office:value-type="float" office:value="29.039" calcext:value-type="float">
            <text:p>29.039</text:p>
          </table:table-cell>
          <table:table-cell office:value-type="float" office:value="28.612" calcext:value-type="float">
            <text:p>28.612</text:p>
          </table:table-cell>
          <table:table-cell office:value-type="float" office:value="28.981001" calcext:value-type="float">
            <text:p>28.981001</text:p>
          </table:table-cell>
          <table:table-cell table:formula="of:=AVERAGE([.B109:.F109])" office:value-type="float" office:value="28.7174006" calcext:value-type="float">
            <text:p>28.7174006</text:p>
          </table:table-cell>
          <table:table-cell table:formula="of:=MIN([.B109:.G109])" office:value-type="float" office:value="28.283001" calcext:value-type="float">
            <text:p>28.283001</text:p>
          </table:table-cell>
          <table:table-cell table:formula="of:=MAX([.B109:.H109])" office:value-type="float" office:value="29.039" calcext:value-type="float">
            <text:p>29.039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31.179001" calcext:value-type="float">
            <text:p>31.179001</text:p>
          </table:table-cell>
          <table:table-cell office:value-type="float" office:value="31.33" calcext:value-type="float">
            <text:p>31.33</text:p>
          </table:table-cell>
          <table:table-cell office:value-type="float" office:value="30.055" calcext:value-type="float">
            <text:p>30.055</text:p>
          </table:table-cell>
          <table:table-cell office:value-type="float" office:value="19.194" calcext:value-type="float">
            <text:p>19.194</text:p>
          </table:table-cell>
          <table:table-cell office:value-type="float" office:value="19.532" calcext:value-type="float">
            <text:p>19.532</text:p>
          </table:table-cell>
          <table:table-cell table:formula="of:=AVERAGE([.B110:.F110])" office:value-type="float" office:value="26.2580002" calcext:value-type="float">
            <text:p>26.2580002</text:p>
          </table:table-cell>
          <table:table-cell table:formula="of:=MIN([.B110:.G110])" office:value-type="float" office:value="19.194" calcext:value-type="float">
            <text:p>19.194</text:p>
          </table:table-cell>
          <table:table-cell table:formula="of:=MAX([.B110:.H110])" office:value-type="float" office:value="31.33" calcext:value-type="float">
            <text:p>31.33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20.812" calcext:value-type="float">
            <text:p>20.812</text:p>
          </table:table-cell>
          <table:table-cell office:value-type="float" office:value="20.503" calcext:value-type="float">
            <text:p>20.503</text:p>
          </table:table-cell>
          <table:table-cell office:value-type="float" office:value="20.493" calcext:value-type="float">
            <text:p>20.493</text:p>
          </table:table-cell>
          <table:table-cell office:value-type="float" office:value="20.570999" calcext:value-type="float">
            <text:p>20.570999</text:p>
          </table:table-cell>
          <table:table-cell office:value-type="float" office:value="20.552999" calcext:value-type="float">
            <text:p>20.552999</text:p>
          </table:table-cell>
          <table:table-cell table:formula="of:=AVERAGE([.B111:.F111])" office:value-type="float" office:value="20.5863996" calcext:value-type="float">
            <text:p>20.5863996</text:p>
          </table:table-cell>
          <table:table-cell table:formula="of:=MIN([.B111:.G111])" office:value-type="float" office:value="20.493" calcext:value-type="float">
            <text:p>20.493</text:p>
          </table:table-cell>
          <table:table-cell table:formula="of:=MAX([.B111:.H111])" office:value-type="float" office:value="20.812" calcext:value-type="float">
            <text:p>20.81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1.929001" calcext:value-type="float">
            <text:p>21.929001</text:p>
          </table:table-cell>
          <table:table-cell office:value-type="float" office:value="18.695" calcext:value-type="float">
            <text:p>18.695</text:p>
          </table:table-cell>
          <table:table-cell office:value-type="float" office:value="20.214001" calcext:value-type="float">
            <text:p>20.214001</text:p>
          </table:table-cell>
          <table:table-cell office:value-type="float" office:value="18.552" calcext:value-type="float">
            <text:p>18.552</text:p>
          </table:table-cell>
          <table:table-cell office:value-type="float" office:value="18.438" calcext:value-type="float">
            <text:p>18.438</text:p>
          </table:table-cell>
          <table:table-cell table:formula="of:=AVERAGE([.B112:.F112])" office:value-type="float" office:value="19.5656004" calcext:value-type="float">
            <text:p>19.5656004</text:p>
          </table:table-cell>
          <table:table-cell table:formula="of:=MIN([.B112:.G112])" office:value-type="float" office:value="18.438" calcext:value-type="float">
            <text:p>18.438</text:p>
          </table:table-cell>
          <table:table-cell table:formula="of:=MAX([.B112:.H112])" office:value-type="float" office:value="21.929001" calcext:value-type="float">
            <text:p>21.929001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20.011999" calcext:value-type="float">
            <text:p>20.011999</text:p>
          </table:table-cell>
          <table:table-cell office:value-type="float" office:value="20.082001" calcext:value-type="float">
            <text:p>20.082001</text:p>
          </table:table-cell>
          <table:table-cell office:value-type="float" office:value="19.573999" calcext:value-type="float">
            <text:p>19.573999</text:p>
          </table:table-cell>
          <table:table-cell office:value-type="float" office:value="19.929001" calcext:value-type="float">
            <text:p>19.929001</text:p>
          </table:table-cell>
          <table:table-cell office:value-type="float" office:value="19.919001" calcext:value-type="float">
            <text:p>19.919001</text:p>
          </table:table-cell>
          <table:table-cell table:formula="of:=AVERAGE([.B113:.F113])" office:value-type="float" office:value="19.9032002" calcext:value-type="float">
            <text:p>19.9032002</text:p>
          </table:table-cell>
          <table:table-cell table:formula="of:=MIN([.B113:.G113])" office:value-type="float" office:value="19.573999" calcext:value-type="float">
            <text:p>19.573999</text:p>
          </table:table-cell>
          <table:table-cell table:formula="of:=MAX([.B113:.H113])" office:value-type="float" office:value="20.082001" calcext:value-type="float">
            <text:p>20.082001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0.74" calcext:value-type="float">
            <text:p>20.74</text:p>
          </table:table-cell>
          <table:table-cell office:value-type="float" office:value="20.688" calcext:value-type="float">
            <text:p>20.688</text:p>
          </table:table-cell>
          <table:table-cell office:value-type="float" office:value="20.707001" calcext:value-type="float">
            <text:p>20.707001</text:p>
          </table:table-cell>
          <table:table-cell office:value-type="float" office:value="20.978001" calcext:value-type="float">
            <text:p>20.978001</text:p>
          </table:table-cell>
          <table:table-cell office:value-type="float" office:value="20.568001" calcext:value-type="float">
            <text:p>20.568001</text:p>
          </table:table-cell>
          <table:table-cell table:formula="of:=AVERAGE([.B114:.F114])" office:value-type="float" office:value="20.7362006" calcext:value-type="float">
            <text:p>20.7362006</text:p>
          </table:table-cell>
          <table:table-cell table:formula="of:=MIN([.B114:.G114])" office:value-type="float" office:value="20.568001" calcext:value-type="float">
            <text:p>20.568001</text:p>
          </table:table-cell>
          <table:table-cell table:formula="of:=MAX([.B114:.H114])" office:value-type="float" office:value="20.978001" calcext:value-type="float">
            <text:p>20.978001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22.396" calcext:value-type="float">
            <text:p>22.396</text:p>
          </table:table-cell>
          <table:table-cell office:value-type="float" office:value="22.187" calcext:value-type="float">
            <text:p>22.187</text:p>
          </table:table-cell>
          <table:table-cell office:value-type="float" office:value="22.462999" calcext:value-type="float">
            <text:p>22.462999</text:p>
          </table:table-cell>
          <table:table-cell office:value-type="float" office:value="22.315001" calcext:value-type="float">
            <text:p>22.315001</text:p>
          </table:table-cell>
          <table:table-cell office:value-type="float" office:value="22.216" calcext:value-type="float">
            <text:p>22.216</text:p>
          </table:table-cell>
          <table:table-cell table:formula="of:=AVERAGE([.B115:.F115])" office:value-type="float" office:value="22.3154" calcext:value-type="float">
            <text:p>22.3154</text:p>
          </table:table-cell>
          <table:table-cell table:formula="of:=MIN([.B115:.G115])" office:value-type="float" office:value="22.187" calcext:value-type="float">
            <text:p>22.187</text:p>
          </table:table-cell>
          <table:table-cell table:formula="of:=MAX([.B115:.H115])" office:value-type="float" office:value="22.462999" calcext:value-type="float">
            <text:p>22.46299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3.658001" calcext:value-type="float">
            <text:p>23.658001</text:p>
          </table:table-cell>
          <table:table-cell office:value-type="float" office:value="23.85" calcext:value-type="float">
            <text:p>23.85</text:p>
          </table:table-cell>
          <table:table-cell office:value-type="float" office:value="23.322001" calcext:value-type="float">
            <text:p>23.322001</text:p>
          </table:table-cell>
          <table:table-cell office:value-type="float" office:value="28.622999" calcext:value-type="float">
            <text:p>28.622999</text:p>
          </table:table-cell>
          <table:table-cell office:value-type="float" office:value="36.477001" calcext:value-type="float">
            <text:p>36.477001</text:p>
          </table:table-cell>
          <table:table-cell table:formula="of:=AVERAGE([.B116:.F116])" office:value-type="float" office:value="27.1860004" calcext:value-type="float">
            <text:p>27.1860004</text:p>
          </table:table-cell>
          <table:table-cell table:formula="of:=MIN([.B116:.G116])" office:value-type="float" office:value="23.322001" calcext:value-type="float">
            <text:p>23.322001</text:p>
          </table:table-cell>
          <table:table-cell table:formula="of:=MAX([.B116:.H116])" office:value-type="float" office:value="36.477001" calcext:value-type="float">
            <text:p>36.477001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38.490002" calcext:value-type="float">
            <text:p>38.490002</text:p>
          </table:table-cell>
          <table:table-cell office:value-type="float" office:value="39.514999" calcext:value-type="float">
            <text:p>39.514999</text:p>
          </table:table-cell>
          <table:table-cell office:value-type="float" office:value="38.282001" calcext:value-type="float">
            <text:p>38.282001</text:p>
          </table:table-cell>
          <table:table-cell office:value-type="float" office:value="39.834" calcext:value-type="float">
            <text:p>39.834</text:p>
          </table:table-cell>
          <table:table-cell office:value-type="float" office:value="39.943001" calcext:value-type="float">
            <text:p>39.943001</text:p>
          </table:table-cell>
          <table:table-cell table:formula="of:=AVERAGE([.B117:.F117])" office:value-type="float" office:value="39.2128006" calcext:value-type="float">
            <text:p>39.2128006</text:p>
          </table:table-cell>
          <table:table-cell table:formula="of:=MIN([.B117:.G117])" office:value-type="float" office:value="38.282001" calcext:value-type="float">
            <text:p>38.282001</text:p>
          </table:table-cell>
          <table:table-cell table:formula="of:=MAX([.B117:.H117])" office:value-type="float" office:value="39.943001" calcext:value-type="float">
            <text:p>39.943001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40.729" calcext:value-type="float">
            <text:p>40.729</text:p>
          </table:table-cell>
          <table:table-cell office:value-type="float" office:value="41.123001" calcext:value-type="float">
            <text:p>41.123001</text:p>
          </table:table-cell>
          <table:table-cell office:value-type="float" office:value="40.334" calcext:value-type="float">
            <text:p>40.334</text:p>
          </table:table-cell>
          <table:table-cell office:value-type="float" office:value="40.632999" calcext:value-type="float">
            <text:p>40.632999</text:p>
          </table:table-cell>
          <table:table-cell office:value-type="float" office:value="41.127998" calcext:value-type="float">
            <text:p>41.127998</text:p>
          </table:table-cell>
          <table:table-cell table:formula="of:=AVERAGE([.B118:.F118])" office:value-type="float" office:value="40.7893996" calcext:value-type="float">
            <text:p>40.7893996</text:p>
          </table:table-cell>
          <table:table-cell table:formula="of:=MIN([.B118:.G118])" office:value-type="float" office:value="40.334" calcext:value-type="float">
            <text:p>40.334</text:p>
          </table:table-cell>
          <table:table-cell table:formula="of:=MAX([.B118:.H118])" office:value-type="float" office:value="41.127998" calcext:value-type="float">
            <text:p>41.127998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43.067001" calcext:value-type="float">
            <text:p>43.067001</text:p>
          </table:table-cell>
          <table:table-cell office:value-type="float" office:value="43.028999" calcext:value-type="float">
            <text:p>43.028999</text:p>
          </table:table-cell>
          <table:table-cell office:value-type="float" office:value="42.713001" calcext:value-type="float">
            <text:p>42.713001</text:p>
          </table:table-cell>
          <table:table-cell office:value-type="float" office:value="43.131001" calcext:value-type="float">
            <text:p>43.131001</text:p>
          </table:table-cell>
          <table:table-cell office:value-type="float" office:value="42.798" calcext:value-type="float">
            <text:p>42.798</text:p>
          </table:table-cell>
          <table:table-cell table:formula="of:=AVERAGE([.B119:.F119])" office:value-type="float" office:value="42.9476004" calcext:value-type="float">
            <text:p>42.9476004</text:p>
          </table:table-cell>
          <table:table-cell table:formula="of:=MIN([.B119:.G119])" office:value-type="float" office:value="42.713001" calcext:value-type="float">
            <text:p>42.713001</text:p>
          </table:table-cell>
          <table:table-cell table:formula="of:=MAX([.B119:.H119])" office:value-type="float" office:value="43.131001" calcext:value-type="float">
            <text:p>43.13100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941002" calcext:value-type="float">
            <text:p>45.941002</text:p>
          </table:table-cell>
          <table:table-cell office:value-type="float" office:value="45.582001" calcext:value-type="float">
            <text:p>45.582001</text:p>
          </table:table-cell>
          <table:table-cell office:value-type="float" office:value="45.167999" calcext:value-type="float">
            <text:p>45.167999</text:p>
          </table:table-cell>
          <table:table-cell office:value-type="float" office:value="45.570999" calcext:value-type="float">
            <text:p>45.570999</text:p>
          </table:table-cell>
          <table:table-cell office:value-type="float" office:value="44.419998" calcext:value-type="float">
            <text:p>44.419998</text:p>
          </table:table-cell>
          <table:table-cell table:formula="of:=AVERAGE([.B120:.F120])" office:value-type="float" office:value="45.3363998" calcext:value-type="float">
            <text:p>45.3363998</text:p>
          </table:table-cell>
          <table:table-cell table:formula="of:=MIN([.B120:.G120])" office:value-type="float" office:value="44.419998" calcext:value-type="float">
            <text:p>44.419998</text:p>
          </table:table-cell>
          <table:table-cell table:formula="of:=MAX([.B120:.H120])" office:value-type="float" office:value="45.941002" calcext:value-type="float">
            <text:p>45.941002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42.471001" calcext:value-type="float">
            <text:p>42.471001</text:p>
          </table:table-cell>
          <table:table-cell office:value-type="float" office:value="42.771999" calcext:value-type="float">
            <text:p>42.771999</text:p>
          </table:table-cell>
          <table:table-cell office:value-type="float" office:value="43.539001" calcext:value-type="float">
            <text:p>43.539001</text:p>
          </table:table-cell>
          <table:table-cell office:value-type="float" office:value="42.818001" calcext:value-type="float">
            <text:p>42.818001</text:p>
          </table:table-cell>
          <table:table-cell office:value-type="float" office:value="42.918999" calcext:value-type="float">
            <text:p>42.918999</text:p>
          </table:table-cell>
          <table:table-cell table:formula="of:=AVERAGE([.B121:.F121])" office:value-type="float" office:value="42.9038002" calcext:value-type="float">
            <text:p>42.9038002</text:p>
          </table:table-cell>
          <table:table-cell table:formula="of:=MIN([.B121:.G121])" office:value-type="float" office:value="42.471001" calcext:value-type="float">
            <text:p>42.471001</text:p>
          </table:table-cell>
          <table:table-cell table:formula="of:=MAX([.B121:.H121])" office:value-type="float" office:value="43.539001" calcext:value-type="float">
            <text:p>43.539001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45.008999" calcext:value-type="float">
            <text:p>45.008999</text:p>
          </table:table-cell>
          <table:table-cell office:value-type="float" office:value="45.662998" calcext:value-type="float">
            <text:p>45.662998</text:p>
          </table:table-cell>
          <table:table-cell office:value-type="float" office:value="45.151001" calcext:value-type="float">
            <text:p>45.151001</text:p>
          </table:table-cell>
          <table:table-cell office:value-type="float" office:value="45.014999" calcext:value-type="float">
            <text:p>45.014999</text:p>
          </table:table-cell>
          <table:table-cell office:value-type="float" office:value="45.848" calcext:value-type="float">
            <text:p>45.848</text:p>
          </table:table-cell>
          <table:table-cell table:formula="of:=AVERAGE([.B122:.F122])" office:value-type="float" office:value="45.3371994" calcext:value-type="float">
            <text:p>45.3371994</text:p>
          </table:table-cell>
          <table:table-cell table:formula="of:=MIN([.B122:.G122])" office:value-type="float" office:value="45.008999" calcext:value-type="float">
            <text:p>45.008999</text:p>
          </table:table-cell>
          <table:table-cell table:formula="of:=MAX([.B122:.H122])" office:value-type="float" office:value="45.848" calcext:value-type="float">
            <text:p>45.848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47.466" calcext:value-type="float">
            <text:p>47.466</text:p>
          </table:table-cell>
          <table:table-cell office:value-type="float" office:value="48.674999" calcext:value-type="float">
            <text:p>48.674999</text:p>
          </table:table-cell>
          <table:table-cell office:value-type="float" office:value="47.125" calcext:value-type="float">
            <text:p>47.125</text:p>
          </table:table-cell>
          <table:table-cell office:value-type="float" office:value="47.589001" calcext:value-type="float">
            <text:p>47.589001</text:p>
          </table:table-cell>
          <table:table-cell office:value-type="float" office:value="32.321999" calcext:value-type="float">
            <text:p>32.321999</text:p>
          </table:table-cell>
          <table:table-cell table:formula="of:=AVERAGE([.B123:.F123])" office:value-type="float" office:value="44.6353998" calcext:value-type="float">
            <text:p>44.6353998</text:p>
          </table:table-cell>
          <table:table-cell table:formula="of:=MIN([.B123:.G123])" office:value-type="float" office:value="32.321999" calcext:value-type="float">
            <text:p>32.321999</text:p>
          </table:table-cell>
          <table:table-cell table:formula="of:=MAX([.B123:.H123])" office:value-type="float" office:value="48.674999" calcext:value-type="float">
            <text:p>48.67499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1.236" calcext:value-type="float">
            <text:p>31.236</text:p>
          </table:table-cell>
          <table:table-cell table:number-columns-repeated="2" office:value-type="float" office:value="31.223" calcext:value-type="float">
            <text:p>31.223</text:p>
          </table:table-cell>
          <table:table-cell office:value-type="float" office:value="31.145" calcext:value-type="float">
            <text:p>31.145</text:p>
          </table:table-cell>
          <table:table-cell office:value-type="float" office:value="31.136" calcext:value-type="float">
            <text:p>31.136</text:p>
          </table:table-cell>
          <table:table-cell table:formula="of:=AVERAGE([.B124:.F124])" office:value-type="float" office:value="31.1926" calcext:value-type="float">
            <text:p>31.1926</text:p>
          </table:table-cell>
          <table:table-cell table:formula="of:=MIN([.B124:.G124])" office:value-type="float" office:value="31.136" calcext:value-type="float">
            <text:p>31.136</text:p>
          </table:table-cell>
          <table:table-cell table:formula="of:=MAX([.B124:.H124])" office:value-type="float" office:value="31.236" calcext:value-type="float">
            <text:p>31.2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2T09:40:19.361000000</dc:date>
    <meta:editing-duration>PT11H31M13S</meta:editing-duration>
    <meta:editing-cycles>2</meta:editing-cycles>
    <meta:generator>LibreOffice/7.4.2.3$Windows_X86_64 LibreOffice_project/382eef1f22670f7f4118c8c2dd222ec7ad009daf</meta:generator>
    <meta:document-statistic meta:table-count="1" meta:cell-count="1092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517cm" svg:height="13.016cm" xlink:href=".." xlink:type="simple" chart:class="chart:scatter" chart:style-name="ch1">
        <chart:title svg:x="11.87cm" svg:y="0.396cm" chart:style-name="ch2">
          <text:p>GNOME SORT BEST CASE</text:p>
        </chart:title>
        <chart:legend chart:legend-position="end" svg:x="26.638cm" svg:y="4.466cm" style:legend-expansion="high" chart:style-name="ch3"/>
        <chart:plot-area chart:style-name="ch4" table:cell-range-address="Sheet1.A1:Sheet1.I28" svg:x="0.59cm" svg:y="1.435cm" svg:width="25.458cm" svg:height="11.321cm">
          <chart:coordinate-region svg:x="1.211cm" svg:y="1.635cm" svg:width="24.373cm" svg:height="10.47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8" chart:class="chart:scatter">
            <chart:domain table:cell-range-address="Sheet1.A1:Sheet1.A28"/>
            <chart:data-point chart:repeated="28"/>
          </chart:series>
          <chart:series chart:style-name="ch8" chart:values-cell-range-address="Sheet1.C1:Sheet1.C28" chart:class="chart:scatter">
            <chart:data-point chart:repeated="28"/>
          </chart:series>
          <chart:series chart:style-name="ch9" chart:values-cell-range-address="Sheet1.D1:Sheet1.D28" chart:class="chart:scatter">
            <chart:data-point chart:repeated="28"/>
          </chart:series>
          <chart:series chart:style-name="ch10" chart:values-cell-range-address="Sheet1.E1:Sheet1.E28" chart:class="chart:scatter">
            <chart:data-point chart:repeated="28"/>
          </chart:series>
          <chart:series chart:style-name="ch11" chart:values-cell-range-address="Sheet1.F1:Sheet1.F28" chart:class="chart:scatter">
            <chart:data-point chart:repeated="28"/>
          </chart:series>
          <chart:series chart:style-name="ch12" chart:values-cell-range-address="Sheet1.G1:Sheet1.G28" chart:class="chart:scatter">
            <chart:data-point chart:repeated="28"/>
          </chart:series>
          <chart:series chart:style-name="ch13" chart:values-cell-range-address="Sheet1.H1:Sheet1.H28" chart:class="chart:scatter">
            <chart:data-point chart:repeated="28"/>
          </chart:series>
          <chart:series chart:style-name="ch14" chart:values-cell-range-address="Sheet1.I1:Sheet1.I28" chart:class="chart:scatter">
            <chart:data-point chart:repeated="2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1:Sheet1.A28</svg:desc>
                </draw:g>
              </table:table-cell>
              <table:table-cell office:value-type="float" office:value="0.01">
                <text:p>0.01</text:p>
                <draw:g>
                  <svg:desc>Sheet1.B1:Sheet1.B28</svg:desc>
                </draw:g>
              </table:table-cell>
              <table:table-cell office:value-type="float" office:value="0.011">
                <text:p>0.011</text:p>
                <draw:g>
                  <svg:desc>Sheet1.C1:Sheet1.C28</svg:desc>
                </draw:g>
              </table:table-cell>
              <table:table-cell office:value-type="float" office:value="0.01">
                <text:p>0.01</text:p>
                <draw:g>
                  <svg:desc>Sheet1.D1:Sheet1.D28</svg:desc>
                </draw:g>
              </table:table-cell>
              <table:table-cell office:value-type="float" office:value="0.011">
                <text:p>0.011</text:p>
                <draw:g>
                  <svg:desc>Sheet1.E1:Sheet1.E28</svg:desc>
                </draw:g>
              </table:table-cell>
              <table:table-cell office:value-type="float" office:value="0.009">
                <text:p>0.009</text:p>
                <draw:g>
                  <svg:desc>Sheet1.F1:Sheet1.F28</svg:desc>
                </draw:g>
              </table:table-cell>
              <table:table-cell office:value-type="float" office:value="0.0102">
                <text:p>0.0102</text:p>
                <draw:g>
                  <svg:desc>Sheet1.G1:Sheet1.G28</svg:desc>
                </draw:g>
              </table:table-cell>
              <table:table-cell office:value-type="float" office:value="0.009">
                <text:p>0.009</text:p>
                <draw:g>
                  <svg:desc>Sheet1.H1:Sheet1.H28</svg:desc>
                </draw:g>
              </table:table-cell>
              <table:table-cell office:value-type="float" office:value="0.011">
                <text:p>0.011</text:p>
                <draw:g>
                  <svg:desc>Sheet1.I1:Sheet1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4">
                <text:p>0.04</text:p>
              </table:table-cell>
              <table:table-cell office:value-type="float" office:value="0.039">
                <text:p>0.039</text:p>
              </table:table-cell>
              <table:table-cell office:value-type="float" office:value="0.039">
                <text:p>0.039</text:p>
              </table:table-cell>
              <table:table-cell office:value-type="float" office:value="0.039">
                <text:p>0.039</text:p>
              </table:table-cell>
              <table:table-cell office:value-type="float" office:value="0.039">
                <text:p>0.039</text:p>
              </table:table-cell>
              <table:table-cell office:value-type="float" office:value="0.0392">
                <text:p>0.0392</text:p>
              </table:table-cell>
              <table:table-cell office:value-type="float" office:value="0.039">
                <text:p>0.03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087">
                <text:p>0.087</text:p>
              </table:table-cell>
              <table:table-cell office:value-type="float" office:value="0.086">
                <text:p>0.086</text:p>
              </table:table-cell>
              <table:table-cell office:value-type="float" office:value="0.086">
                <text:p>0.086</text:p>
              </table:table-cell>
              <table:table-cell office:value-type="float" office:value="0.094">
                <text:p>0.094</text:p>
              </table:table-cell>
              <table:table-cell office:value-type="float" office:value="0.094">
                <text:p>0.094</text:p>
              </table:table-cell>
              <table:table-cell office:value-type="float" office:value="0.0894">
                <text:p>0.0894</text:p>
              </table:table-cell>
              <table:table-cell office:value-type="float" office:value="0.086">
                <text:p>0.086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155">
                <text:p>0.155</text:p>
              </table:table-cell>
              <table:table-cell office:value-type="float" office:value="0.153">
                <text:p>0.153</text:p>
              </table:table-cell>
              <table:table-cell office:value-type="float" office:value="0.154">
                <text:p>0.154</text:p>
              </table:table-cell>
              <table:table-cell office:value-type="float" office:value="0.167">
                <text:p>0.167</text:p>
              </table:table-cell>
              <table:table-cell office:value-type="float" office:value="0.154">
                <text:p>0.154</text:p>
              </table:table-cell>
              <table:table-cell office:value-type="float" office:value="0.1566">
                <text:p>0.1566</text:p>
              </table:table-cell>
              <table:table-cell office:value-type="float" office:value="0.153">
                <text:p>0.153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24">
                <text:p>0.24</text:p>
              </table:table-cell>
              <table:table-cell office:value-type="float" office:value="0.242">
                <text:p>0.242</text:p>
              </table:table-cell>
              <table:table-cell office:value-type="float" office:value="0.241">
                <text:p>0.241</text:p>
              </table:table-cell>
              <table:table-cell office:value-type="float" office:value="0.24">
                <text:p>0.24</text:p>
              </table:table-cell>
              <table:table-cell office:value-type="float" office:value="0.242">
                <text:p>0.242</text:p>
              </table:table-cell>
              <table:table-cell office:value-type="float" office:value="0.241">
                <text:p>0.241</text:p>
              </table:table-cell>
              <table:table-cell office:value-type="float" office:value="0.24">
                <text:p>0.24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0.391">
                <text:p>0.391</text:p>
              </table:table-cell>
              <table:table-cell office:value-type="float" office:value="0.349">
                <text:p>0.349</text:p>
              </table:table-cell>
              <table:table-cell office:value-type="float" office:value="0.348">
                <text:p>0.348</text:p>
              </table:table-cell>
              <table:table-cell office:value-type="float" office:value="0.351">
                <text:p>0.351</text:p>
              </table:table-cell>
              <table:table-cell office:value-type="float" office:value="0.362">
                <text:p>0.362</text:p>
              </table:table-cell>
              <table:table-cell office:value-type="float" office:value="0.3602">
                <text:p>0.3602</text:p>
              </table:table-cell>
              <table:table-cell office:value-type="float" office:value="0.348">
                <text:p>0.348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0.466">
                <text:p>0.466</text:p>
              </table:table-cell>
              <table:table-cell office:value-type="float" office:value="0.467">
                <text:p>0.467</text:p>
              </table:table-cell>
              <table:table-cell office:value-type="float" office:value="0.49">
                <text:p>0.49</text:p>
              </table:table-cell>
              <table:table-cell office:value-type="float" office:value="0.488">
                <text:p>0.488</text:p>
              </table:table-cell>
              <table:table-cell office:value-type="float" office:value="0.483">
                <text:p>0.483</text:p>
              </table:table-cell>
              <table:table-cell office:value-type="float" office:value="0.4788">
                <text:p>0.4788</text:p>
              </table:table-cell>
              <table:table-cell office:value-type="float" office:value="0.466">
                <text:p>0.46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0.648">
                <text:p>0.648</text:p>
              </table:table-cell>
              <table:table-cell office:value-type="float" office:value="0.649">
                <text:p>0.649</text:p>
              </table:table-cell>
              <table:table-cell office:value-type="float" office:value="0.644">
                <text:p>0.644</text:p>
              </table:table-cell>
              <table:table-cell office:value-type="float" office:value="0.627">
                <text:p>0.627</text:p>
              </table:table-cell>
              <table:table-cell office:value-type="float" office:value="0.637">
                <text:p>0.637</text:p>
              </table:table-cell>
              <table:table-cell office:value-type="float" office:value="0.641">
                <text:p>0.641</text:p>
              </table:table-cell>
              <table:table-cell office:value-type="float" office:value="0.627">
                <text:p>0.627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0.838">
                <text:p>0.838</text:p>
              </table:table-cell>
              <table:table-cell office:value-type="float" office:value="0.821">
                <text:p>0.821</text:p>
              </table:table-cell>
              <table:table-cell office:value-type="float" office:value="0.836">
                <text:p>0.836</text:p>
              </table:table-cell>
              <table:table-cell office:value-type="float" office:value="0.809">
                <text:p>0.809</text:p>
              </table:table-cell>
              <table:table-cell office:value-type="float" office:value="0.816">
                <text:p>0.816</text:p>
              </table:table-cell>
              <table:table-cell office:value-type="float" office:value="0.824">
                <text:p>0.824</text:p>
              </table:table-cell>
              <table:table-cell office:value-type="float" office:value="0.809">
                <text:p>0.809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0.984">
                <text:p>0.984</text:p>
              </table:table-cell>
              <table:table-cell office:value-type="float" office:value="1.103">
                <text:p>1.103</text:p>
              </table:table-cell>
              <table:table-cell office:value-type="float" office:value="1.046">
                <text:p>1.046</text:p>
              </table:table-cell>
              <table:table-cell office:value-type="float" office:value="1.166">
                <text:p>1.166</text:p>
              </table:table-cell>
              <table:table-cell office:value-type="float" office:value="1.168">
                <text:p>1.168</text:p>
              </table:table-cell>
              <table:table-cell office:value-type="float" office:value="1.0934">
                <text:p>1.0934</text:p>
              </table:table-cell>
              <table:table-cell office:value-type="float" office:value="0.984">
                <text:p>0.984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1.409">
                <text:p>1.409</text:p>
              </table:table-cell>
              <table:table-cell office:value-type="float" office:value="1.413">
                <text:p>1.413</text:p>
              </table:table-cell>
              <table:table-cell office:value-type="float" office:value="1.406">
                <text:p>1.406</text:p>
              </table:table-cell>
              <table:table-cell office:value-type="float" office:value="1.492">
                <text:p>1.492</text:p>
              </table:table-cell>
              <table:table-cell office:value-type="float" office:value="1.722">
                <text:p>1.722</text:p>
              </table:table-cell>
              <table:table-cell office:value-type="float" office:value="1.4884">
                <text:p>1.4884</text:p>
              </table:table-cell>
              <table:table-cell office:value-type="float" office:value="1.406">
                <text:p>1.406</text:p>
              </table:table-cell>
              <table:table-cell office:value-type="float" office:value="1.722">
                <text:p>1.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1.993">
                <text:p>1.993</text:p>
              </table:table-cell>
              <table:table-cell office:value-type="float" office:value="1.825">
                <text:p>1.825</text:p>
              </table:table-cell>
              <table:table-cell office:value-type="float" office:value="1.685">
                <text:p>1.685</text:p>
              </table:table-cell>
              <table:table-cell office:value-type="float" office:value="1.678">
                <text:p>1.678</text:p>
              </table:table-cell>
              <table:table-cell office:value-type="float" office:value="1.607">
                <text:p>1.607</text:p>
              </table:table-cell>
              <table:table-cell office:value-type="float" office:value="1.7576">
                <text:p>1.7576</text:p>
              </table:table-cell>
              <table:table-cell office:value-type="float" office:value="1.607">
                <text:p>1.607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1.959">
                <text:p>1.959</text:p>
              </table:table-cell>
              <table:table-cell office:value-type="float" office:value="1.969">
                <text:p>1.969</text:p>
              </table:table-cell>
              <table:table-cell office:value-type="float" office:value="1.971">
                <text:p>1.971</text:p>
              </table:table-cell>
              <table:table-cell office:value-type="float" office:value="2.057">
                <text:p>2.057</text:p>
              </table:table-cell>
              <table:table-cell office:value-type="float" office:value="2.159">
                <text:p>2.159</text:p>
              </table:table-cell>
              <table:table-cell office:value-type="float" office:value="2.023">
                <text:p>2.023</text:p>
              </table:table-cell>
              <table:table-cell office:value-type="float" office:value="1.959">
                <text:p>1.959</text:p>
              </table:table-cell>
              <table:table-cell office:value-type="float" office:value="2.159">
                <text:p>2.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2.592">
                <text:p>2.592</text:p>
              </table:table-cell>
              <table:table-cell office:value-type="float" office:value="2.411">
                <text:p>2.411</text:p>
              </table:table-cell>
              <table:table-cell office:value-type="float" office:value="2.509">
                <text:p>2.509</text:p>
              </table:table-cell>
              <table:table-cell office:value-type="float" office:value="2.543">
                <text:p>2.543</text:p>
              </table:table-cell>
              <table:table-cell office:value-type="float" office:value="2.668">
                <text:p>2.668</text:p>
              </table:table-cell>
              <table:table-cell office:value-type="float" office:value="2.5446">
                <text:p>2.5446</text:p>
              </table:table-cell>
              <table:table-cell office:value-type="float" office:value="2.411">
                <text:p>2.411</text:p>
              </table:table-cell>
              <table:table-cell office:value-type="float" office:value="2.668">
                <text:p>2.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3.127">
                <text:p>3.127</text:p>
              </table:table-cell>
              <table:table-cell office:value-type="float" office:value="3.116">
                <text:p>3.116</text:p>
              </table:table-cell>
              <table:table-cell office:value-type="float" office:value="2.754">
                <text:p>2.754</text:p>
              </table:table-cell>
              <table:table-cell office:value-type="float" office:value="3.452">
                <text:p>3.452</text:p>
              </table:table-cell>
              <table:table-cell office:value-type="float" office:value="2.908">
                <text:p>2.908</text:p>
              </table:table-cell>
              <table:table-cell office:value-type="float" office:value="3.0714">
                <text:p>3.0714</text:p>
              </table:table-cell>
              <table:table-cell office:value-type="float" office:value="2.754">
                <text:p>2.754</text:p>
              </table:table-cell>
              <table:table-cell office:value-type="float" office:value="3.452">
                <text:p>3.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3.33">
                <text:p>3.33</text:p>
              </table:table-cell>
              <table:table-cell office:value-type="float" office:value="3.889">
                <text:p>3.889</text:p>
              </table:table-cell>
              <table:table-cell office:value-type="float" office:value="4.131">
                <text:p>4.131</text:p>
              </table:table-cell>
              <table:table-cell office:value-type="float" office:value="3.791">
                <text:p>3.791</text:p>
              </table:table-cell>
              <table:table-cell office:value-type="float" office:value="3.728">
                <text:p>3.728</text:p>
              </table:table-cell>
              <table:table-cell office:value-type="float" office:value="3.7738">
                <text:p>3.7738</text:p>
              </table:table-cell>
              <table:table-cell office:value-type="float" office:value="3.33">
                <text:p>3.33</text:p>
              </table:table-cell>
              <table:table-cell office:value-type="float" office:value="4.131">
                <text:p>4.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4.372">
                <text:p>4.372</text:p>
              </table:table-cell>
              <table:table-cell office:value-type="float" office:value="4.182">
                <text:p>4.182</text:p>
              </table:table-cell>
              <table:table-cell office:value-type="float" office:value="4.13">
                <text:p>4.13</text:p>
              </table:table-cell>
              <table:table-cell office:value-type="float" office:value="4.208">
                <text:p>4.208</text:p>
              </table:table-cell>
              <table:table-cell office:value-type="float" office:value="4.148">
                <text:p>4.148</text:p>
              </table:table-cell>
              <table:table-cell office:value-type="float" office:value="4.208">
                <text:p>4.208</text:p>
              </table:table-cell>
              <table:table-cell office:value-type="float" office:value="4.13">
                <text:p>4.13</text:p>
              </table:table-cell>
              <table:table-cell office:value-type="float" office:value="4.372">
                <text:p>4.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4.622">
                <text:p>4.622</text:p>
              </table:table-cell>
              <table:table-cell office:value-type="float" office:value="4.421">
                <text:p>4.421</text:p>
              </table:table-cell>
              <table:table-cell office:value-type="float" office:value="4.672">
                <text:p>4.672</text:p>
              </table:table-cell>
              <table:table-cell office:value-type="float" office:value="4.541">
                <text:p>4.541</text:p>
              </table:table-cell>
              <table:table-cell office:value-type="float" office:value="4.777">
                <text:p>4.777</text:p>
              </table:table-cell>
              <table:table-cell office:value-type="float" office:value="4.6066">
                <text:p>4.6066</text:p>
              </table:table-cell>
              <table:table-cell office:value-type="float" office:value="4.421">
                <text:p>4.421</text:p>
              </table:table-cell>
              <table:table-cell office:value-type="float" office:value="4.777">
                <text:p>4.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5.022">
                <text:p>5.022</text:p>
              </table:table-cell>
              <table:table-cell office:value-type="float" office:value="5.027">
                <text:p>5.027</text:p>
              </table:table-cell>
              <table:table-cell office:value-type="float" office:value="5.041">
                <text:p>5.041</text:p>
              </table:table-cell>
              <table:table-cell office:value-type="float" office:value="5.117">
                <text:p>5.117</text:p>
              </table:table-cell>
              <table:table-cell office:value-type="float" office:value="5.069">
                <text:p>5.069</text:p>
              </table:table-cell>
              <table:table-cell office:value-type="float" office:value="5.0552">
                <text:p>5.0552</text:p>
              </table:table-cell>
              <table:table-cell office:value-type="float" office:value="5.022">
                <text:p>5.022</text:p>
              </table:table-cell>
              <table:table-cell office:value-type="float" office:value="5.117">
                <text:p>5.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5.622">
                <text:p>5.622</text:p>
              </table:table-cell>
              <table:table-cell office:value-type="float" office:value="5.665">
                <text:p>5.665</text:p>
              </table:table-cell>
              <table:table-cell office:value-type="float" office:value="5.557">
                <text:p>5.557</text:p>
              </table:table-cell>
              <table:table-cell office:value-type="float" office:value="5.571">
                <text:p>5.571</text:p>
              </table:table-cell>
              <table:table-cell office:value-type="float" office:value="5.607">
                <text:p>5.607</text:p>
              </table:table-cell>
              <table:table-cell office:value-type="float" office:value="5.6044">
                <text:p>5.6044</text:p>
              </table:table-cell>
              <table:table-cell office:value-type="float" office:value="5.557">
                <text:p>5.557</text:p>
              </table:table-cell>
              <table:table-cell office:value-type="float" office:value="5.665">
                <text:p>5.6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6.42">
                <text:p>6.42</text:p>
              </table:table-cell>
              <table:table-cell office:value-type="float" office:value="6.185">
                <text:p>6.185</text:p>
              </table:table-cell>
              <table:table-cell office:value-type="float" office:value="6.196">
                <text:p>6.196</text:p>
              </table:table-cell>
              <table:table-cell office:value-type="float" office:value="6.172">
                <text:p>6.172</text:p>
              </table:table-cell>
              <table:table-cell office:value-type="float" office:value="6.259">
                <text:p>6.259</text:p>
              </table:table-cell>
              <table:table-cell office:value-type="float" office:value="6.2464">
                <text:p>6.2464</text:p>
              </table:table-cell>
              <table:table-cell office:value-type="float" office:value="6.172">
                <text:p>6.172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6.778">
                <text:p>6.778</text:p>
              </table:table-cell>
              <table:table-cell office:value-type="float" office:value="6.843">
                <text:p>6.843</text:p>
              </table:table-cell>
              <table:table-cell office:value-type="float" office:value="6.741">
                <text:p>6.741</text:p>
              </table:table-cell>
              <table:table-cell office:value-type="float" office:value="6.938">
                <text:p>6.938</text:p>
              </table:table-cell>
              <table:table-cell office:value-type="float" office:value="6.819">
                <text:p>6.819</text:p>
              </table:table-cell>
              <table:table-cell office:value-type="float" office:value="6.8238">
                <text:p>6.8238</text:p>
              </table:table-cell>
              <table:table-cell office:value-type="float" office:value="6.741">
                <text:p>6.741</text:p>
              </table:table-cell>
              <table:table-cell office:value-type="float" office:value="6.938">
                <text:p>6.9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7.509">
                <text:p>7.509</text:p>
              </table:table-cell>
              <table:table-cell office:value-type="float" office:value="7.47">
                <text:p>7.47</text:p>
              </table:table-cell>
              <table:table-cell office:value-type="float" office:value="7.473">
                <text:p>7.473</text:p>
              </table:table-cell>
              <table:table-cell office:value-type="float" office:value="7.444">
                <text:p>7.444</text:p>
              </table:table-cell>
              <table:table-cell office:value-type="float" office:value="7.516">
                <text:p>7.516</text:p>
              </table:table-cell>
              <table:table-cell office:value-type="float" office:value="7.4824">
                <text:p>7.4824</text:p>
              </table:table-cell>
              <table:table-cell office:value-type="float" office:value="7.444">
                <text:p>7.444</text:p>
              </table:table-cell>
              <table:table-cell office:value-type="float" office:value="7.516">
                <text:p>7.5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8.108">
                <text:p>8.108</text:p>
              </table:table-cell>
              <table:table-cell office:value-type="float" office:value="8.239">
                <text:p>8.239</text:p>
              </table:table-cell>
              <table:table-cell office:value-type="float" office:value="8.371">
                <text:p>8.371</text:p>
              </table:table-cell>
              <table:table-cell office:value-type="float" office:value="8.075">
                <text:p>8.075</text:p>
              </table:table-cell>
              <table:table-cell office:value-type="float" office:value="8.099">
                <text:p>8.099</text:p>
              </table:table-cell>
              <table:table-cell office:value-type="float" office:value="8.1784">
                <text:p>8.1784</text:p>
              </table:table-cell>
              <table:table-cell office:value-type="float" office:value="8.075">
                <text:p>8.075</text:p>
              </table:table-cell>
              <table:table-cell office:value-type="float" office:value="8.371">
                <text:p>8.3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8.939">
                <text:p>8.939</text:p>
              </table:table-cell>
              <table:table-cell office:value-type="float" office:value="8.82">
                <text:p>8.82</text:p>
              </table:table-cell>
              <table:table-cell office:value-type="float" office:value="8.714">
                <text:p>8.714</text:p>
              </table:table-cell>
              <table:table-cell office:value-type="float" office:value="8.74">
                <text:p>8.74</text:p>
              </table:table-cell>
              <table:table-cell office:value-type="float" office:value="8.856">
                <text:p>8.856</text:p>
              </table:table-cell>
              <table:table-cell office:value-type="float" office:value="8.8138">
                <text:p>8.8138</text:p>
              </table:table-cell>
              <table:table-cell office:value-type="float" office:value="8.714">
                <text:p>8.714</text:p>
              </table:table-cell>
              <table:table-cell office:value-type="float" office:value="8.939">
                <text:p>8.9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9.584">
                <text:p>9.584</text:p>
              </table:table-cell>
              <table:table-cell office:value-type="float" office:value="9.452">
                <text:p>9.452</text:p>
              </table:table-cell>
              <table:table-cell office:value-type="float" office:value="9.428">
                <text:p>9.428</text:p>
              </table:table-cell>
              <table:table-cell office:value-type="float" office:value="9.444">
                <text:p>9.444</text:p>
              </table:table-cell>
              <table:table-cell office:value-type="float" office:value="9.484">
                <text:p>9.484</text:p>
              </table:table-cell>
              <table:table-cell office:value-type="float" office:value="9.4784">
                <text:p>9.4784</text:p>
              </table:table-cell>
              <table:table-cell office:value-type="float" office:value="9.428">
                <text:p>9.428</text:p>
              </table:table-cell>
              <table:table-cell office:value-type="float" office:value="9.584">
                <text:p>9.5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10.167">
                <text:p>10.167</text:p>
              </table:table-cell>
              <table:table-cell office:value-type="float" office:value="10.494">
                <text:p>10.494</text:p>
              </table:table-cell>
              <table:table-cell office:value-type="float" office:value="10.122">
                <text:p>10.122</text:p>
              </table:table-cell>
              <table:table-cell office:value-type="float" office:value="10.047">
                <text:p>10.047</text:p>
              </table:table-cell>
              <table:table-cell office:value-type="float" office:value="10.287">
                <text:p>10.287</text:p>
              </table:table-cell>
              <table:table-cell office:value-type="float" office:value="10.2234">
                <text:p>10.2234</text:p>
              </table:table-cell>
              <table:table-cell office:value-type="float" office:value="10.047">
                <text:p>10.047</text:p>
              </table:table-cell>
              <table:table-cell office:value-type="float" office:value="10.494">
                <text:p>10.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10.988">
                <text:p>10.988</text:p>
              </table:table-cell>
              <table:table-cell office:value-type="float" office:value="11.008">
                <text:p>11.008</text:p>
              </table:table-cell>
              <table:table-cell office:value-type="float" office:value="11.013">
                <text:p>11.013</text:p>
              </table:table-cell>
              <table:table-cell office:value-type="float" office:value="11.016">
                <text:p>11.016</text:p>
              </table:table-cell>
              <table:table-cell office:value-type="float" office:value="11.029">
                <text:p>11.029</text:p>
              </table:table-cell>
              <table:table-cell office:value-type="float" office:value="11.0108">
                <text:p>11.0108</text:p>
              </table:table-cell>
              <table:table-cell office:value-type="float" office:value="10.988">
                <text:p>10.988</text:p>
              </table:table-cell>
              <table:table-cell office:value-type="float" office:value="11.029">
                <text:p>11.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782cm" svg:height="14.424cm" xlink:href=".." xlink:type="simple" chart:class="chart:scatter" chart:style-name="ch1">
        <chart:legend chart:legend-position="end" svg:x="24.93cm" svg:y="6.913cm" style:legend-expansion="high" chart:style-name="ch2"/>
        <chart:plot-area chart:style-name="ch3" table:cell-range-address="Sheet1.A43:Sheet1.A70 Sheet1.H43:Sheet1.H70" svg:x="0.555cm" svg:y="0.288cm" svg:width="23.82cm" svg:height="13.848cm">
          <chart:coordinate-region svg:x="1.176cm" svg:y="0.487cm" svg:width="22.734cm" svg:height="13.0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43:Sheet1.H70" chart:class="chart:scatter">
            <chart:domain table:cell-range-address="Sheet1.A43:Sheet1.A70"/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43:Sheet1.A70</svg:desc>
                </draw:g>
              </table:table-cell>
              <table:table-cell office:value-type="float" office:value="0.326">
                <text:p>0.326</text:p>
                <draw:g>
                  <svg:desc>Sheet1.H43:Sheet1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669">
                <text:p>0.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1.718">
                <text:p>1.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1.888">
                <text:p>1.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2.162">
                <text:p>2.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2.393">
                <text:p>2.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2.757">
                <text:p>2.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3.666">
                <text:p>3.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4.059">
                <text:p>4.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4.463">
                <text:p>4.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4.641">
                <text:p>4.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4.879">
                <text:p>4.8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5.055">
                <text:p>5.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5.401">
                <text:p>5.4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5.603">
                <text:p>5.6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5.915">
                <text:p>5.9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9.819">
                <text:p>9.8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10.412">
                <text:p>10.4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10.901">
                <text:p>10.9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11.561">
                <text:p>11.5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12.193">
                <text:p>12.1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12.567">
                <text:p>12.5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13.762">
                <text:p>13.7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617cm" svg:height="16.973cm" xlink:href=".." xlink:type="simple" chart:class="chart:scatter" chart:style-name="ch1">
        <chart:legend chart:legend-position="end" svg:x="24.738cm" svg:y="6.444cm" style:legend-expansion="high" chart:style-name="ch2"/>
        <chart:plot-area chart:style-name="ch3" table:cell-range-address="Sheet1.A85:Sheet1.I108" svg:x="0.552cm" svg:y="0.339cm" svg:width="23.634cm" svg:height="16.295cm">
          <chart:coordinate-region svg:x="1.173cm" svg:y="0.538cm" svg:width="22.548cm" svg:height="15.4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5:Sheet1.B108" chart:class="chart:scatter">
            <chart:domain table:cell-range-address="Sheet1.A85:Sheet1.A108"/>
            <chart:data-point chart:repeated="24"/>
          </chart:series>
          <chart:series chart:style-name="ch8" chart:values-cell-range-address="Sheet1.C85:Sheet1.C108" chart:class="chart:scatter">
            <chart:data-point chart:repeated="24"/>
          </chart:series>
          <chart:series chart:style-name="ch9" chart:values-cell-range-address="Sheet1.D85:Sheet1.D108" chart:class="chart:scatter">
            <chart:data-point chart:repeated="24"/>
          </chart:series>
          <chart:series chart:style-name="ch10" chart:values-cell-range-address="Sheet1.E85:Sheet1.E108" chart:class="chart:scatter">
            <chart:data-point chart:repeated="24"/>
          </chart:series>
          <chart:series chart:style-name="ch11" chart:values-cell-range-address="Sheet1.F85:Sheet1.F108" chart:class="chart:scatter">
            <chart:data-point chart:repeated="24"/>
          </chart:series>
          <chart:series chart:style-name="ch12" chart:values-cell-range-address="Sheet1.G85:Sheet1.G108" chart:class="chart:scatter">
            <chart:data-point chart:repeated="24"/>
          </chart:series>
          <chart:series chart:style-name="ch13" chart:values-cell-range-address="Sheet1.H85:Sheet1.H108" chart:class="chart:scatter">
            <chart:data-point chart:repeated="24"/>
          </chart:series>
          <chart:series chart:style-name="ch14" chart:values-cell-range-address="Sheet1.I85:Sheet1.I108" chart:class="chart:scatter"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85:Sheet1.A108</svg:desc>
                </draw:g>
              </table:table-cell>
              <table:table-cell office:value-type="float" office:value="0.026">
                <text:p>0.026</text:p>
                <draw:g>
                  <svg:desc>Sheet1.B85:Sheet1.B108</svg:desc>
                </draw:g>
              </table:table-cell>
              <table:table-cell office:value-type="float" office:value="0.02">
                <text:p>0.02</text:p>
                <draw:g>
                  <svg:desc>Sheet1.C85:Sheet1.C108</svg:desc>
                </draw:g>
              </table:table-cell>
              <table:table-cell office:value-type="float" office:value="0.02">
                <text:p>0.02</text:p>
                <draw:g>
                  <svg:desc>Sheet1.D85:Sheet1.D108</svg:desc>
                </draw:g>
              </table:table-cell>
              <table:table-cell office:value-type="float" office:value="0.02">
                <text:p>0.02</text:p>
                <draw:g>
                  <svg:desc>Sheet1.E85:Sheet1.E108</svg:desc>
                </draw:g>
              </table:table-cell>
              <table:table-cell office:value-type="float" office:value="0.02">
                <text:p>0.02</text:p>
                <draw:g>
                  <svg:desc>Sheet1.F85:Sheet1.F108</svg:desc>
                </draw:g>
              </table:table-cell>
              <table:table-cell office:value-type="float" office:value="0.0212">
                <text:p>0.0212</text:p>
                <draw:g>
                  <svg:desc>Sheet1.G85:Sheet1.G108</svg:desc>
                </draw:g>
              </table:table-cell>
              <table:table-cell office:value-type="float" office:value="0.02">
                <text:p>0.02</text:p>
                <draw:g>
                  <svg:desc>Sheet1.H85:Sheet1.H108</svg:desc>
                </draw:g>
              </table:table-cell>
              <table:table-cell office:value-type="float" office:value="0.026">
                <text:p>0.026</text:p>
                <draw:g>
                  <svg:desc>Sheet1.I85:Sheet1.I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8">
                <text:p>0.08</text:p>
              </table:table-cell>
              <table:table-cell office:value-type="float" office:value="0.081">
                <text:p>0.081</text:p>
              </table:table-cell>
              <table:table-cell office:value-type="float" office:value="0.078">
                <text:p>0.078</text:p>
              </table:table-cell>
              <table:table-cell office:value-type="float" office:value="0.082">
                <text:p>0.082</text:p>
              </table:table-cell>
              <table:table-cell office:value-type="float" office:value="0.078">
                <text:p>0.078</text:p>
              </table:table-cell>
              <table:table-cell office:value-type="float" office:value="0.0798">
                <text:p>0.0798</text:p>
              </table:table-cell>
              <table:table-cell office:value-type="float" office:value="0.078">
                <text:p>0.078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  <table:table-cell office:value-type="float" office:value="0.178">
                <text:p>0.178</text:p>
              </table:table-cell>
              <table:table-cell office:value-type="float" office:value="0.178">
                <text:p>0.178</text:p>
              </table:table-cell>
              <table:table-cell office:value-type="float" office:value="0.177">
                <text:p>0.177</text:p>
              </table:table-cell>
              <table:table-cell office:value-type="float" office:value="0.1766">
                <text:p>0.1766</text:p>
              </table:table-cell>
              <table:table-cell office:value-type="float" office:value="0.173">
                <text:p>0.173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324">
                <text:p>0.324</text:p>
              </table:table-cell>
              <table:table-cell office:value-type="float" office:value="0.32">
                <text:p>0.32</text:p>
              </table:table-cell>
              <table:table-cell office:value-type="float" office:value="0.323">
                <text:p>0.323</text:p>
              </table:table-cell>
              <table:table-cell office:value-type="float" office:value="0.317">
                <text:p>0.317</text:p>
              </table:table-cell>
              <table:table-cell office:value-type="float" office:value="0.313">
                <text:p>0.313</text:p>
              </table:table-cell>
              <table:table-cell office:value-type="float" office:value="0.3194">
                <text:p>0.3194</text:p>
              </table:table-cell>
              <table:table-cell office:value-type="float" office:value="0.313">
                <text:p>0.313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495">
                <text:p>0.495</text:p>
              </table:table-cell>
              <table:table-cell office:value-type="float" office:value="0.501">
                <text:p>0.501</text:p>
              </table:table-cell>
              <table:table-cell office:value-type="float" office:value="0.502">
                <text:p>0.502</text:p>
              </table:table-cell>
              <table:table-cell office:value-type="float" office:value="0.514">
                <text:p>0.514</text:p>
              </table:table-cell>
              <table:table-cell office:value-type="float" office:value="0.503">
                <text:p>0.503</text:p>
              </table:table-cell>
              <table:table-cell office:value-type="float" office:value="0.503">
                <text:p>0.503</text:p>
              </table:table-cell>
              <table:table-cell office:value-type="float" office:value="0.495">
                <text:p>0.495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0.737">
                <text:p>0.737</text:p>
              </table:table-cell>
              <table:table-cell office:value-type="float" office:value="0.73">
                <text:p>0.73</text:p>
              </table:table-cell>
              <table:table-cell office:value-type="float" office:value="0.734">
                <text:p>0.734</text:p>
              </table:table-cell>
              <table:table-cell office:value-type="float" office:value="0.716">
                <text:p>0.716</text:p>
              </table:table-cell>
              <table:table-cell office:value-type="float" office:value="0.708">
                <text:p>0.708</text:p>
              </table:table-cell>
              <table:table-cell office:value-type="float" office:value="0.725">
                <text:p>0.725</text:p>
              </table:table-cell>
              <table:table-cell office:value-type="float" office:value="0.708">
                <text:p>0.708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1.066">
                <text:p>1.066</text:p>
              </table:table-cell>
              <table:table-cell office:value-type="float" office:value="1.029">
                <text:p>1.029</text:p>
              </table:table-cell>
              <table:table-cell office:value-type="float" office:value="1.158">
                <text:p>1.158</text:p>
              </table:table-cell>
              <table:table-cell office:value-type="float" office:value="1.163">
                <text:p>1.163</text:p>
              </table:table-cell>
              <table:table-cell office:value-type="float" office:value="1.128">
                <text:p>1.128</text:p>
              </table:table-cell>
              <table:table-cell office:value-type="float" office:value="1.1088">
                <text:p>1.1088</text:p>
              </table:table-cell>
              <table:table-cell office:value-type="float" office:value="1.029">
                <text:p>1.029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1.5">
                <text:p>1.5</text:p>
              </table:table-cell>
              <table:table-cell office:value-type="float" office:value="1.456">
                <text:p>1.456</text:p>
              </table:table-cell>
              <table:table-cell office:value-type="float" office:value="1.628">
                <text:p>1.628</text:p>
              </table:table-cell>
              <table:table-cell office:value-type="float" office:value="1.786">
                <text:p>1.786</text:p>
              </table:table-cell>
              <table:table-cell office:value-type="float" office:value="1.761">
                <text:p>1.761</text:p>
              </table:table-cell>
              <table:table-cell office:value-type="float" office:value="1.6262">
                <text:p>1.6262</text:p>
              </table:table-cell>
              <table:table-cell office:value-type="float" office:value="1.456">
                <text:p>1.456</text:p>
              </table:table-cell>
              <table:table-cell office:value-type="float" office:value="1.786">
                <text:p>1.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2.046">
                <text:p>2.046</text:p>
              </table:table-cell>
              <table:table-cell office:value-type="float" office:value="1.877">
                <text:p>1.877</text:p>
              </table:table-cell>
              <table:table-cell office:value-type="float" office:value="1.852">
                <text:p>1.852</text:p>
              </table:table-cell>
              <table:table-cell office:value-type="float" office:value="1.835">
                <text:p>1.835</text:p>
              </table:table-cell>
              <table:table-cell office:value-type="float" office:value="1.908">
                <text:p>1.908</text:p>
              </table:table-cell>
              <table:table-cell office:value-type="float" office:value="1.9036">
                <text:p>1.9036</text:p>
              </table:table-cell>
              <table:table-cell office:value-type="float" office:value="1.835">
                <text:p>1.835</text:p>
              </table:table-cell>
              <table:table-cell office:value-type="float" office:value="2.046">
                <text:p>2.0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2.346">
                <text:p>2.346</text:p>
              </table:table-cell>
              <table:table-cell office:value-type="float" office:value="2.425">
                <text:p>2.425</text:p>
              </table:table-cell>
              <table:table-cell office:value-type="float" office:value="2.56">
                <text:p>2.56</text:p>
              </table:table-cell>
              <table:table-cell office:value-type="float" office:value="2.624">
                <text:p>2.624</text:p>
              </table:table-cell>
              <table:table-cell office:value-type="float" office:value="2.423">
                <text:p>2.423</text:p>
              </table:table-cell>
              <table:table-cell office:value-type="float" office:value="2.4756">
                <text:p>2.4756</text:p>
              </table:table-cell>
              <table:table-cell office:value-type="float" office:value="2.346">
                <text:p>2.346</text:p>
              </table:table-cell>
              <table:table-cell office:value-type="float" office:value="2.624">
                <text:p>2.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3.247">
                <text:p>3.247</text:p>
              </table:table-cell>
              <table:table-cell office:value-type="float" office:value="3.15">
                <text:p>3.15</text:p>
              </table:table-cell>
              <table:table-cell office:value-type="float" office:value="3.346">
                <text:p>3.346</text:p>
              </table:table-cell>
              <table:table-cell office:value-type="float" office:value="3.553">
                <text:p>3.553</text:p>
              </table:table-cell>
              <table:table-cell office:value-type="float" office:value="2.951">
                <text:p>2.951</text:p>
              </table:table-cell>
              <table:table-cell office:value-type="float" office:value="3.2494">
                <text:p>3.2494</text:p>
              </table:table-cell>
              <table:table-cell office:value-type="float" office:value="2.951">
                <text:p>2.951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4.214">
                <text:p>4.214</text:p>
              </table:table-cell>
              <table:table-cell office:value-type="float" office:value="3.887">
                <text:p>3.887</text:p>
              </table:table-cell>
              <table:table-cell office:value-type="float" office:value="3.88">
                <text:p>3.88</text:p>
              </table:table-cell>
              <table:table-cell office:value-type="float" office:value="4.541">
                <text:p>4.541</text:p>
              </table:table-cell>
              <table:table-cell office:value-type="float" office:value="4.448">
                <text:p>4.448</text:p>
              </table:table-cell>
              <table:table-cell office:value-type="float" office:value="4.194">
                <text:p>4.194</text:p>
              </table:table-cell>
              <table:table-cell office:value-type="float" office:value="3.88">
                <text:p>3.88</text:p>
              </table:table-cell>
              <table:table-cell office:value-type="float" office:value="4.541">
                <text:p>4.5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4.929">
                <text:p>4.929</text:p>
              </table:table-cell>
              <table:table-cell office:value-type="float" office:value="5.125">
                <text:p>5.125</text:p>
              </table:table-cell>
              <table:table-cell office:value-type="float" office:value="4.909">
                <text:p>4.909</text:p>
              </table:table-cell>
              <table:table-cell office:value-type="float" office:value="4.761">
                <text:p>4.761</text:p>
              </table:table-cell>
              <table:table-cell office:value-type="float" office:value="4.96">
                <text:p>4.96</text:p>
              </table:table-cell>
              <table:table-cell office:value-type="float" office:value="4.9368">
                <text:p>4.9368</text:p>
              </table:table-cell>
              <table:table-cell office:value-type="float" office:value="4.761">
                <text:p>4.761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5.57">
                <text:p>5.57</text:p>
              </table:table-cell>
              <table:table-cell office:value-type="float" office:value="5.485">
                <text:p>5.485</text:p>
              </table:table-cell>
              <table:table-cell office:value-type="float" office:value="5.558">
                <text:p>5.558</text:p>
              </table:table-cell>
              <table:table-cell office:value-type="float" office:value="5.528">
                <text:p>5.528</text:p>
              </table:table-cell>
              <table:table-cell office:value-type="float" office:value="5.622">
                <text:p>5.622</text:p>
              </table:table-cell>
              <table:table-cell office:value-type="float" office:value="5.5526">
                <text:p>5.5526</text:p>
              </table:table-cell>
              <table:table-cell office:value-type="float" office:value="5.485">
                <text:p>5.485</text:p>
              </table:table-cell>
              <table:table-cell office:value-type="float" office:value="5.622">
                <text:p>5.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6.247">
                <text:p>6.247</text:p>
              </table:table-cell>
              <table:table-cell office:value-type="float" office:value="6.329">
                <text:p>6.329</text:p>
              </table:table-cell>
              <table:table-cell office:value-type="float" office:value="6.407">
                <text:p>6.407</text:p>
              </table:table-cell>
              <table:table-cell office:value-type="float" office:value="6.344">
                <text:p>6.344</text:p>
              </table:table-cell>
              <table:table-cell office:value-type="float" office:value="6.326">
                <text:p>6.326</text:p>
              </table:table-cell>
              <table:table-cell office:value-type="float" office:value="6.3306">
                <text:p>6.3306</text:p>
              </table:table-cell>
              <table:table-cell office:value-type="float" office:value="6.247">
                <text:p>6.247</text:p>
              </table:table-cell>
              <table:table-cell office:value-type="float" office:value="6.407">
                <text:p>6.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7.152">
                <text:p>7.152</text:p>
              </table:table-cell>
              <table:table-cell office:value-type="float" office:value="7.118">
                <text:p>7.118</text:p>
              </table:table-cell>
              <table:table-cell office:value-type="float" office:value="7.328">
                <text:p>7.328</text:p>
              </table:table-cell>
              <table:table-cell office:value-type="float" office:value="7.233">
                <text:p>7.233</text:p>
              </table:table-cell>
              <table:table-cell office:value-type="float" office:value="7.117">
                <text:p>7.117</text:p>
              </table:table-cell>
              <table:table-cell office:value-type="float" office:value="7.1896">
                <text:p>7.1896</text:p>
              </table:table-cell>
              <table:table-cell office:value-type="float" office:value="7.117">
                <text:p>7.117</text:p>
              </table:table-cell>
              <table:table-cell office:value-type="float" office:value="7.328">
                <text:p>7.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8.144">
                <text:p>8.144</text:p>
              </table:table-cell>
              <table:table-cell office:value-type="float" office:value="8.202">
                <text:p>8.202</text:p>
              </table:table-cell>
              <table:table-cell office:value-type="float" office:value="8.124">
                <text:p>8.124</text:p>
              </table:table-cell>
              <table:table-cell office:value-type="float" office:value="8.11">
                <text:p>8.11</text:p>
              </table:table-cell>
              <table:table-cell office:value-type="float" office:value="8.289">
                <text:p>8.289</text:p>
              </table:table-cell>
              <table:table-cell office:value-type="float" office:value="8.1738">
                <text:p>8.1738</text:p>
              </table:table-cell>
              <table:table-cell office:value-type="float" office:value="8.11">
                <text:p>8.11</text:p>
              </table:table-cell>
              <table:table-cell office:value-type="float" office:value="8.289">
                <text:p>8.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9.148">
                <text:p>9.148</text:p>
              </table:table-cell>
              <table:table-cell office:value-type="float" office:value="9.218">
                <text:p>9.218</text:p>
              </table:table-cell>
              <table:table-cell office:value-type="float" office:value="9.155">
                <text:p>9.155</text:p>
              </table:table-cell>
              <table:table-cell office:value-type="float" office:value="9.15">
                <text:p>9.15</text:p>
              </table:table-cell>
              <table:table-cell office:value-type="float" office:value="9.173">
                <text:p>9.173</text:p>
              </table:table-cell>
              <table:table-cell office:value-type="float" office:value="9.1688">
                <text:p>9.1688</text:p>
              </table:table-cell>
              <table:table-cell office:value-type="float" office:value="9.148">
                <text:p>9.148</text:p>
              </table:table-cell>
              <table:table-cell office:value-type="float" office:value="9.218">
                <text:p>9.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10.276">
                <text:p>10.276</text:p>
              </table:table-cell>
              <table:table-cell office:value-type="float" office:value="10.429">
                <text:p>10.429</text:p>
              </table:table-cell>
              <table:table-cell office:value-type="float" office:value="10.204">
                <text:p>10.204</text:p>
              </table:table-cell>
              <table:table-cell office:value-type="float" office:value="10.167">
                <text:p>10.167</text:p>
              </table:table-cell>
              <table:table-cell office:value-type="float" office:value="10.183">
                <text:p>10.183</text:p>
              </table:table-cell>
              <table:table-cell office:value-type="float" office:value="10.2518">
                <text:p>10.2518</text:p>
              </table:table-cell>
              <table:table-cell office:value-type="float" office:value="10.167">
                <text:p>10.167</text:p>
              </table:table-cell>
              <table:table-cell office:value-type="float" office:value="10.429">
                <text:p>10.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11.266">
                <text:p>11.266</text:p>
              </table:table-cell>
              <table:table-cell office:value-type="float" office:value="11.268">
                <text:p>11.268</text:p>
              </table:table-cell>
              <table:table-cell office:value-type="float" office:value="11.46">
                <text:p>11.46</text:p>
              </table:table-cell>
              <table:table-cell office:value-type="float" office:value="11.136">
                <text:p>11.136</text:p>
              </table:table-cell>
              <table:table-cell office:value-type="float" office:value="11.211">
                <text:p>11.211</text:p>
              </table:table-cell>
              <table:table-cell office:value-type="float" office:value="11.2682">
                <text:p>11.2682</text:p>
              </table:table-cell>
              <table:table-cell office:value-type="float" office:value="11.136">
                <text:p>11.136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12.372">
                <text:p>12.372</text:p>
              </table:table-cell>
              <table:table-cell office:value-type="float" office:value="12.409">
                <text:p>12.409</text:p>
              </table:table-cell>
              <table:table-cell office:value-type="float" office:value="12.407">
                <text:p>12.407</text:p>
              </table:table-cell>
              <table:table-cell office:value-type="float" office:value="12.487">
                <text:p>12.487</text:p>
              </table:table-cell>
              <table:table-cell office:value-type="float" office:value="12.225">
                <text:p>12.225</text:p>
              </table:table-cell>
              <table:table-cell office:value-type="float" office:value="12.38">
                <text:p>12.38</text:p>
              </table:table-cell>
              <table:table-cell office:value-type="float" office:value="12.225">
                <text:p>12.225</text:p>
              </table:table-cell>
              <table:table-cell office:value-type="float" office:value="12.487">
                <text:p>12.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13.69">
                <text:p>13.69</text:p>
              </table:table-cell>
              <table:table-cell office:value-type="float" office:value="13.569">
                <text:p>13.569</text:p>
              </table:table-cell>
              <table:table-cell office:value-type="float" office:value="13.468">
                <text:p>13.468</text:p>
              </table:table-cell>
              <table:table-cell office:value-type="float" office:value="13.624">
                <text:p>13.624</text:p>
              </table:table-cell>
              <table:table-cell office:value-type="float" office:value="13.637">
                <text:p>13.637</text:p>
              </table:table-cell>
              <table:table-cell office:value-type="float" office:value="13.5976">
                <text:p>13.5976</text:p>
              </table:table-cell>
              <table:table-cell office:value-type="float" office:value="13.468">
                <text:p>13.468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20.469">
                <text:p>20.469</text:p>
              </table:table-cell>
              <table:table-cell office:value-type="float" office:value="24.285">
                <text:p>24.285</text:p>
              </table:table-cell>
              <table:table-cell office:value-type="float" office:value="24.374001">
                <text:p>24.374001</text:p>
              </table:table-cell>
              <table:table-cell office:value-type="float" office:value="24.261999">
                <text:p>24.261999</text:p>
              </table:table-cell>
              <table:table-cell office:value-type="float" office:value="24.979">
                <text:p>24.979</text:p>
              </table:table-cell>
              <table:table-cell office:value-type="float" office:value="23.6738">
                <text:p>23.6738</text:p>
              </table:table-cell>
              <table:table-cell office:value-type="float" office:value="20.469">
                <text:p>20.469</text:p>
              </table:table-cell>
              <table:table-cell office:value-type="float" office:value="24.979">
                <text:p>24.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26.278">
                <text:p>26.278</text:p>
              </table:table-cell>
              <table:table-cell office:value-type="float" office:value="26.25">
                <text:p>26.25</text:p>
              </table:table-cell>
              <table:table-cell office:value-type="float" office:value="26.497999">
                <text:p>26.497999</text:p>
              </table:table-cell>
              <table:table-cell office:value-type="float" office:value="26.236">
                <text:p>26.236</text:p>
              </table:table-cell>
              <table:table-cell office:value-type="float" office:value="26.447001">
                <text:p>26.447001</text:p>
              </table:table-cell>
              <table:table-cell office:value-type="float" office:value="26.3418">
                <text:p>26.3418</text:p>
              </table:table-cell>
              <table:table-cell office:value-type="float" office:value="26.236">
                <text:p>26.236</text:p>
              </table:table-cell>
              <table:table-cell office:value-type="float" office:value="26.497999">
                <text:p>26.497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782cm" svg:height="14.424cm" xlink:href=".." xlink:type="simple" chart:class="chart:scatter" chart:style-name="ch1">
        <chart:legend chart:legend-position="end" svg:x="24.93cm" svg:y="6.913cm" style:legend-expansion="high" chart:style-name="ch2"/>
        <chart:plot-area chart:style-name="ch3" table:cell-range-address="Sheet1.A43:Sheet1.A70 Sheet1.H43:Sheet1.H70" svg:x="0.555cm" svg:y="0.288cm" svg:width="23.82cm" svg:height="13.848cm">
          <chart:coordinate-region svg:x="1.176cm" svg:y="0.487cm" svg:width="22.734cm" svg:height="13.0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43:Sheet1.H70" chart:class="chart:scatter">
            <chart:domain table:cell-range-address="Sheet1.A43:Sheet1.A70"/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43:Sheet1.A70</svg:desc>
                </draw:g>
              </table:table-cell>
              <table:table-cell office:value-type="float" office:value="0.326">
                <text:p>0.326</text:p>
                <draw:g>
                  <svg:desc>Sheet1.H43:Sheet1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669">
                <text:p>0.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1.718">
                <text:p>1.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1.888">
                <text:p>1.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2.162">
                <text:p>2.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2.393">
                <text:p>2.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2.757">
                <text:p>2.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3.666">
                <text:p>3.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4.059">
                <text:p>4.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4.463">
                <text:p>4.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4.641">
                <text:p>4.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4.879">
                <text:p>4.8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5.055">
                <text:p>5.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5.401">
                <text:p>5.4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5.603">
                <text:p>5.6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5.915">
                <text:p>5.9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9.819">
                <text:p>9.8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10.412">
                <text:p>10.4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10.901">
                <text:p>10.9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11.561">
                <text:p>11.5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0">
                <text:p>62500</text:p>
              </table:table-cell>
              <table:table-cell office:value-type="float" office:value="12.193">
                <text:p>12.1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0">
                <text:p>65000</text:p>
              </table:table-cell>
              <table:table-cell office:value-type="float" office:value="12.567">
                <text:p>12.5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0">
                <text:p>67500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0">
                <text:p>70000</text:p>
              </table:table-cell>
              <table:table-cell office:value-type="float" office:value="13.762">
                <text:p>13.7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617cm" svg:height="16.973cm" xlink:href=".." xlink:type="simple" chart:class="chart:scatter" chart:style-name="ch1">
        <chart:legend chart:legend-position="end" svg:x="24.738cm" svg:y="6.444cm" style:legend-expansion="high" chart:style-name="ch2"/>
        <chart:plot-area chart:style-name="ch3" table:cell-range-address="Sheet1.A85:Sheet1.I108" svg:x="0.552cm" svg:y="0.339cm" svg:width="23.634cm" svg:height="16.295cm">
          <chart:coordinate-region svg:x="1.173cm" svg:y="0.538cm" svg:width="22.548cm" svg:height="15.4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5:Sheet1.B108" chart:class="chart:scatter">
            <chart:domain table:cell-range-address="Sheet1.A85:Sheet1.A108"/>
            <chart:data-point chart:repeated="24"/>
          </chart:series>
          <chart:series chart:style-name="ch8" chart:values-cell-range-address="Sheet1.C85:Sheet1.C108" chart:class="chart:scatter">
            <chart:data-point chart:repeated="24"/>
          </chart:series>
          <chart:series chart:style-name="ch9" chart:values-cell-range-address="Sheet1.D85:Sheet1.D108" chart:class="chart:scatter">
            <chart:data-point chart:repeated="24"/>
          </chart:series>
          <chart:series chart:style-name="ch10" chart:values-cell-range-address="Sheet1.E85:Sheet1.E108" chart:class="chart:scatter">
            <chart:data-point chart:repeated="24"/>
          </chart:series>
          <chart:series chart:style-name="ch11" chart:values-cell-range-address="Sheet1.F85:Sheet1.F108" chart:class="chart:scatter">
            <chart:data-point chart:repeated="24"/>
          </chart:series>
          <chart:series chart:style-name="ch12" chart:values-cell-range-address="Sheet1.G85:Sheet1.G108" chart:class="chart:scatter">
            <chart:data-point chart:repeated="24"/>
          </chart:series>
          <chart:series chart:style-name="ch13" chart:values-cell-range-address="Sheet1.H85:Sheet1.H108" chart:class="chart:scatter">
            <chart:data-point chart:repeated="24"/>
          </chart:series>
          <chart:series chart:style-name="ch14" chart:values-cell-range-address="Sheet1.I85:Sheet1.I108" chart:class="chart:scatter"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85:Sheet1.A108</svg:desc>
                </draw:g>
              </table:table-cell>
              <table:table-cell office:value-type="float" office:value="0.026">
                <text:p>0.026</text:p>
                <draw:g>
                  <svg:desc>Sheet1.B85:Sheet1.B108</svg:desc>
                </draw:g>
              </table:table-cell>
              <table:table-cell office:value-type="float" office:value="0.02">
                <text:p>0.02</text:p>
                <draw:g>
                  <svg:desc>Sheet1.C85:Sheet1.C108</svg:desc>
                </draw:g>
              </table:table-cell>
              <table:table-cell office:value-type="float" office:value="0.02">
                <text:p>0.02</text:p>
                <draw:g>
                  <svg:desc>Sheet1.D85:Sheet1.D108</svg:desc>
                </draw:g>
              </table:table-cell>
              <table:table-cell office:value-type="float" office:value="0.02">
                <text:p>0.02</text:p>
                <draw:g>
                  <svg:desc>Sheet1.E85:Sheet1.E108</svg:desc>
                </draw:g>
              </table:table-cell>
              <table:table-cell office:value-type="float" office:value="0.02">
                <text:p>0.02</text:p>
                <draw:g>
                  <svg:desc>Sheet1.F85:Sheet1.F108</svg:desc>
                </draw:g>
              </table:table-cell>
              <table:table-cell office:value-type="float" office:value="0.0212">
                <text:p>0.0212</text:p>
                <draw:g>
                  <svg:desc>Sheet1.G85:Sheet1.G108</svg:desc>
                </draw:g>
              </table:table-cell>
              <table:table-cell office:value-type="float" office:value="0.02">
                <text:p>0.02</text:p>
                <draw:g>
                  <svg:desc>Sheet1.H85:Sheet1.H108</svg:desc>
                </draw:g>
              </table:table-cell>
              <table:table-cell office:value-type="float" office:value="0.026">
                <text:p>0.026</text:p>
                <draw:g>
                  <svg:desc>Sheet1.I85:Sheet1.I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8">
                <text:p>0.08</text:p>
              </table:table-cell>
              <table:table-cell office:value-type="float" office:value="0.081">
                <text:p>0.081</text:p>
              </table:table-cell>
              <table:table-cell office:value-type="float" office:value="0.078">
                <text:p>0.078</text:p>
              </table:table-cell>
              <table:table-cell office:value-type="float" office:value="0.082">
                <text:p>0.082</text:p>
              </table:table-cell>
              <table:table-cell office:value-type="float" office:value="0.078">
                <text:p>0.078</text:p>
              </table:table-cell>
              <table:table-cell office:value-type="float" office:value="0.0798">
                <text:p>0.0798</text:p>
              </table:table-cell>
              <table:table-cell office:value-type="float" office:value="0.078">
                <text:p>0.078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  <table:table-cell office:value-type="float" office:value="0.178">
                <text:p>0.178</text:p>
              </table:table-cell>
              <table:table-cell office:value-type="float" office:value="0.178">
                <text:p>0.178</text:p>
              </table:table-cell>
              <table:table-cell office:value-type="float" office:value="0.177">
                <text:p>0.177</text:p>
              </table:table-cell>
              <table:table-cell office:value-type="float" office:value="0.1766">
                <text:p>0.1766</text:p>
              </table:table-cell>
              <table:table-cell office:value-type="float" office:value="0.173">
                <text:p>0.173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324">
                <text:p>0.324</text:p>
              </table:table-cell>
              <table:table-cell office:value-type="float" office:value="0.32">
                <text:p>0.32</text:p>
              </table:table-cell>
              <table:table-cell office:value-type="float" office:value="0.323">
                <text:p>0.323</text:p>
              </table:table-cell>
              <table:table-cell office:value-type="float" office:value="0.317">
                <text:p>0.317</text:p>
              </table:table-cell>
              <table:table-cell office:value-type="float" office:value="0.313">
                <text:p>0.313</text:p>
              </table:table-cell>
              <table:table-cell office:value-type="float" office:value="0.3194">
                <text:p>0.3194</text:p>
              </table:table-cell>
              <table:table-cell office:value-type="float" office:value="0.313">
                <text:p>0.313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.495">
                <text:p>0.495</text:p>
              </table:table-cell>
              <table:table-cell office:value-type="float" office:value="0.501">
                <text:p>0.501</text:p>
              </table:table-cell>
              <table:table-cell office:value-type="float" office:value="0.502">
                <text:p>0.502</text:p>
              </table:table-cell>
              <table:table-cell office:value-type="float" office:value="0.514">
                <text:p>0.514</text:p>
              </table:table-cell>
              <table:table-cell office:value-type="float" office:value="0.503">
                <text:p>0.503</text:p>
              </table:table-cell>
              <table:table-cell office:value-type="float" office:value="0.503">
                <text:p>0.503</text:p>
              </table:table-cell>
              <table:table-cell office:value-type="float" office:value="0.495">
                <text:p>0.495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0.737">
                <text:p>0.737</text:p>
              </table:table-cell>
              <table:table-cell office:value-type="float" office:value="0.73">
                <text:p>0.73</text:p>
              </table:table-cell>
              <table:table-cell office:value-type="float" office:value="0.734">
                <text:p>0.734</text:p>
              </table:table-cell>
              <table:table-cell office:value-type="float" office:value="0.716">
                <text:p>0.716</text:p>
              </table:table-cell>
              <table:table-cell office:value-type="float" office:value="0.708">
                <text:p>0.708</text:p>
              </table:table-cell>
              <table:table-cell office:value-type="float" office:value="0.725">
                <text:p>0.725</text:p>
              </table:table-cell>
              <table:table-cell office:value-type="float" office:value="0.708">
                <text:p>0.708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1.066">
                <text:p>1.066</text:p>
              </table:table-cell>
              <table:table-cell office:value-type="float" office:value="1.029">
                <text:p>1.029</text:p>
              </table:table-cell>
              <table:table-cell office:value-type="float" office:value="1.158">
                <text:p>1.158</text:p>
              </table:table-cell>
              <table:table-cell office:value-type="float" office:value="1.163">
                <text:p>1.163</text:p>
              </table:table-cell>
              <table:table-cell office:value-type="float" office:value="1.128">
                <text:p>1.128</text:p>
              </table:table-cell>
              <table:table-cell office:value-type="float" office:value="1.1088">
                <text:p>1.1088</text:p>
              </table:table-cell>
              <table:table-cell office:value-type="float" office:value="1.029">
                <text:p>1.029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1.5">
                <text:p>1.5</text:p>
              </table:table-cell>
              <table:table-cell office:value-type="float" office:value="1.456">
                <text:p>1.456</text:p>
              </table:table-cell>
              <table:table-cell office:value-type="float" office:value="1.628">
                <text:p>1.628</text:p>
              </table:table-cell>
              <table:table-cell office:value-type="float" office:value="1.786">
                <text:p>1.786</text:p>
              </table:table-cell>
              <table:table-cell office:value-type="float" office:value="1.761">
                <text:p>1.761</text:p>
              </table:table-cell>
              <table:table-cell office:value-type="float" office:value="1.6262">
                <text:p>1.6262</text:p>
              </table:table-cell>
              <table:table-cell office:value-type="float" office:value="1.456">
                <text:p>1.456</text:p>
              </table:table-cell>
              <table:table-cell office:value-type="float" office:value="1.786">
                <text:p>1.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2.046">
                <text:p>2.046</text:p>
              </table:table-cell>
              <table:table-cell office:value-type="float" office:value="1.877">
                <text:p>1.877</text:p>
              </table:table-cell>
              <table:table-cell office:value-type="float" office:value="1.852">
                <text:p>1.852</text:p>
              </table:table-cell>
              <table:table-cell office:value-type="float" office:value="1.835">
                <text:p>1.835</text:p>
              </table:table-cell>
              <table:table-cell office:value-type="float" office:value="1.908">
                <text:p>1.908</text:p>
              </table:table-cell>
              <table:table-cell office:value-type="float" office:value="1.9036">
                <text:p>1.9036</text:p>
              </table:table-cell>
              <table:table-cell office:value-type="float" office:value="1.835">
                <text:p>1.835</text:p>
              </table:table-cell>
              <table:table-cell office:value-type="float" office:value="2.046">
                <text:p>2.0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2.346">
                <text:p>2.346</text:p>
              </table:table-cell>
              <table:table-cell office:value-type="float" office:value="2.425">
                <text:p>2.425</text:p>
              </table:table-cell>
              <table:table-cell office:value-type="float" office:value="2.56">
                <text:p>2.56</text:p>
              </table:table-cell>
              <table:table-cell office:value-type="float" office:value="2.624">
                <text:p>2.624</text:p>
              </table:table-cell>
              <table:table-cell office:value-type="float" office:value="2.423">
                <text:p>2.423</text:p>
              </table:table-cell>
              <table:table-cell office:value-type="float" office:value="2.4756">
                <text:p>2.4756</text:p>
              </table:table-cell>
              <table:table-cell office:value-type="float" office:value="2.346">
                <text:p>2.346</text:p>
              </table:table-cell>
              <table:table-cell office:value-type="float" office:value="2.624">
                <text:p>2.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3.247">
                <text:p>3.247</text:p>
              </table:table-cell>
              <table:table-cell office:value-type="float" office:value="3.15">
                <text:p>3.15</text:p>
              </table:table-cell>
              <table:table-cell office:value-type="float" office:value="3.346">
                <text:p>3.346</text:p>
              </table:table-cell>
              <table:table-cell office:value-type="float" office:value="3.553">
                <text:p>3.553</text:p>
              </table:table-cell>
              <table:table-cell office:value-type="float" office:value="2.951">
                <text:p>2.951</text:p>
              </table:table-cell>
              <table:table-cell office:value-type="float" office:value="3.2494">
                <text:p>3.2494</text:p>
              </table:table-cell>
              <table:table-cell office:value-type="float" office:value="2.951">
                <text:p>2.951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4.214">
                <text:p>4.214</text:p>
              </table:table-cell>
              <table:table-cell office:value-type="float" office:value="3.887">
                <text:p>3.887</text:p>
              </table:table-cell>
              <table:table-cell office:value-type="float" office:value="3.88">
                <text:p>3.88</text:p>
              </table:table-cell>
              <table:table-cell office:value-type="float" office:value="4.541">
                <text:p>4.541</text:p>
              </table:table-cell>
              <table:table-cell office:value-type="float" office:value="4.448">
                <text:p>4.448</text:p>
              </table:table-cell>
              <table:table-cell office:value-type="float" office:value="4.194">
                <text:p>4.194</text:p>
              </table:table-cell>
              <table:table-cell office:value-type="float" office:value="3.88">
                <text:p>3.88</text:p>
              </table:table-cell>
              <table:table-cell office:value-type="float" office:value="4.541">
                <text:p>4.5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4.929">
                <text:p>4.929</text:p>
              </table:table-cell>
              <table:table-cell office:value-type="float" office:value="5.125">
                <text:p>5.125</text:p>
              </table:table-cell>
              <table:table-cell office:value-type="float" office:value="4.909">
                <text:p>4.909</text:p>
              </table:table-cell>
              <table:table-cell office:value-type="float" office:value="4.761">
                <text:p>4.761</text:p>
              </table:table-cell>
              <table:table-cell office:value-type="float" office:value="4.96">
                <text:p>4.96</text:p>
              </table:table-cell>
              <table:table-cell office:value-type="float" office:value="4.9368">
                <text:p>4.9368</text:p>
              </table:table-cell>
              <table:table-cell office:value-type="float" office:value="4.761">
                <text:p>4.761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5.57">
                <text:p>5.57</text:p>
              </table:table-cell>
              <table:table-cell office:value-type="float" office:value="5.485">
                <text:p>5.485</text:p>
              </table:table-cell>
              <table:table-cell office:value-type="float" office:value="5.558">
                <text:p>5.558</text:p>
              </table:table-cell>
              <table:table-cell office:value-type="float" office:value="5.528">
                <text:p>5.528</text:p>
              </table:table-cell>
              <table:table-cell office:value-type="float" office:value="5.622">
                <text:p>5.622</text:p>
              </table:table-cell>
              <table:table-cell office:value-type="float" office:value="5.5526">
                <text:p>5.5526</text:p>
              </table:table-cell>
              <table:table-cell office:value-type="float" office:value="5.485">
                <text:p>5.485</text:p>
              </table:table-cell>
              <table:table-cell office:value-type="float" office:value="5.622">
                <text:p>5.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6.247">
                <text:p>6.247</text:p>
              </table:table-cell>
              <table:table-cell office:value-type="float" office:value="6.329">
                <text:p>6.329</text:p>
              </table:table-cell>
              <table:table-cell office:value-type="float" office:value="6.407">
                <text:p>6.407</text:p>
              </table:table-cell>
              <table:table-cell office:value-type="float" office:value="6.344">
                <text:p>6.344</text:p>
              </table:table-cell>
              <table:table-cell office:value-type="float" office:value="6.326">
                <text:p>6.326</text:p>
              </table:table-cell>
              <table:table-cell office:value-type="float" office:value="6.3306">
                <text:p>6.3306</text:p>
              </table:table-cell>
              <table:table-cell office:value-type="float" office:value="6.247">
                <text:p>6.247</text:p>
              </table:table-cell>
              <table:table-cell office:value-type="float" office:value="6.407">
                <text:p>6.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7.152">
                <text:p>7.152</text:p>
              </table:table-cell>
              <table:table-cell office:value-type="float" office:value="7.118">
                <text:p>7.118</text:p>
              </table:table-cell>
              <table:table-cell office:value-type="float" office:value="7.328">
                <text:p>7.328</text:p>
              </table:table-cell>
              <table:table-cell office:value-type="float" office:value="7.233">
                <text:p>7.233</text:p>
              </table:table-cell>
              <table:table-cell office:value-type="float" office:value="7.117">
                <text:p>7.117</text:p>
              </table:table-cell>
              <table:table-cell office:value-type="float" office:value="7.1896">
                <text:p>7.1896</text:p>
              </table:table-cell>
              <table:table-cell office:value-type="float" office:value="7.117">
                <text:p>7.117</text:p>
              </table:table-cell>
              <table:table-cell office:value-type="float" office:value="7.328">
                <text:p>7.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8.144">
                <text:p>8.144</text:p>
              </table:table-cell>
              <table:table-cell office:value-type="float" office:value="8.202">
                <text:p>8.202</text:p>
              </table:table-cell>
              <table:table-cell office:value-type="float" office:value="8.124">
                <text:p>8.124</text:p>
              </table:table-cell>
              <table:table-cell office:value-type="float" office:value="8.11">
                <text:p>8.11</text:p>
              </table:table-cell>
              <table:table-cell office:value-type="float" office:value="8.289">
                <text:p>8.289</text:p>
              </table:table-cell>
              <table:table-cell office:value-type="float" office:value="8.1738">
                <text:p>8.1738</text:p>
              </table:table-cell>
              <table:table-cell office:value-type="float" office:value="8.11">
                <text:p>8.11</text:p>
              </table:table-cell>
              <table:table-cell office:value-type="float" office:value="8.289">
                <text:p>8.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9.148">
                <text:p>9.148</text:p>
              </table:table-cell>
              <table:table-cell office:value-type="float" office:value="9.218">
                <text:p>9.218</text:p>
              </table:table-cell>
              <table:table-cell office:value-type="float" office:value="9.155">
                <text:p>9.155</text:p>
              </table:table-cell>
              <table:table-cell office:value-type="float" office:value="9.15">
                <text:p>9.15</text:p>
              </table:table-cell>
              <table:table-cell office:value-type="float" office:value="9.173">
                <text:p>9.173</text:p>
              </table:table-cell>
              <table:table-cell office:value-type="float" office:value="9.1688">
                <text:p>9.1688</text:p>
              </table:table-cell>
              <table:table-cell office:value-type="float" office:value="9.148">
                <text:p>9.148</text:p>
              </table:table-cell>
              <table:table-cell office:value-type="float" office:value="9.218">
                <text:p>9.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10.276">
                <text:p>10.276</text:p>
              </table:table-cell>
              <table:table-cell office:value-type="float" office:value="10.429">
                <text:p>10.429</text:p>
              </table:table-cell>
              <table:table-cell office:value-type="float" office:value="10.204">
                <text:p>10.204</text:p>
              </table:table-cell>
              <table:table-cell office:value-type="float" office:value="10.167">
                <text:p>10.167</text:p>
              </table:table-cell>
              <table:table-cell office:value-type="float" office:value="10.183">
                <text:p>10.183</text:p>
              </table:table-cell>
              <table:table-cell office:value-type="float" office:value="10.2518">
                <text:p>10.2518</text:p>
              </table:table-cell>
              <table:table-cell office:value-type="float" office:value="10.167">
                <text:p>10.167</text:p>
              </table:table-cell>
              <table:table-cell office:value-type="float" office:value="10.429">
                <text:p>10.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11.266">
                <text:p>11.266</text:p>
              </table:table-cell>
              <table:table-cell office:value-type="float" office:value="11.268">
                <text:p>11.268</text:p>
              </table:table-cell>
              <table:table-cell office:value-type="float" office:value="11.46">
                <text:p>11.46</text:p>
              </table:table-cell>
              <table:table-cell office:value-type="float" office:value="11.136">
                <text:p>11.136</text:p>
              </table:table-cell>
              <table:table-cell office:value-type="float" office:value="11.211">
                <text:p>11.211</text:p>
              </table:table-cell>
              <table:table-cell office:value-type="float" office:value="11.2682">
                <text:p>11.2682</text:p>
              </table:table-cell>
              <table:table-cell office:value-type="float" office:value="11.136">
                <text:p>11.136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0">
                <text:p>52500</text:p>
              </table:table-cell>
              <table:table-cell office:value-type="float" office:value="12.372">
                <text:p>12.372</text:p>
              </table:table-cell>
              <table:table-cell office:value-type="float" office:value="12.409">
                <text:p>12.409</text:p>
              </table:table-cell>
              <table:table-cell office:value-type="float" office:value="12.407">
                <text:p>12.407</text:p>
              </table:table-cell>
              <table:table-cell office:value-type="float" office:value="12.487">
                <text:p>12.487</text:p>
              </table:table-cell>
              <table:table-cell office:value-type="float" office:value="12.225">
                <text:p>12.225</text:p>
              </table:table-cell>
              <table:table-cell office:value-type="float" office:value="12.38">
                <text:p>12.38</text:p>
              </table:table-cell>
              <table:table-cell office:value-type="float" office:value="12.225">
                <text:p>12.225</text:p>
              </table:table-cell>
              <table:table-cell office:value-type="float" office:value="12.487">
                <text:p>12.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0">
                <text:p>55000</text:p>
              </table:table-cell>
              <table:table-cell office:value-type="float" office:value="13.69">
                <text:p>13.69</text:p>
              </table:table-cell>
              <table:table-cell office:value-type="float" office:value="13.569">
                <text:p>13.569</text:p>
              </table:table-cell>
              <table:table-cell office:value-type="float" office:value="13.468">
                <text:p>13.468</text:p>
              </table:table-cell>
              <table:table-cell office:value-type="float" office:value="13.624">
                <text:p>13.624</text:p>
              </table:table-cell>
              <table:table-cell office:value-type="float" office:value="13.637">
                <text:p>13.637</text:p>
              </table:table-cell>
              <table:table-cell office:value-type="float" office:value="13.5976">
                <text:p>13.5976</text:p>
              </table:table-cell>
              <table:table-cell office:value-type="float" office:value="13.468">
                <text:p>13.468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0">
                <text:p>57500</text:p>
              </table:table-cell>
              <table:table-cell office:value-type="float" office:value="20.469">
                <text:p>20.469</text:p>
              </table:table-cell>
              <table:table-cell office:value-type="float" office:value="24.285">
                <text:p>24.285</text:p>
              </table:table-cell>
              <table:table-cell office:value-type="float" office:value="24.374001">
                <text:p>24.374001</text:p>
              </table:table-cell>
              <table:table-cell office:value-type="float" office:value="24.261999">
                <text:p>24.261999</text:p>
              </table:table-cell>
              <table:table-cell office:value-type="float" office:value="24.979">
                <text:p>24.979</text:p>
              </table:table-cell>
              <table:table-cell office:value-type="float" office:value="23.6738">
                <text:p>23.6738</text:p>
              </table:table-cell>
              <table:table-cell office:value-type="float" office:value="20.469">
                <text:p>20.469</text:p>
              </table:table-cell>
              <table:table-cell office:value-type="float" office:value="24.979">
                <text:p>24.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26.278">
                <text:p>26.278</text:p>
              </table:table-cell>
              <table:table-cell office:value-type="float" office:value="26.25">
                <text:p>26.25</text:p>
              </table:table-cell>
              <table:table-cell office:value-type="float" office:value="26.497999">
                <text:p>26.497999</text:p>
              </table:table-cell>
              <table:table-cell office:value-type="float" office:value="26.236">
                <text:p>26.236</text:p>
              </table:table-cell>
              <table:table-cell office:value-type="float" office:value="26.447001">
                <text:p>26.447001</text:p>
              </table:table-cell>
              <table:table-cell office:value-type="float" office:value="26.3418">
                <text:p>26.3418</text:p>
              </table:table-cell>
              <table:table-cell office:value-type="float" office:value="26.236">
                <text:p>26.236</text:p>
              </table:table-cell>
              <table:table-cell office:value-type="float" office:value="26.497999">
                <text:p>26.4979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